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Preformatted_20_Text">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Text_20_body" style:list-style-name="L19">
      <style:paragraph-properties fo:margin-top="0in" fo:margin-bottom="0in"/>
    </style:style>
  </office:automatic-styles>
  <office:body>
    <office:text>
      <text:p text:style-name="Title">1. Introduction - Games for a Read-Write world.</text:p>
      <text:list text:style-name="L1">
        <text:list-item>
          <text:p text:style-name="P1"><text:a xlink:type="simple" xlink:href="#introduction---games-for-a-read-write-world." office:name=""><text:span text:style-name="Definition">Introduction - “Games for a Read / Write World.”</text:span></text:a></text:p>
          <text:list text:style-name="L2">
            <text:list-item>
              <text:p text:style-name="P2"><text:a xlink:type="simple" xlink:href="#a-study-of-the-cultural-and-interpersonal-dimensions-and-evolving-tool-use-of-an-emerging-community-of-families-coding-digital-games-together." office:name=""><text:span text:style-name="Definition">A study of the cultural and interpersonal dimensions and evolving tool use of an emerging community of families coding digital games together.</text:span></text:a></text:p>
            </text:list-item>
            <text:list-item>
              <text:p text:style-name="P2"><text:a xlink:type="simple" xlink:href="#research-questions---july-2024" office:name=""><text:span text:style-name="Definition">Research Questions - July 2024</text:span></text:a></text:p>
            </text:list-item>
            <text:list-item>
              <text:p text:style-name="P2"><text:a xlink:type="simple" xlink:href="#background-to-the-thesis" office:name=""><text:span text:style-name="Definition">1. Background to the thesis</text:span></text:a></text:p>
              <text:list text:style-name="L3">
                <text:list-item>
                  <text:p text:style-name="P3"><text:a xlink:type="simple" xlink:href="#personal-context-and-motivation-for-undertaking-this-study" office:name=""><text:span text:style-name="Definition">Personal context and motivation for undertaking this study</text:span></text:a></text:p>
                </text:list-item>
                <text:list-item>
                  <text:p text:style-name="P3"><text:a xlink:type="simple" xlink:href="#connecting-my-experience-to-broader-research-themes" office:name=""><text:span text:style-name="Definition">Connecting my experience to broader research themes</text:span></text:a></text:p>
                </text:list-item>
              </text:list>
            </text:list-item>
            <text:list-item>
              <text:p text:style-name="P2"><text:a xlink:type="simple" xlink:href="#context-background" office:name=""><text:span text:style-name="Definition">2. Context / Background</text:span></text:a></text:p>
              <text:list text:style-name="L4">
                <text:list-item>
                  <text:p text:style-name="P4"><text:a xlink:type="simple" xlink:href="#an-introduction-to-research-on-digital-game-making---how-much-of-this-for-ch.2" office:name=""><text:span text:style-name="Definition">An introduction to research on digital game making - HOW MUCH OF THIS FOR CH.2?</text:span></text:a></text:p>
                </text:list-item>
                <text:list-item>
                  <text:p text:style-name="P4"><text:a xlink:type="simple" xlink:href="#context-of-game-making-and-wider-digital-making-and-culture-home-and-informal-settings" office:name=""><text:span text:style-name="Definition">Context of game making and wider digital making and culture home and informal settings</text:span></text:a></text:p>
                </text:list-item>
                <text:list-item>
                  <text:p text:style-name="P4"><text:a xlink:type="simple" xlink:href="#context-of-game-making-within-school-based-computing-education" office:name=""><text:span text:style-name="Definition">Context of game making within school-based computing education</text:span></text:a></text:p>
                  <text:list text:style-name="L5">
                    <text:list-item>
                      <text:p text:style-name="P5"><text:a xlink:type="simple" xlink:href="#family-home-education-settings-as-a-site-of-research" office:name=""><text:span text:style-name="Definition">(Family) Home education settings as a site of research</text:span></text:a></text:p>
                    </text:list-item>
                  </text:list>
                </text:list-item>
                <text:list-item>
                  <text:p text:style-name="P4"><text:a xlink:type="simple" xlink:href="#overview-of-barriers-to-game-making-which-apply-to-both-formal-and-non-formal-environments" office:name=""><text:span text:style-name="Definition">Overview of barriers to game making (which apply to both formal and non-formal environments)</text:span></text:a></text:p>
                </text:list-item>
                <text:list-item>
                  <text:p text:style-name="P4"><text:a xlink:type="simple" xlink:href="#personal-motivations" office:name=""><text:span text:style-name="Definition">Personal Motivations</text:span></text:a></text:p>
                </text:list-item>
                <text:list-item>
                  <text:p text:style-name="P4"><text:a xlink:type="simple" xlink:href="#observations-leading-to-perceived-need" office:name=""><text:span text:style-name="Definition">Observations leading to perceived need</text:span></text:a></text:p>
                </text:list-item>
                <text:list-item>
                  <text:p text:style-name="P4"><text:a xlink:type="simple" xlink:href="#convictions-about-potential---include-dynamic-of-agency-here-and-limits" office:name=""><text:span text:style-name="Definition">Convictions about potential - include dynamic of agency here (and limits?)</text:span></text:a></text:p>
                </text:list-item>
              </text:list>
            </text:list-item>
            <text:list-item>
              <text:p text:style-name="P2"><text:a xlink:type="simple" xlink:href="#research-objectives-and-questions-swapped---maybe-move-up-even" office:name=""><text:span text:style-name="Definition">4. Research objectives and questions (Swapped) - MAYBE MOVE UP EVEN?</text:span></text:a></text:p>
              <text:list text:style-name="L6">
                <text:list-item>
                  <text:p text:style-name="P6"><text:a xlink:type="simple" xlink:href="#primary-research-question-and-aims-and-objectives" office:name=""><text:span text:style-name="Definition">Primary Research Question and aims and objectives</text:span></text:a></text:p>
                </text:list-item>
                <text:list-item>
                  <text:p text:style-name="P6"><text:a xlink:type="simple" xlink:href="#research-objectives-recap-of-motivation" office:name=""><text:span text:style-name="Definition">Research objectives &amp; Recap of motivation</text:span></text:a></text:p>
                </text:list-item>
                <text:list-item>
                  <text:p text:style-name="P6"><text:a xlink:type="simple" xlink:href="#the-challenge-of-maintaining-focus-in-this-phd-process" office:name=""><text:span text:style-name="Definition">The challenge of maintaining focus in this PhD process</text:span></text:a></text:p>
                </text:list-item>
              </text:list>
            </text:list-item>
            <text:list-item>
              <text:p text:style-name="P2"><text:a xlink:type="simple" xlink:href="#significance-of-the-study" office:name=""><text:span text:style-name="Definition">Significance of the study</text:span></text:a></text:p>
              <text:list text:style-name="L7">
                <text:list-item>
                  <text:p text:style-name="P7"><text:a xlink:type="simple" xlink:href="#wider-implications-and-applications-of-the-research" office:name=""><text:span text:style-name="Definition">Wider implications and applications of the research</text:span></text:a></text:p>
                </text:list-item>
                <text:list-item>
                  <text:p text:style-name="P7"><text:a xlink:type="simple" xlink:href="#contribution-to-knowledge-of-this-thesis" office:name=""><text:span text:style-name="Definition">Contribution to knowledge of this thesis</text:span></text:a></text:p>
                </text:list-item>
              </text:list>
            </text:list-item>
            <text:list-item>
              <text:p text:style-name="P2"><text:a xlink:type="simple" xlink:href="#chapter-outline-of-the-study" office:name=""><text:span text:style-name="Definition">6. Chapter outline of the study</text:span></text:a></text:p>
              <text:list text:style-name="L8">
                <text:list-item>
                  <text:p text:style-name="P8"><text:a xlink:type="simple" xlink:href="#link-to-next-chapter" office:name=""><text:span text:style-name="Definition">7. Link to next chapter</text:span></text:a></text:p>
                </text:list-item>
              </text:list>
            </text:list-item>
            <text:list-item>
              <text:p text:style-name="P2"><text:a xlink:type="simple" xlink:href="#to-integrate-above" office:name=""><text:span text:style-name="Definition">To integrate above</text:span></text:a></text:p>
              <text:list text:style-name="L9">
                <text:list-item>
                  <text:p text:style-name="P9"><text:a xlink:type="simple" xlink:href="#barriers-to-participation-in-game-making-practices-explored-in-contextual-settings" office:name=""><text:span text:style-name="Definition">Barriers to participation in game making practices (explored in contextual settings)</text:span></text:a></text:p>
                </text:list-item>
                <text:list-item>
                  <text:p text:style-name="P9"><text:a xlink:type="simple" xlink:href="#institutional-barriers---related-to-uk-school-context" office:name=""><text:span text:style-name="Definition">Institutional Barriers - related to UK School context</text:span></text:a></text:p>
                </text:list-item>
                <text:list-item>
                  <text:p text:style-name="P9"><text:a xlink:type="simple" xlink:href="#technical-barriers---difficulties-in-learning-to-program" office:name=""><text:span text:style-name="Definition">Technical Barriers - Difficulties in learning to program</text:span></text:a></text:p>
                </text:list-item>
                <text:list-item>
                  <text:p text:style-name="P9"><text:a xlink:type="simple" xlink:href="#cultural-identity-barriers-to-participation-in" office:name=""><text:span text:style-name="Definition">Cultural / Identity barriers to participation in …</text:span></text:a></text:p>
                  <text:list text:style-name="L10">
                    <text:list-item>
                      <text:p text:style-name="P10"><text:a xlink:type="simple" xlink:href="#barrier---identity-and-computer-cultures" office:name=""><text:span text:style-name="Definition">Barrier - Identity and computer cultures</text:span></text:a></text:p>
                    </text:list-item>
                  </text:list>
                </text:list-item>
                <text:list-item>
                  <text:p text:style-name="P9"><text:a xlink:type="simple" xlink:href="#barrier---unfamiliarity-with-support-practices" office:name=""><text:span text:style-name="Definition">Barrier - unfamiliarity with support practices</text:span></text:a></text:p>
                </text:list-item>
                <text:list-item>
                  <text:p text:style-name="P9"><text:a xlink:type="simple" xlink:href="#outlining-cultural-barriers-aspects-of-game-making" office:name=""><text:span text:style-name="Definition">Outlining cultural barriers / aspects of game making</text:span></text:a></text:p>
                </text:list-item>
              </text:list>
            </text:list-item>
            <text:list-item>
              <text:p text:style-name="P2"><text:a xlink:type="simple" xlink:href="#to-drop-or-merge-up." office:name=""><text:span text:style-name="Definition">TO DROP OR MERGE UP.</text:span></text:a></text:p>
            </text:list-item>
            <text:list-item>
              <text:p text:style-name="P2"><text:a xlink:type="simple" xlink:href="#existing-responses-to-challenges" office:name=""><text:span text:style-name="Definition">Existing responses to challenges</text:span></text:a></text:p>
              <text:list text:style-name="L11">
                <text:list-item>
                  <text:p text:style-name="P11"><text:a xlink:type="simple" xlink:href="#digital-projects-as-an-inclusive-pedaogogy---move-to-introduction" office:name=""><text:span text:style-name="Definition">Digital projects as an inclusive pedaogogy - MOVE TO INTRODUCTION</text:span></text:a></text:p>
                </text:list-item>
                <text:list-item>
                  <text:p text:style-name="P11"><text:a xlink:type="simple" xlink:href="#resource-provision-and-cpd" office:name=""><text:span text:style-name="Definition">Resource provision and CPD</text:span></text:a></text:p>
                  <text:list text:style-name="L12">
                    <text:list-item>
                      <text:p text:style-name="P12"><text:a xlink:type="simple" xlink:href="#computing-at-schools" office:name=""><text:span text:style-name="Definition">Computing at schools</text:span></text:a></text:p>
                    </text:list-item>
                  </text:list>
                </text:list-item>
                <text:list-item>
                  <text:p text:style-name="P11"><text:a xlink:type="simple" xlink:href="#open-source-online-responses-to-the-challenge" office:name=""><text:span text:style-name="Definition">Open source, online responses to the challenge</text:span></text:a></text:p>
                  <text:list text:style-name="L13">
                    <text:list-item>
                      <text:p text:style-name="P13"><text:a xlink:type="simple" xlink:href="#mozilla-an-open-source-toolset" office:name=""><text:span text:style-name="Definition">Mozilla, an open source toolset</text:span></text:a></text:p>
                    </text:list-item>
                  </text:list>
                </text:list-item>
              </text:list>
            </text:list-item>
            <text:list-item>
              <text:p text:style-name="P2"><text:a xlink:type="simple" xlink:href="#drop-merge.-introduction-to-theoretical-framework-agency" office:name=""><text:span text:style-name="Definition">4-DROP MERGE. Introduction to theoretical framework &amp; agency</text:span></text:a></text:p>
              <text:list text:style-name="L14">
                <text:list-item>
                  <text:p text:style-name="P14"><text:a xlink:type="simple" xlink:href="#theoretical-framework" office:name=""><text:span text:style-name="Definition">Theoretical framework</text:span></text:a></text:p>
                </text:list-item>
                <text:list-item>
                  <text:p text:style-name="P14"><text:a xlink:type="simple" xlink:href="#on-agency-and-cultural-historical-activity-theory-socio-cultural-approach" office:name=""><text:span text:style-name="Definition">On agency and cultural historical activity theory / socio-cultural approach</text:span></text:a></text:p>
                </text:list-item>
                <text:list-item>
                  <text:p text:style-name="P14"><text:a xlink:type="simple" xlink:href="#on-utility-and-design-based-research" office:name=""><text:span text:style-name="Definition">On utility and Design-based research</text:span></text:a></text:p>
                </text:list-item>
              </text:list>
            </text:list-item>
          </text:list>
        </text:list-item>
      </text:list>
      <text:h text:style-name="Heading_20_1" text:outline-level="1"><text:bookmark-start text:name="introduction---games-for-a-read-write-world."/>Introduction - “Games for a Read / Write World.”<text:bookmark-end text:name="introduction---games-for-a-read-write-world."/></text:h>
      <text:h text:style-name="Heading_20_3" text:outline-level="3"><text:bookmark-start text:name="a-study-of-the-cultural-and-interpersonal-dimensions-and-evolving-tool-use-of-an-emerging-community-of-families-coding-digital-games-together."/>A study of the cultural and interpersonal dimensions and evolving tool use of an emerging community of families coding digital games together.<text:bookmark-end text:name="a-study-of-the-cultural-and-interpersonal-dimensions-and-evolving-tool-use-of-an-emerging-community-of-families-coding-digital-games-together."/></text:h>
      <text:h text:style-name="Heading_20_3" text:outline-level="3"><text:bookmark-start text:name="research-questions---july-2024"/>Research Questions - July 2024<text:bookmark-end text:name="research-questions---july-2024"/></text:h>
      <text:list text:style-name="L15">
        <text:list-item>
          <text:p text:style-name="P15">What contradictions arose in participation in this research’s game coding processes and what pedagogical tools and processes are available to address these contradictions?</text:p>
        </text:list-item>
        <text:list-item>
          <text:p text:style-name="P15">How can game design patterns support the development of computational fluency in novices?</text:p>
        </text:list-item>
        <text:list-item>
          <text:p text:style-name="P15">How can learners build agency in an evolving community of game makers?</text:p>
        </text:list-item>
      </text:list>
      <text:h text:style-name="Heading_20_2" text:outline-level="2"><text:bookmark-start text:name="background-to-the-thesis"/>1. Background to the thesis<text:bookmark-end text:name="background-to-the-thesis"/></text:h>
      <text:p text:style-name="First_20_paragraph">We live in a society where digital technology is increasingly used in work and home life, providing diverse opportunities. However, these opportunities come with potential costs at both a societal and individual level. Convenience and automation of tasks in the form of commercial software services and AI can diminish critical thinking skills and make individuals overly reliant on technology. In particular, sophisticated media production and delivery systems, often driven by algorithmically generated suggestions can foster a passive consumption of media. These concerns have led many to call for a broader approach to digital education that includes media literacy, hands-on coding experiences and creative digital projects. This would therefore encourage a more active and critical engagement with technology in a way that would potentially benefit wider society.</text:p>
      <text:p text:style-name="Text_20_body">On an individual level some of the greatest areas for concern relate to the developmental changes in for young people. The impact of increased screen time on mental health and subsequent impact of reduced social interactions real life are areas of concern under research. Participation of young people within areas of social media and online gaming in particular reflect ongoing tensions related to the opportunities for self-expression and the dangers of identity formation within digital spaces that are hard for parents to participant in for governments to effectively regulate.</text:p>
      <text:p text:style-name="Text_20_body">This thesis addresses the potential of self-expression and development of skills needed to participate within the area of computer game design and programming (CGD&amp;P). The process bring families together in a new learning environment to learn how to create video games based on early arcade and platform games. This activity took place in the context of significant changes in the domain of both formal and non-formal computing education.</text:p>
      <text:h text:style-name="Heading_20_3" text:outline-level="3"><text:bookmark-start text:name="personal-context-and-motivation-for-undertaking-this-study"/>Personal context and motivation for undertaking this study<text:bookmark-end text:name="personal-context-and-motivation-for-undertaking-this-study"/></text:h>
      <text:p text:style-name="First_20_paragraph">The role of this thesis regarding the use of technology for self-expression is one reflected in my personal and professional trajectory. My journey into the world of technology and education began in the 1990s via my participation in organising and promoting unlicensed music events and festivals. Email and websites became important tools in this process, and I was an enthusiast early adopter of these technologies. In in the mid-nineties, when I first started publishing websites, the internet appeared almost free of corporate messages. It was a space for oddballs, niche enthusiasts and activists. In the 2000s, my focus shifted towards environmental activism, migrant rights and left-libertarian protests against unaccountable global institutions like the WTO, IMF, and G8. I used film screenings and music events for outreach and email lists, websites and wikis as organising tools. My work with Undercurrents, a video activism magasine, involved digitising their VHS content for online distribution <text:reference-mark-start text:name="ZOTERO_ITEM CSL_CITATION {&quot;schema&quot;:&quot;https://github.com/citation-style-language/schema/raw/master/csl-citation.json&quot;,&quot;properties&quot;:{&quot;formattedCitation&quot;:&quot;[@heritage2008video]&quot;,&quot;noteIndex&quot;:0},&quot;citationItems&quot;:[{&quot;uris&quot;:[&quot;http://zotero.org/users/1913249/items/B7IB82YV&quot;],&quot;id&quot;:9561,&quot;uri&quot;:[&quot;http://zotero.org/users/1913249/items/B7IB82YV&quot;],&quot;prefix&quot;:&quot;&quot;,&quot;suffix&quot;:&quot;&quot;,&quot;itemData&quot;:{&quot;page&quot;:&quot;139–161&quot;,&quot;id&quot;:&quot;heritage2008video&quot;,&quot;publisher-place&quot;:&quot;Ljubljana&quot;,&quot;ISBN&quot;:&quot;978-961-6455-52-7&quot;,&quot;author&quot;:[{&quot;given&quot;:&quot;Ruth&quot;,&quot;family&quot;:&quot;Heritage&quot;}],&quot;container-title&quot;:&quot;Alternative Media and the Politics of Resistance: Perspectives and Challenges. Ljublana: Peace Institute&quot;,&quot;title&quot;:&quot;Video-activist citizenship and the undercurrents media project: a british case-study in alternative media&quot;,&quot;publisher&quot;:&quot;Peace Institute&quot;,&quot;type&quot;:&quot;chapter&quot;,&quot;issued&quot;:{&quot;date-parts&quot;:[[&quot;2008&quot;]]},&quot;event-place&quot;:&quot;Ljubljana&quot;,&quot;citation-key&quot;:&quot;heritage2008video&quot;}}],&quot;citationID&quot;:&quot;kuuxfith&quot;} RNDomqjnyxqsd"/>&lt;Do Zotero Refresh: [@heritage2008video]&gt;<text:reference-mark-end text:name="ZOTERO_ITEM CSL_CITATION {&quot;schema&quot;:&quot;https://github.com/citation-style-language/schema/raw/master/csl-citation.json&quot;,&quot;properties&quot;:{&quot;formattedCitation&quot;:&quot;[@heritage2008video]&quot;,&quot;noteIndex&quot;:0},&quot;citationItems&quot;:[{&quot;uris&quot;:[&quot;http://zotero.org/users/1913249/items/B7IB82YV&quot;],&quot;id&quot;:9561,&quot;uri&quot;:[&quot;http://zotero.org/users/1913249/items/B7IB82YV&quot;],&quot;prefix&quot;:&quot;&quot;,&quot;suffix&quot;:&quot;&quot;,&quot;itemData&quot;:{&quot;page&quot;:&quot;139–161&quot;,&quot;id&quot;:&quot;heritage2008video&quot;,&quot;publisher-place&quot;:&quot;Ljubljana&quot;,&quot;ISBN&quot;:&quot;978-961-6455-52-7&quot;,&quot;author&quot;:[{&quot;given&quot;:&quot;Ruth&quot;,&quot;family&quot;:&quot;Heritage&quot;}],&quot;container-title&quot;:&quot;Alternative Media and the Politics of Resistance: Perspectives and Challenges. Ljublana: Peace Institute&quot;,&quot;title&quot;:&quot;Video-activist citizenship and the undercurrents media project: a british case-study in alternative media&quot;,&quot;publisher&quot;:&quot;Peace Institute&quot;,&quot;type&quot;:&quot;chapter&quot;,&quot;issued&quot;:{&quot;date-parts&quot;:[[&quot;2008&quot;]]},&quot;event-place&quot;:&quot;Ljubljana&quot;,&quot;citation-key&quot;:&quot;heritage2008video&quot;}}],&quot;citationID&quot;:&quot;kuuxfith&quot;} RNDomqjnyxqsd"/>. Through Undercurrents, I connected with a broader network of media and internet activists associated with the Indymedia project <text:reference-mark-start text:name="ZOTERO_ITEM CSL_CITATION {&quot;schema&quot;:&quot;https://github.com/citation-style-language/schema/raw/master/csl-citation.json&quot;,&quot;properties&quot;:{&quot;formattedCitation&quot;:&quot;[@pickard_united_2006]&quot;,&quot;noteIndex&quot;:0},&quot;citationItems&quot;:[{&quot;uris&quot;:[&quot;http://zotero.org/users/1913249/items/Z2VEYGGL&quot;],&quot;id&quot;:9434,&quot;uri&quot;:[&quot;http://zotero.org/users/1913249/items/Z2VEYGGL&quot;],&quot;prefix&quot;:&quot;&quot;,&quot;suffix&quot;:&quot;&quot;,&quot;itemData&quot;:{&quot;page&quot;:&quot;315-336&quot;,&quot;DOI&quot;:&quot;10.1177/0163443706061685&quot;,&quot;title&quot;:&quot;United yet autonomous: Indymedia and the struggle to sustain a radical democratic network&quot;,&quot;title-short&quot;:&quot;United yet autonomous&quot;,&quot;ISSN&quot;:&quot;0163-4437, 1460-3675&quot;,&quot;container-title-short&quot;:&quot;Media, Culture &amp; Society&quot;,&quot;citation-key&quot;:&quot;pickard_united_2006&quot;,&quot;id&quot;:&quot;pickard_united_2006&quot;,&quot;accessed&quot;:{&quot;date-parts&quot;:[[&quot;2024&quot;,3,11]]},&quot;volume&quot;:&quot;28&quot;,&quot;URL&quot;:&quot;http://journals.sagepub.com/doi/10.1177/0163443706061685&quot;,&quot;issue&quot;:&quot;3&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source&quot;:&quot;DOI.org (Crossref)&quot;,&quot;language&quot;:&quot;en&quot;,&quot;type&quot;:&quot;article-journal&quot;,&quot;issued&quot;:{&quot;date-parts&quot;:[[&quot;2006&quot;,5]]},&quot;container-title&quot;:&quot;Media, Culture &amp; Society&quot;,&quot;author&quot;:[{&quot;given&quot;:&quot;Victor W.&quot;,&quot;family&quot;:&quot;Pickard&quot;}]}}],&quot;citationID&quot;:&quot;pagduekd&quot;} RNDczfnvphqnm"/>&lt;Do Zotero Refresh: [@pickard_united_2006]&gt;<text:reference-mark-end text:name="ZOTERO_ITEM CSL_CITATION {&quot;schema&quot;:&quot;https://github.com/citation-style-language/schema/raw/master/csl-citation.json&quot;,&quot;properties&quot;:{&quot;formattedCitation&quot;:&quot;[@pickard_united_2006]&quot;,&quot;noteIndex&quot;:0},&quot;citationItems&quot;:[{&quot;uris&quot;:[&quot;http://zotero.org/users/1913249/items/Z2VEYGGL&quot;],&quot;id&quot;:9434,&quot;uri&quot;:[&quot;http://zotero.org/users/1913249/items/Z2VEYGGL&quot;],&quot;prefix&quot;:&quot;&quot;,&quot;suffix&quot;:&quot;&quot;,&quot;itemData&quot;:{&quot;page&quot;:&quot;315-336&quot;,&quot;DOI&quot;:&quot;10.1177/0163443706061685&quot;,&quot;title&quot;:&quot;United yet autonomous: Indymedia and the struggle to sustain a radical democratic network&quot;,&quot;title-short&quot;:&quot;United yet autonomous&quot;,&quot;ISSN&quot;:&quot;0163-4437, 1460-3675&quot;,&quot;container-title-short&quot;:&quot;Media, Culture &amp; Society&quot;,&quot;citation-key&quot;:&quot;pickard_united_2006&quot;,&quot;id&quot;:&quot;pickard_united_2006&quot;,&quot;accessed&quot;:{&quot;date-parts&quot;:[[&quot;2024&quot;,3,11]]},&quot;volume&quot;:&quot;28&quot;,&quot;URL&quot;:&quot;http://journals.sagepub.com/doi/10.1177/0163443706061685&quot;,&quot;issue&quot;:&quot;3&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source&quot;:&quot;DOI.org (Crossref)&quot;,&quot;language&quot;:&quot;en&quot;,&quot;type&quot;:&quot;article-journal&quot;,&quot;issued&quot;:{&quot;date-parts&quot;:[[&quot;2006&quot;,5]]},&quot;container-title&quot;:&quot;Media, Culture &amp; Society&quot;,&quot;author&quot;:[{&quot;given&quot;:&quot;Victor W.&quot;,&quot;family&quot;:&quot;Pickard&quot;}]}}],&quot;citationID&quot;:&quot;pagduekd&quot;} RNDczfnvphqnm"/>. These experiences exposed me to non-hierarchical organising approaches and the decentralised organising principles, which are also an important guidelines for the free software and free culture movements <text:reference-mark-start text:name="ZOTERO_ITEM CSL_CITATION {&quot;schema&quot;:&quot;https://github.com/citation-style-language/schema/raw/master/csl-citation.json&quot;,&quot;properties&quot;:{&quot;formattedCitation&quot;:&quot;[@lessig_free_2004]&quot;,&quot;noteIndex&quot;:0},&quot;citationItems&quot;:[{&quot;uris&quot;:[&quot;http://zotero.org/users/1913249/items/F5RW69XD&quot;],&quot;id&quot;:423,&quot;uri&quot;:[&quot;http://zotero.org/users/1913249/items/F5RW69XD&quot;],&quot;prefix&quot;:&quot;&quot;,&quot;suffix&quot;:&quot;&quot;,&quot;itemData&quot;:{&quot;id&quot;:&quot;lessig_free_2004&quot;,&quot;publisher-place&quot;:&quot;New York&quot;,&quot;ISBN&quot;:&quot;1-59420-006-8&quot;,&quot;title-short&quot;:&quot;Free culture&quot;,&quot;event-place&quot;:&quot;New York&quot;,&quot;title&quot;:&quot;Free culture: how big media uses technology and the law to lock down culture and control creativity&quot;,&quot;source&quot;:&quot;Library of Congress ISBN&quot;,&quot;author&quot;:[{&quot;given&quot;:&quot;Lawrence&quot;,&quot;family&quot;:&quot;Lessig&quot;}],&quot;publisher&quot;:&quot;Penguin Press&quot;,&quot;number-of-pages&quot;:&quot;345&quot;,&quot;type&quot;:&quot;book&quot;,&quot;call-number&quot;:&quot;KF2979 .L47 2004&quot;,&quot;issued&quot;:{&quot;date-parts&quot;:[[&quot;2004&quot;]]},&quot;citation-key&quot;:&quot;lessig_free_2004&quot;}}],&quot;citationID&quot;:&quot;zhunukxh&quot;} RNDjvxbyncerx"/>&lt;Do Zotero Refresh: [@lessig_free_2004]&gt;<text:reference-mark-end text:name="ZOTERO_ITEM CSL_CITATION {&quot;schema&quot;:&quot;https://github.com/citation-style-language/schema/raw/master/csl-citation.json&quot;,&quot;properties&quot;:{&quot;formattedCitation&quot;:&quot;[@lessig_free_2004]&quot;,&quot;noteIndex&quot;:0},&quot;citationItems&quot;:[{&quot;uris&quot;:[&quot;http://zotero.org/users/1913249/items/F5RW69XD&quot;],&quot;id&quot;:423,&quot;uri&quot;:[&quot;http://zotero.org/users/1913249/items/F5RW69XD&quot;],&quot;prefix&quot;:&quot;&quot;,&quot;suffix&quot;:&quot;&quot;,&quot;itemData&quot;:{&quot;id&quot;:&quot;lessig_free_2004&quot;,&quot;publisher-place&quot;:&quot;New York&quot;,&quot;ISBN&quot;:&quot;1-59420-006-8&quot;,&quot;title-short&quot;:&quot;Free culture&quot;,&quot;event-place&quot;:&quot;New York&quot;,&quot;title&quot;:&quot;Free culture: how big media uses technology and the law to lock down culture and control creativity&quot;,&quot;source&quot;:&quot;Library of Congress ISBN&quot;,&quot;author&quot;:[{&quot;given&quot;:&quot;Lawrence&quot;,&quot;family&quot;:&quot;Lessig&quot;}],&quot;publisher&quot;:&quot;Penguin Press&quot;,&quot;number-of-pages&quot;:&quot;345&quot;,&quot;type&quot;:&quot;book&quot;,&quot;call-number&quot;:&quot;KF2979 .L47 2004&quot;,&quot;issued&quot;:{&quot;date-parts&quot;:[[&quot;2004&quot;]]},&quot;citation-key&quot;:&quot;lessig_free_2004&quot;}}],&quot;citationID&quot;:&quot;zhunukxh&quot;} RNDjvxbyncerx"/>. Inspired by these potential of the tools and organising processes, I began to share relevant approaches with local organisations by specialising in internet and media creation training and community development.</text:p>
      <text:p text:style-name="Text_20_body">In 2011, it was revealed that an undercover police officer named Mark Kennedy, operating under the alias Mark Stone, had infiltrated several activist groups I had been part of <text:reference-mark-start text:name="ZOTERO_ITEM CSL_CITATION {&quot;schema&quot;:&quot;https://github.com/citation-style-language/schema/raw/master/csl-citation.json&quot;,&quot;properties&quot;:{&quot;formattedCitation&quot;:&quot;[@lewis_undercover_2013]&quot;,&quot;noteIndex&quot;:0},&quot;citationItems&quot;:[{&quot;uris&quot;:[&quot;http://zotero.org/users/1913249/items/RDBJP5HH&quot;],&quot;id&quot;:9632,&quot;uri&quot;:[&quot;http://zotero.org/users/1913249/items/RDBJP5HH&quot;],&quot;prefix&quot;:&quot;&quot;,&quot;suffix&quot;:&quot;&quot;,&quot;itemData&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id&quot;:&quot;lewis_undercover_2013&quot;,&quot;ISBN&quot;:&quot;978-0-571-30218-5&quot;,&quot;title-short&quot;:&quot;Undercover&quot;,&quot;publisher&quot;:&quot;Faber &amp; Faber&quot;,&quot;source&quot;:&quot;Google Books&quot;,&quot;author&quot;:[{&quot;given&quot;:&quot;Paul&quot;,&quot;family&quot;:&quot;Lewis&quot;},{&quot;given&quot;:&quot;Rob&quot;,&quot;family&quot;:&quot;Evans&quot;}],&quot;title&quot;:&quot;Undercover: The True Story of Britain's Secret Police&quot;,&quot;language&quot;:&quot;en&quot;,&quot;type&quot;:&quot;book&quot;,&quot;issued&quot;:{&quot;date-parts&quot;:[[&quot;2013&quot;,6,25]]},&quot;number-of-pages&quot;:&quot;314&quot;,&quot;citation-key&quot;:&quot;lewis_undercover_2013&quot;}}],&quot;citationID&quot;:&quot;jbalbgzx&quot;} RNDwgojtnrnbl"/>&lt;Do Zotero Refresh: [@lewis_undercover_2013]&gt;<text:reference-mark-end text:name="ZOTERO_ITEM CSL_CITATION {&quot;schema&quot;:&quot;https://github.com/citation-style-language/schema/raw/master/csl-citation.json&quot;,&quot;properties&quot;:{&quot;formattedCitation&quot;:&quot;[@lewis_undercover_2013]&quot;,&quot;noteIndex&quot;:0},&quot;citationItems&quot;:[{&quot;uris&quot;:[&quot;http://zotero.org/users/1913249/items/RDBJP5HH&quot;],&quot;id&quot;:9632,&quot;uri&quot;:[&quot;http://zotero.org/users/1913249/items/RDBJP5HH&quot;],&quot;prefix&quot;:&quot;&quot;,&quot;suffix&quot;:&quot;&quot;,&quot;itemData&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id&quot;:&quot;lewis_undercover_2013&quot;,&quot;ISBN&quot;:&quot;978-0-571-30218-5&quot;,&quot;title-short&quot;:&quot;Undercover&quot;,&quot;publisher&quot;:&quot;Faber &amp; Faber&quot;,&quot;source&quot;:&quot;Google Books&quot;,&quot;author&quot;:[{&quot;given&quot;:&quot;Paul&quot;,&quot;family&quot;:&quot;Lewis&quot;},{&quot;given&quot;:&quot;Rob&quot;,&quot;family&quot;:&quot;Evans&quot;}],&quot;title&quot;:&quot;Undercover: The True Story of Britain's Secret Police&quot;,&quot;language&quot;:&quot;en&quot;,&quot;type&quot;:&quot;book&quot;,&quot;issued&quot;:{&quot;date-parts&quot;:[[&quot;2013&quot;,6,25]]},&quot;number-of-pages&quot;:&quot;314&quot;,&quot;citation-key&quot;:&quot;lewis_undercover_2013&quot;}}],&quot;citationID&quot;:&quot;jbalbgzx&quot;} RNDwgojtnrnbl"/>. My role in outreach for this movement became very uncomfortable, as it became clear to the extent to which our participation in this movement came with hidden risks. Our attempts to create systemic change were being countered with a response from the state who were far better resourced than our movement. The momentum of this movement had been in part driven by new uses of technology and grassroots organising processes. However, the open web’s potential for egalitarian and non-corporate publishing was undermined through the “embrace, extend, and extinguish” tactic <text:reference-mark-start text:name="ZOTERO_ITEM CSL_CITATION {&quot;schema&quot;:&quot;https://github.com/citation-style-language/schema/raw/master/csl-citation.json&quot;,&quot;properties&quot;:{&quot;formattedCitation&quot;:&quot;[@jason_strategic_2011]&quot;,&quot;noteIndex&quot;:0},&quot;citationItems&quot;:[{&quot;uris&quot;:[&quot;http://zotero.org/users/1913249/items/ZTCXENEE&quot;],&quot;id&quot;:9634,&quot;uri&quot;:[&quot;http://zotero.org/users/1913249/items/ZTCXENEE&quot;],&quot;prefix&quot;:&quot;&quot;,&quot;suffix&quot;:&quot;&quot;,&quot;itemData&quot;:{&quot;page&quot;:&quot;263-285&quot;,&quot;collection-title&quot;:&quot;Advances in Strategic Management&quot;,&quot;DOI&quot;:&quot;10.1108/S0742-3322(2011)0000028014&quot;,&quot;ISBN&quot;:&quot;978-1-78052-193-0 978-1-78052-192-3&quot;,&quot;title-short&quot;:&quot;Strategic Responses to Standardization&quot;,&quot;source&quot;:&quot;Emerald Insight&quot;,&quot;author&quot;:[{&quot;given&quot;:&quot;Woodard C.&quot;,&quot;family&quot;:&quot;Jason&quot;},{&quot;given&quot;:&quot;Joel&quot;,&quot;family&quot;:&quot;West&quot;}],&quot;editor&quot;:[{&quot;given&quot;:&quot;Gino&quot;,&quot;family&quot;:&quot;Cattani&quot;},{&quot;given&quot;:&quot;Simone&quot;,&quot;family&quot;:&quot;Ferriani&quot;},{&quot;given&quot;:&quot;Lars&quot;,&quot;family&quot;:&quot;Frederiksen&quot;},{&quot;given&quot;:&quot;Florian&quot;,&quot;family&quot;:&quot;Täube&quot;}],&quot;citation-key&quot;:&quot;jason_strategic_2011&quot;,&quot;id&quot;:&quot;jason_strategic_2011&quot;,&quot;accessed&quot;:{&quot;date-parts&quot;:[[&quot;2024&quot;,7,13]]},&quot;volume&quot;:&quot;28&quot;,&quot;URL&quot;:&quot;https://doi.org/10.1108/S0742-3322(2011)0000028014&quot;,&quot;title&quot;:&quot;Strategic Responses to Standardization: Embrace, Extend or Extinguish?&quot;,&quot;abstract&quot;:&quot;Prior research on technology standardization has focused on two common patterns: processes in which product developers and other stakeholders cooperate to achieve a consensus outcome, and “standards wars” in which competing technologies vie for dominance in the market. This study examines Microsoft's responses to 12 software technologies in the period between 1990 and 2005. Despite the company's reputed tendency to pursue a strategy dubbed “embrace, extend, and extinguish,” a content analysis of news articles from the same period reveals surprising diversity in Microsoft's responses at the product level.We classify these responses using a typology that treats “embrace” and “extend” as orthogonal decisions faced by product development organizations. This typology allows four kinds of outcomes to be distinguished, including two kinds of partial compatibility in addition to the familiar cases of full compatibility and incompatibility. To complement this cross-sectional perspective, we examine more closely the evolution of Microsoft's strategy with respect to Sun's Java technology. This longitudinal view highlights another underappreciated aspect of standardization, namely the extent to which a firm's strategic posture toward a standard can change over time, even within the same product family.Based on this evidence, we suggest that firms tend to publicly embrace a standard with the aim of gaining legitimacy with a community of adopters, whereas efforts to extend a standard tend to be motivated by the intent to leverage the underlying technology to achieve or strengthen architectural control. We argue that legitimacy and leverage are strategic complements, making the “embrace and extend” strategy attractive to firms like Microsoft, but that the resulting outcome is unstable. Firms that pursue this strategy ultimately face a choice between contributing their extensions back to the standard and losing proprietary leverage, or giving up the legitimacy associated with standards compliance in exchange for freedom from the constraints of compatibility.&quot;,&quot;type&quot;:&quot;chapter&quot;,&quot;issued&quot;:{&quot;date-parts&quot;:[[&quot;2011&quot;,1,1]]},&quot;publisher&quot;:&quot;Emerald Group Publishing Limited&quot;,&quot;container-title&quot;:&quot;Project-Based Organizing and Strategic Management&quot;}}],&quot;citationID&quot;:&quot;yyshtqjr&quot;} RNDelwvifxjry"/>&lt;Do Zotero Refresh: [@jason_strategic_2011]&gt;<text:reference-mark-end text:name="ZOTERO_ITEM CSL_CITATION {&quot;schema&quot;:&quot;https://github.com/citation-style-language/schema/raw/master/csl-citation.json&quot;,&quot;properties&quot;:{&quot;formattedCitation&quot;:&quot;[@jason_strategic_2011]&quot;,&quot;noteIndex&quot;:0},&quot;citationItems&quot;:[{&quot;uris&quot;:[&quot;http://zotero.org/users/1913249/items/ZTCXENEE&quot;],&quot;id&quot;:9634,&quot;uri&quot;:[&quot;http://zotero.org/users/1913249/items/ZTCXENEE&quot;],&quot;prefix&quot;:&quot;&quot;,&quot;suffix&quot;:&quot;&quot;,&quot;itemData&quot;:{&quot;page&quot;:&quot;263-285&quot;,&quot;collection-title&quot;:&quot;Advances in Strategic Management&quot;,&quot;DOI&quot;:&quot;10.1108/S0742-3322(2011)0000028014&quot;,&quot;ISBN&quot;:&quot;978-1-78052-193-0 978-1-78052-192-3&quot;,&quot;title-short&quot;:&quot;Strategic Responses to Standardization&quot;,&quot;source&quot;:&quot;Emerald Insight&quot;,&quot;author&quot;:[{&quot;given&quot;:&quot;Woodard C.&quot;,&quot;family&quot;:&quot;Jason&quot;},{&quot;given&quot;:&quot;Joel&quot;,&quot;family&quot;:&quot;West&quot;}],&quot;editor&quot;:[{&quot;given&quot;:&quot;Gino&quot;,&quot;family&quot;:&quot;Cattani&quot;},{&quot;given&quot;:&quot;Simone&quot;,&quot;family&quot;:&quot;Ferriani&quot;},{&quot;given&quot;:&quot;Lars&quot;,&quot;family&quot;:&quot;Frederiksen&quot;},{&quot;given&quot;:&quot;Florian&quot;,&quot;family&quot;:&quot;Täube&quot;}],&quot;citation-key&quot;:&quot;jason_strategic_2011&quot;,&quot;id&quot;:&quot;jason_strategic_2011&quot;,&quot;accessed&quot;:{&quot;date-parts&quot;:[[&quot;2024&quot;,7,13]]},&quot;volume&quot;:&quot;28&quot;,&quot;URL&quot;:&quot;https://doi.org/10.1108/S0742-3322(2011)0000028014&quot;,&quot;title&quot;:&quot;Strategic Responses to Standardization: Embrace, Extend or Extinguish?&quot;,&quot;abstract&quot;:&quot;Prior research on technology standardization has focused on two common patterns: processes in which product developers and other stakeholders cooperate to achieve a consensus outcome, and “standards wars” in which competing technologies vie for dominance in the market. This study examines Microsoft's responses to 12 software technologies in the period between 1990 and 2005. Despite the company's reputed tendency to pursue a strategy dubbed “embrace, extend, and extinguish,” a content analysis of news articles from the same period reveals surprising diversity in Microsoft's responses at the product level.We classify these responses using a typology that treats “embrace” and “extend” as orthogonal decisions faced by product development organizations. This typology allows four kinds of outcomes to be distinguished, including two kinds of partial compatibility in addition to the familiar cases of full compatibility and incompatibility. To complement this cross-sectional perspective, we examine more closely the evolution of Microsoft's strategy with respect to Sun's Java technology. This longitudinal view highlights another underappreciated aspect of standardization, namely the extent to which a firm's strategic posture toward a standard can change over time, even within the same product family.Based on this evidence, we suggest that firms tend to publicly embrace a standard with the aim of gaining legitimacy with a community of adopters, whereas efforts to extend a standard tend to be motivated by the intent to leverage the underlying technology to achieve or strengthen architectural control. We argue that legitimacy and leverage are strategic complements, making the “embrace and extend” strategy attractive to firms like Microsoft, but that the resulting outcome is unstable. Firms that pursue this strategy ultimately face a choice between contributing their extensions back to the standard and losing proprietary leverage, or giving up the legitimacy associated with standards compliance in exchange for freedom from the constraints of compatibility.&quot;,&quot;type&quot;:&quot;chapter&quot;,&quot;issued&quot;:{&quot;date-parts&quot;:[[&quot;2011&quot;,1,1]]},&quot;publisher&quot;:&quot;Emerald Group Publishing Limited&quot;,&quot;container-title&quot;:&quot;Project-Based Organizing and Strategic Management&quot;}}],&quot;citationID&quot;:&quot;yyshtqjr&quot;} RNDelwvifxjry"/>. Concurrently, the open-posting Indymedia news network suffered from extensive publishing of misinformation and ad hominem attacks from suspicious sources targeting community activism on social media.</text:p>
      <text:p text:style-name="Text_20_body">In response to growing discomfort around involvement in political and environmental activism and the need to support myself financially, I shifted my focus increasingly towards community development. I concentrated on my work with FLOSS Manuals, writing and promoting documentation and online learning resources for media creation and collaborative processes using Free Software. This work allowed me to document and advocate for low-cost media and web production methods and co-author <text:span text:style-name="T1">A Open Web</text:span> [^5], a book which celebrated the opportunities provided by open source and decentralised web technology to create a more egalitarian environment of digital participation. The FLOSS Manuals project also connected me to diverse international networks whose work was informed by participatory production and decision-making methods. A key network was the Mozilla community where I created documentation, workshop guides and other learning resources with networks of informal educators. This avenue offered a reconnection to discussing the politics of independent communications in line with an empowerment agenda.</text:p>
      <text:p text:style-name="Text_20_body">Discussion around the launch of a new UK computing curriculum in 2013 championed the possibilities of creative digital production within the classroom (<text:span text:style-name="T2">livingstone2010next?</text:span>). In that year I undertook a Masters in Computing and in the following year a PGCE in Computing. As part of my PGCE dissertation, I designed and delivered a pilot scheme to teach JavaScript in playful ways. The learning materials were made available as an OER as part of Mozilla’s online teaching resources <text:note text:id="ftn0" text:note-class="footnote"><text:note-citation>1</text:note-citation><text:note-body><text:p text:style-name="Footnote">https://web.archive.org/web/20200423162826/http://edlab.org.uk/</text:p></text:note-body></text:note>. Unfortunately, the constraints of the school context and the new curriculum hindered the kind of authentic activities that first attracted me to teaching in Computing in schools. Instead, after completing my PGCE, I joined Manchester Metropolitan University in a role focusing on community education partnerships as part of the EdLab project <text:note text:id="ftn1" text:note-class="footnote"><text:note-citation>2</text:note-citation><text:note-body><text:p text:style-name="Footnote">http://archive.flossmanuals.net/an-open-web/ </text:p></text:note-body></text:note>. This work provided opportunities to pursue creative, project based approaches to teaching technology to young people and families. Building on the success of this work, I applied to undertake this PhD study with the Education and Social Research Institute of Manchester Metropolitan University (ESRI).</text:p>
      <text:h text:style-name="Heading_20_3" text:outline-level="3"><text:bookmark-start text:name="connecting-my-experience-to-broader-research-themes"/>Connecting my experience to broader research themes<text:bookmark-end text:name="connecting-my-experience-to-broader-research-themes"/></text:h>
      <text:p text:style-name="First_20_paragraph">In this section, I outline how these experiences connect to broader research issues on PBL, media and game creation within informal learning environments. Drawing on learners’ interests and creating authentic products is a foundational approach of PBL and is explored in game-making context in convincing research. My past aims surrounding empowerment and freedom of expression through DIY music events and protest culture align with broader movements that advocate equality of access to digital participatory culture. The processes of building agency in a fledgling community can be seen as important acts of community participation.</text:p>
      <text:p text:style-name="Text_20_body">Improvisational and messy approaches in my previous work may seem chaotic, however, the process builds a collective understanding of the problem area among participants. This communal experience of transformative agency also has the potential to mitigate the unintended and unwelcome consequences 90 through rapid, responsive adjustment in the course of a project. In addition, I find Rogoff’s reflection that initial first impressions of a ‘chaotic’ environment of learning in a community of learners are false impressions that stem from a lack of understanding of the underlying structure of activity (<text:span text:style-name="T2">rogoff_developing_nodate?</text:span>) useful. These aspects are explored in later chapters in reflections on design-based research.</text:p>
      <text:h text:style-name="Heading_20_2" text:outline-level="2"><text:bookmark-start text:name="context-background"/>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text:p>
      <text:h text:style-name="Heading_20_3" text:outline-level="3"><text:bookmark-start text:name="an-introduction-to-research-on-digital-game-making---how-much-of-this-for-ch.2"/>An introduction to research on digital game making - HOW MUCH OF THIS FOR CH.2?<text:bookmark-end text:name="an-introduction-to-research-on-digital-game-making---how-much-of-this-for-ch.2"/></text:h>
      <text:p text:style-name="First_20_paragraph"><text:span text:style-name="T2">Motivations for CGD&amp;P</text:span></text:p>
      <text:p text:style-name="Text_20_body">While much research on digital game making focuses on its educational benefits for subjects like mathematics and science, as well as enhancing coding skills <text:reference-mark-start text:name="ZOTERO_ITEM CSL_CITATION {&quot;schema&quot;:&quot;https://github.com/citation-style-language/schema/raw/master/csl-citation.json&quot;,&quot;properties&quot;:{&quot;formattedCitation&quot;:&quot;[@kafai_constructionist_2015]&quot;,&quot;noteIndex&quot;:0},&quot;citationItems&quot;:[{&quot;uris&quot;:[&quot;http://zotero.org/users/1913249/items/8K58PTFV&quot;],&quot;id&quot;:3520,&quot;uri&quot;:[&quot;http://zotero.org/users/1913249/items/8K58PTFV&quot;],&quot;prefix&quot;:&quot;&quot;,&quot;suffix&quot;:&quot;&quot;,&quot;itemData&quot;:{&quot;page&quot;:&quot;49–54&quot;,&quot;collection-title&quot;:&quot;WiPSCE '15&quot;,&quot;DOI&quot;:&quot;10.1145/2818314.2818334&quot;,&quot;ISBN&quot;:&quot;978-1-4503-3753-3&quot;,&quot;title-short&quot;:&quot;Constructionist Gaming Beyond the Screen&quot;,&quot;source&quot;:&quot;ACM Digital Library&quot;,&quot;author&quot;:[{&quot;given&quot;:&quot;Yasmin B.&quot;,&quot;family&quot;:&quot;Kafai&quot;},{&quot;given&quot;:&quot;Veena&quot;,&quot;family&quot;:&quot;Vasudevan&quot;}],&quot;citation-key&quot;:&quot;kafai_constructionist_2015&quot;,&quot;id&quot;:&quot;kafai_constructionist_2015&quot;,&quot;publisher-place&quot;:&quot;New York, NY, USA&quot;,&quot;URL&quot;:&quot;https://doi.org/10.1145/2818314.2818334&quot;,&quot;publisher&quot;:&quot;Association for Computing Machine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quot;:&quot;Constructionist Gaming Beyond the Screen: Middle School Students' Crafting and Computing of Touchpads, Board Games, and Controllers&quot;,&quot;accessed&quot;:{&quot;date-parts&quot;:[[&quot;2020&quot;,8,19]]},&quot;type&quot;:&quot;paper-conference&quot;,&quot;issued&quot;:{&quot;date-parts&quot;:[[&quot;2015&quot;,11,9]]},&quot;container-title&quot;:&quot;Proceedings of the Workshop in Primary and Secondary Computing Education&quot;,&quot;event-place&quot;:&quot;New York, NY, USA&quot;}}],&quot;citationID&quot;:&quot;lqhuhlfe&quot;} RNDhokexcdmtz"/>&lt;Do Zotero Refresh: [@kafai_constructionist_2015]&gt;<text:reference-mark-end text:name="ZOTERO_ITEM CSL_CITATION {&quot;schema&quot;:&quot;https://github.com/citation-style-language/schema/raw/master/csl-citation.json&quot;,&quot;properties&quot;:{&quot;formattedCitation&quot;:&quot;[@kafai_constructionist_2015]&quot;,&quot;noteIndex&quot;:0},&quot;citationItems&quot;:[{&quot;uris&quot;:[&quot;http://zotero.org/users/1913249/items/8K58PTFV&quot;],&quot;id&quot;:3520,&quot;uri&quot;:[&quot;http://zotero.org/users/1913249/items/8K58PTFV&quot;],&quot;prefix&quot;:&quot;&quot;,&quot;suffix&quot;:&quot;&quot;,&quot;itemData&quot;:{&quot;page&quot;:&quot;49–54&quot;,&quot;collection-title&quot;:&quot;WiPSCE '15&quot;,&quot;DOI&quot;:&quot;10.1145/2818314.2818334&quot;,&quot;ISBN&quot;:&quot;978-1-4503-3753-3&quot;,&quot;title-short&quot;:&quot;Constructionist Gaming Beyond the Screen&quot;,&quot;source&quot;:&quot;ACM Digital Library&quot;,&quot;author&quot;:[{&quot;given&quot;:&quot;Yasmin B.&quot;,&quot;family&quot;:&quot;Kafai&quot;},{&quot;given&quot;:&quot;Veena&quot;,&quot;family&quot;:&quot;Vasudevan&quot;}],&quot;citation-key&quot;:&quot;kafai_constructionist_2015&quot;,&quot;id&quot;:&quot;kafai_constructionist_2015&quot;,&quot;publisher-place&quot;:&quot;New York, NY, USA&quot;,&quot;URL&quot;:&quot;https://doi.org/10.1145/2818314.2818334&quot;,&quot;publisher&quot;:&quot;Association for Computing Machine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quot;:&quot;Constructionist Gaming Beyond the Screen: Middle School Students' Crafting and Computing of Touchpads, Board Games, and Controllers&quot;,&quot;accessed&quot;:{&quot;date-parts&quot;:[[&quot;2020&quot;,8,19]]},&quot;type&quot;:&quot;paper-conference&quot;,&quot;issued&quot;:{&quot;date-parts&quot;:[[&quot;2015&quot;,11,9]]},&quot;container-title&quot;:&quot;Proceedings of the Workshop in Primary and Secondary Computing Education&quot;,&quot;event-place&quot;:&quot;New York, NY, USA&quot;}}],&quot;citationID&quot;:&quot;lqhuhlfe&quot;} RNDhokexcdmtz"/>, there is also a diverse range of motivations behind game making, including critical making and empowerment.</text:p>
      <text:p text:style-name="Text_20_body">REFRAME AGENCY? In this thesis, I explore digital game making as a vehicle to develop to computational fluency and participation in coding community practices. The participants in this study are small groups of home educating families undertaking short, informally-structured game making courses. While this thesis covers the practical process of learning to code, it also addresses aspects of game making that are more to do with the overall expressive value of digital media. To serve this exploration the concepts of computational fluency (one used within foundational CGD&amp;P research) and agency are used as a guiding principle throughout the thesis.</text:p>
      <text:p text:style-name="Text_20_body">MOVE LATER? The term communicates ‘not only an understanding of computational concepts and problem-solving strategies, but also the ability to create and express oneself with digital technologies’ <text:reference-mark-start text:name="ZOTERO_ITEM CSL_CITATION {&quot;schema&quot;:&quot;https://github.com/citation-style-language/schema/raw/master/csl-citation.json&quot;,&quot;properties&quot;:{&quot;formattedCitation&quot;:&quot;[@resnick_computational_2018]&quot;,&quot;noteIndex&quot;:0},&quot;citationItems&quot;:[{&quot;uris&quot;:[&quot;http://zotero.org/users/1913249/items/F8L86H5C&quot;],&quot;id&quot;:9564,&quot;uri&quot;:[&quot;http://zotero.org/users/1913249/items/F8L86H5C&quot;],&quot;prefix&quot;:&quot;&quot;,&quot;suffix&quot;:&quot;&quot;,&quot;itemData&quot;:{&quot;abstract&quot;:&quot;[This essay is an adapted excerpt from my book Lifelong Kindergarten.]&quot;,&quot;id&quot;:&quot;resnick_computational_2018&quot;,&quot;accessed&quot;:{&quot;date-parts&quot;:[[&quot;2024&quot;,7,9]]},&quot;title&quot;:&quot;Computational Fluency&quot;,&quot;container-title&quot;:&quot;Medium&quot;,&quot;URL&quot;:&quot;https://mres.medium.com/computational-fluency-776143c8d725&quot;,&quot;language&quot;:&quot;en&quot;,&quot;type&quot;:&quot;post-weblog&quot;,&quot;issued&quot;:{&quot;date-parts&quot;:[[&quot;2018&quot;,9,16]]},&quot;author&quot;:[{&quot;given&quot;:&quot;Mitchel&quot;,&quot;family&quot;:&quot;Resnick&quot;}],&quot;citation-key&quot;:&quot;resnick_computational_2018&quot;}}],&quot;citationID&quot;:&quot;yrjtjhgp&quot;} RNDgdtduetbyb"/>&lt;Do Zotero Refresh: [@resnick_computational_2018]&gt;<text:reference-mark-end text:name="ZOTERO_ITEM CSL_CITATION {&quot;schema&quot;:&quot;https://github.com/citation-style-language/schema/raw/master/csl-citation.json&quot;,&quot;properties&quot;:{&quot;formattedCitation&quot;:&quot;[@resnick_computational_2018]&quot;,&quot;noteIndex&quot;:0},&quot;citationItems&quot;:[{&quot;uris&quot;:[&quot;http://zotero.org/users/1913249/items/F8L86H5C&quot;],&quot;id&quot;:9564,&quot;uri&quot;:[&quot;http://zotero.org/users/1913249/items/F8L86H5C&quot;],&quot;prefix&quot;:&quot;&quot;,&quot;suffix&quot;:&quot;&quot;,&quot;itemData&quot;:{&quot;abstract&quot;:&quot;[This essay is an adapted excerpt from my book Lifelong Kindergarten.]&quot;,&quot;id&quot;:&quot;resnick_computational_2018&quot;,&quot;accessed&quot;:{&quot;date-parts&quot;:[[&quot;2024&quot;,7,9]]},&quot;title&quot;:&quot;Computational Fluency&quot;,&quot;container-title&quot;:&quot;Medium&quot;,&quot;URL&quot;:&quot;https://mres.medium.com/computational-fluency-776143c8d725&quot;,&quot;language&quot;:&quot;en&quot;,&quot;type&quot;:&quot;post-weblog&quot;,&quot;issued&quot;:{&quot;date-parts&quot;:[[&quot;2018&quot;,9,16]]},&quot;author&quot;:[{&quot;given&quot;:&quot;Mitchel&quot;,&quot;family&quot;:&quot;Resnick&quot;}],&quot;citation-key&quot;:&quot;resnick_computational_2018&quot;}}],&quot;citationID&quot;:&quot;yrjtjhgp&quot;} RNDgdtduetbyb"/>. For Resnick, fluency, whether with writing or coding, helps develop your thinking, voice, and identity <text:reference-mark-start text:name="ZOTERO_ITEM CSL_CITATION {&quot;schema&quot;:&quot;https://github.com/citation-style-language/schema/raw/master/csl-citation.json&quot;,&quot;properties&quot;:{&quot;formattedCitation&quot;:&quot;[@resnick_lifelong_2017]&quot;,&quot;noteIndex&quot;:0},&quot;citationItems&quot;:[{&quot;uris&quot;:[&quot;http://zotero.org/users/1913249/items/QBMDH4UX&quot;],&quot;id&quot;:86,&quot;uri&quot;:[&quot;http://zotero.org/users/1913249/items/QBMDH4UX&quot;],&quot;prefix&quot;:&quot;&quot;,&quot;suffix&quot;:&quot;&quot;,&quot;itemData&quot;:{&quot;contributor&quot;:[{&quot;given&quot;:&quot;Ken&quot;,&quot;family&quot;:&quot;Robinson&quot;}],&quot;id&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publisher-place&quot;:&quot;Cambridge, Massachusetts&quot;,&quot;ISBN&quot;:&quot;978-0-262-03729-7&quot;,&quot;title-short&quot;:&quot;Lifelong Kindergarten&quot;,&quot;title&quot;:&quot;Lifelong Kindergarten: Cultivating Creativity Through Projects, Passion, Peers, and Play&quot;,&quot;publisher&quot;:&quot;MIT Press&quot;,&quot;source&quot;:&quot;Amazon&quot;,&quot;author&quot;:[{&quot;given&quot;:&quot;Mitchel&quot;,&quot;family&quot;:&quot;Resnick&quot;}],&quot;number-of-pages&quot;:&quot;208&quot;,&quot;language&quot;:&quot;English&quot;,&quot;type&quot;:&quot;book&quot;,&quot;issued&quot;:{&quot;date-parts&quot;:[[&quot;2017&quot;,9,29]]},&quot;event-place&quot;:&quot;Cambridge, Massachusetts&quot;,&quot;citation-key&quot;:&quot;resnick_lifelong_2017&quot;}}],&quot;citationID&quot;:&quot;negutrzq&quot;} RNDtcdncbflvo"/>&lt;Do Zotero Refresh: [@resnick_lifelong_2017]&gt;<text:reference-mark-end text:name="ZOTERO_ITEM CSL_CITATION {&quot;schema&quot;:&quot;https://github.com/citation-style-language/schema/raw/master/csl-citation.json&quot;,&quot;properties&quot;:{&quot;formattedCitation&quot;:&quot;[@resnick_lifelong_2017]&quot;,&quot;noteIndex&quot;:0},&quot;citationItems&quot;:[{&quot;uris&quot;:[&quot;http://zotero.org/users/1913249/items/QBMDH4UX&quot;],&quot;id&quot;:86,&quot;uri&quot;:[&quot;http://zotero.org/users/1913249/items/QBMDH4UX&quot;],&quot;prefix&quot;:&quot;&quot;,&quot;suffix&quot;:&quot;&quot;,&quot;itemData&quot;:{&quot;contributor&quot;:[{&quot;given&quot;:&quot;Ken&quot;,&quot;family&quot;:&quot;Robinson&quot;}],&quot;id&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publisher-place&quot;:&quot;Cambridge, Massachusetts&quot;,&quot;ISBN&quot;:&quot;978-0-262-03729-7&quot;,&quot;title-short&quot;:&quot;Lifelong Kindergarten&quot;,&quot;title&quot;:&quot;Lifelong Kindergarten: Cultivating Creativity Through Projects, Passion, Peers, and Play&quot;,&quot;publisher&quot;:&quot;MIT Press&quot;,&quot;source&quot;:&quot;Amazon&quot;,&quot;author&quot;:[{&quot;given&quot;:&quot;Mitchel&quot;,&quot;family&quot;:&quot;Resnick&quot;}],&quot;number-of-pages&quot;:&quot;208&quot;,&quot;language&quot;:&quot;English&quot;,&quot;type&quot;:&quot;book&quot;,&quot;issued&quot;:{&quot;date-parts&quot;:[[&quot;2017&quot;,9,29]]},&quot;event-place&quot;:&quot;Cambridge, Massachusetts&quot;,&quot;citation-key&quot;:&quot;resnick_lifelong_2017&quot;}}],&quot;citationID&quot;:&quot;negutrzq&quot;} RNDtcdncbflvo"/>. Resnick’s aim here is to critique formulaic and instruction-based computing education <text:reference-mark-start text:name="ZOTERO_ITEM CSL_CITATION {&quot;schema&quot;:&quot;https://github.com/citation-style-language/schema/raw/master/csl-citation.json&quot;,&quot;properties&quot;:{&quot;formattedCitation&quot;:&quot;[@resnick_coding_2020]&quot;,&quot;noteIndex&quot;:0},&quot;citationItems&quot;:[{&quot;uris&quot;:[&quot;http://zotero.org/users/1913249/items/VYS48CXK&quot;],&quot;id&quot;:3,&quot;uri&quot;:[&quot;http://zotero.org/users/1913249/items/VYS48CXK&quot;],&quot;prefix&quot;:&quot;&quot;,&quot;suffix&quot;:&quot;&quot;,&quot;itemData&quot;:{&quot;page&quot;:&quot;120-127&quot;,&quot;DOI&quot;:&quot;10.1145/3375546&quot;,&quot;title&quot;:&quot;Coding at a crossroads&quot;,&quot;ISSN&quot;:&quot;0001-0782, 1557-7317&quot;,&quot;container-title-short&quot;:&quot;Commun. ACM&quot;,&quot;citation-key&quot;:&quot;resnick_coding_2020&quot;,&quot;id&quot;:&quot;resnick_coding_2020&quot;,&quot;accessed&quot;:{&quot;date-parts&quot;:[[&quot;2021&quot;,12,21]]},&quot;volume&quot;:&quot;63&quot;,&quot;URL&quot;:&quot;https://dl.acm.org/doi/10.1145/3375546&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source&quot;:&quot;DOI.org (Crossref)&quot;,&quot;language&quot;:&quot;en&quot;,&quot;type&quot;:&quot;article-journal&quot;,&quot;issued&quot;:{&quot;date-parts&quot;:[[&quot;2020&quot;,10,22]]},&quot;issue&quot;:&quot;11&quot;,&quot;container-title&quot;:&quot;Communications of the ACM&quot;}}],&quot;citationID&quot;:&quot;tbezfxdz&quot;} RNDbwbaxpeekx"/>&lt;Do Zotero Refresh: [@resnick_coding_2020]&gt;<text:reference-mark-end text:name="ZOTERO_ITEM CSL_CITATION {&quot;schema&quot;:&quot;https://github.com/citation-style-language/schema/raw/master/csl-citation.json&quot;,&quot;properties&quot;:{&quot;formattedCitation&quot;:&quot;[@resnick_coding_2020]&quot;,&quot;noteIndex&quot;:0},&quot;citationItems&quot;:[{&quot;uris&quot;:[&quot;http://zotero.org/users/1913249/items/VYS48CXK&quot;],&quot;id&quot;:3,&quot;uri&quot;:[&quot;http://zotero.org/users/1913249/items/VYS48CXK&quot;],&quot;prefix&quot;:&quot;&quot;,&quot;suffix&quot;:&quot;&quot;,&quot;itemData&quot;:{&quot;page&quot;:&quot;120-127&quot;,&quot;DOI&quot;:&quot;10.1145/3375546&quot;,&quot;title&quot;:&quot;Coding at a crossroads&quot;,&quot;ISSN&quot;:&quot;0001-0782, 1557-7317&quot;,&quot;container-title-short&quot;:&quot;Commun. ACM&quot;,&quot;citation-key&quot;:&quot;resnick_coding_2020&quot;,&quot;id&quot;:&quot;resnick_coding_2020&quot;,&quot;accessed&quot;:{&quot;date-parts&quot;:[[&quot;2021&quot;,12,21]]},&quot;volume&quot;:&quot;63&quot;,&quot;URL&quot;:&quot;https://dl.acm.org/doi/10.1145/3375546&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source&quot;:&quot;DOI.org (Crossref)&quot;,&quot;language&quot;:&quot;en&quot;,&quot;type&quot;:&quot;article-journal&quot;,&quot;issued&quot;:{&quot;date-parts&quot;:[[&quot;2020&quot;,10,22]]},&quot;issue&quot;:&quot;11&quot;,&quot;container-title&quot;:&quot;Communications of the ACM&quot;}}],&quot;citationID&quot;:&quot;tbezfxdz&quot;} RNDbwbaxpeekx"/>.</text:p>
      <text:p text:style-name="Text_20_body">The refocusing of the UK curriculum and supporting exams in the area of digital education towards a more abstract approach to computer science concepts over a skills-based production has raised concerns. Kemp and colleagues’(<text:span text:style-name="T2">kemp_future_2024?</text:span>) recent report on the future of computing education notes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text:p>
      <text:p text:style-name="Text_20_body">Game-playing practices and the opportunities provided by participation in wider communities continue to evolve. For example, casual and retro games played by both adults and children are increasingly available via smartphones and home consoles. The nostalgia around such games and the associated aesthetics of cuteness create a potential for connection between younger and older players <text:reference-mark-start text:name="ZOTERO_ITEM CSL_CITATION {&quot;schema&quot;:&quot;https://github.com/citation-style-language/schema/raw/master/csl-citation.json&quot;,&quot;properties&quot;:{&quot;formattedCitation&quot;:&quot;[@boyle_retro-futurism_2017]&quot;,&quot;noteIndex&quot;:0},&quot;citationItems&quot;:[{&quot;uris&quot;:[&quot;http://zotero.org/users/1913249/items/47HDZ7GT&quot;],&quot;id&quot;:3743,&quot;uri&quot;:[&quot;http://zotero.org/users/1913249/items/47HDZ7GT&quot;],&quot;prefix&quot;:&quot;&quot;,&quot;suffix&quot;:&quo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d&quot;:&quot;boyle_retro-futurism_2017&quot;,&quot;DOI&quot;:&quot;10.21983/P3.0188.1.00&quot;,&quot;title&quot;:&quot;The retro-futurism of cuteness&quot;,&quot;URL&quot;:&quot;https://library.oapen.org/handle/20.500.12657/25441&quot;,&quot;type&quot;:&quot;book&quot;,&quot;source&quot;:&quot;library.oapen.org&quot;,&quot;publisher&quot;:&quot;punctum books&quot;,&quot;accessed&quot;:{&quot;date-parts&quot;:[[&quot;2022&quot;,8,7]]},&quot;language&quot;:&quot;English&quot;,&quot;note&quot;:&quot;Accepted: 2019-03-26 23:55&quot;,&quot;issued&quot;:{&quot;date-parts&quot;:[[&quot;2017&quot;]]},&quot;editor&quot;:[{&quot;given&quot;:&quot;Jen&quot;,&quot;family&quot;:&quot;Boyle&quot;},{&quot;given&quot;:&quot;Wan-Chuan&quot;,&quot;family&quot;:&quot;Kao&quot;}],&quot;citation-key&quot;:&quot;boyle_retro-futurism_2017&quot;}}],&quot;citationID&quot;:&quot;thzpwtqa&quot;} RNDtvywvztxzr"/>&lt;Do Zotero Refresh: [@boyle_retro-futurism_2017]&gt;<text:reference-mark-end text:name="ZOTERO_ITEM CSL_CITATION {&quot;schema&quot;:&quot;https://github.com/citation-style-language/schema/raw/master/csl-citation.json&quot;,&quot;properties&quot;:{&quot;formattedCitation&quot;:&quot;[@boyle_retro-futurism_2017]&quot;,&quot;noteIndex&quot;:0},&quot;citationItems&quot;:[{&quot;uris&quot;:[&quot;http://zotero.org/users/1913249/items/47HDZ7GT&quot;],&quot;id&quot;:3743,&quot;uri&quot;:[&quot;http://zotero.org/users/1913249/items/47HDZ7GT&quot;],&quot;prefix&quot;:&quot;&quot;,&quot;suffix&quot;:&quo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d&quot;:&quot;boyle_retro-futurism_2017&quot;,&quot;DOI&quot;:&quot;10.21983/P3.0188.1.00&quot;,&quot;title&quot;:&quot;The retro-futurism of cuteness&quot;,&quot;URL&quot;:&quot;https://library.oapen.org/handle/20.500.12657/25441&quot;,&quot;type&quot;:&quot;book&quot;,&quot;source&quot;:&quot;library.oapen.org&quot;,&quot;publisher&quot;:&quot;punctum books&quot;,&quot;accessed&quot;:{&quot;date-parts&quot;:[[&quot;2022&quot;,8,7]]},&quot;language&quot;:&quot;English&quot;,&quot;note&quot;:&quot;Accepted: 2019-03-26 23:55&quot;,&quot;issued&quot;:{&quot;date-parts&quot;:[[&quot;2017&quot;]]},&quot;editor&quot;:[{&quot;given&quot;:&quot;Jen&quot;,&quot;family&quot;:&quot;Boyle&quot;},{&quot;given&quot;:&quot;Wan-Chuan&quot;,&quot;family&quot;:&quot;Kao&quot;}],&quot;citation-key&quot;:&quot;boyle_retro-futurism_2017&quot;}}],&quot;citationID&quot;:&quot;thzpwtqa&quot;} RNDtvywvztxzr"/>. The sustained popularity of retro games together with easy-to-use game making tools and code frameworks, provides an entry point for game players into game making cultures which is reflected in the success of amateur game-publishing websites like itch.io <text:reference-mark-start text:name="ZOTERO_ITEM CSL_CITATION {&quot;schema&quot;:&quot;https://github.com/citation-style-language/schema/raw/master/csl-citation.json&quot;,&quot;properties&quot;:{&quot;formattedCitation&quot;:&quot;[@garda_nostalgia_2014]&quot;,&quot;noteIndex&quot;:0},&quot;citationItems&quot;:[{&quot;uris&quot;:[&quot;http://zotero.org/users/1913249/items/U5QUFD8Q&quot;],&quot;id&quot;:3757,&quot;uri&quot;:[&quot;http://zotero.org/users/1913249/items/U5QUFD8Q&quot;],&quot;prefix&quot;:&quot;&quot;,&quot;suffix&quot;:&quot;&quot;,&quot;itemData&quot;:{&quot;id&quot;:&quot;garda_nostalgia_2014&quot;,&quot;ISBN&quot;:&quot;ISSN 2342-9666&quot;,&quot;container-title&quot;:&quot;DiGRA - Proceedings of the 2013 DiGRA International Conference: DeFragging Game Studies&quot;,&quot;URL&quot;:&quot;http://www.digra.org/wp-content/uploads/digital-library/paper_310.pdf&quot;,&quot;author&quot;:[{&quot;given&quot;:&quot;Maria B&quot;,&quot;family&quot;:&quot;Garda&quot;}],&quot;type&quot;:&quot;paper-conference&quot;,&quot;issued&quot;:{&quot;date-parts&quot;:[[&quot;2014&quot;,8]]},&quot;title&quot;:&quot;Nostalgia in retro game design&quot;,&quot;citation-key&quot;:&quot;garda_nostalgia_2014&quot;}}],&quot;citationID&quot;:&quot;mevxcqgq&quot;} RNDfsiigbqfqn"/>&lt;Do Zotero Refresh: [@garda_nostalgia_2014]&gt;<text:reference-mark-end text:name="ZOTERO_ITEM CSL_CITATION {&quot;schema&quot;:&quot;https://github.com/citation-style-language/schema/raw/master/csl-citation.json&quot;,&quot;properties&quot;:{&quot;formattedCitation&quot;:&quot;[@garda_nostalgia_2014]&quot;,&quot;noteIndex&quot;:0},&quot;citationItems&quot;:[{&quot;uris&quot;:[&quot;http://zotero.org/users/1913249/items/U5QUFD8Q&quot;],&quot;id&quot;:3757,&quot;uri&quot;:[&quot;http://zotero.org/users/1913249/items/U5QUFD8Q&quot;],&quot;prefix&quot;:&quot;&quot;,&quot;suffix&quot;:&quot;&quot;,&quot;itemData&quot;:{&quot;id&quot;:&quot;garda_nostalgia_2014&quot;,&quot;ISBN&quot;:&quot;ISSN 2342-9666&quot;,&quot;container-title&quot;:&quot;DiGRA - Proceedings of the 2013 DiGRA International Conference: DeFragging Game Studies&quot;,&quot;URL&quot;:&quot;http://www.digra.org/wp-content/uploads/digital-library/paper_310.pdf&quot;,&quot;author&quot;:[{&quot;given&quot;:&quot;Maria B&quot;,&quot;family&quot;:&quot;Garda&quot;}],&quot;type&quot;:&quot;paper-conference&quot;,&quot;issued&quot;:{&quot;date-parts&quot;:[[&quot;2014&quot;,8]]},&quot;title&quot;:&quot;Nostalgia in retro game design&quot;,&quot;citation-key&quot;:&quot;garda_nostalgia_2014&quot;}}],&quot;citationID&quot;:&quot;mevxcqgq&quot;} RNDfsiigbqfqn"/>.</text:p>
      <text:p text:style-name="Text_20_body">Thus, the process of making retro games with families lies at a confluence of diverse contexts, motivations, and possibilities. My study, in part, asks how the motivational and navigational affordances of enthusiast game making communities can be brought into more structured educational environments. To answer this question, theoretical and practical understandings of the development of agency in the participation in informal community-based projects are of value. The next section begins to explain my personal interest in this dimension of the study through a brief exploration of my involvement in project-based approaches in digital media education and campaigning contexts.</text:p>
      <text:h text:style-name="Heading_20_3" text:outline-level="3"><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affordable, compact, and hackable Raspberry Pi computer has opened new avenues for physical computing using the accessible Python language. In early 2013, MIT released Scratch 2.0, a block-coding tool for beginners, featuring an online editor and enhanced community interaction, including project remixing. Educators have adapted creative ‘sandbox’ games like Minecraft to develop design skills in a playful environment. Other accessible hardware, such as Makey Makey and Microbit, combine web-based block coding with simple physical computing. For more advanced learners, free web-based courses on authentic, text-based programming languages like Python and JavaScript added interactive elements to scaffold and motivate the acquisition of coding concepts and practical coding skills. A notable example is Code Academy.</text:p>
      <text:p text:style-name="Text_20_body">These tools and practices were mostly free both in terms of cost and through the use of open copyright licences, a characteristic that contributed to their widespread success adoption. The engagement of many teachers and enthusiastic volunteers in these initiatives these is documented the proliferation of videos, blog posts, and other resources sharing novel practice. This ground swell of community activity contributed to the already active Maker Movement ,as illustrated by events like Liverpool MakeFest which and Raspberry Jam events. These grassroots events brought together teachers, professionals, young people and their families to engage with diverse new technologies in playful, empowering and technically challenging ways.</text:p>
      <text:h text:style-name="Heading_20_3" text:outline-level="3"><text:bookmark-start text:name="context-of-game-making-within-school-based-computing-education"/>Context of game making within school-based computing education<text:bookmark-end text:name="context-of-game-making-within-school-based-computing-education"/></text:h>
      <text:p text:style-name="First_20_paragraph">The changing shape of provision on UK digital-focused education in schools can be profitably examined through several key developments. The first is Google leader Eric Schmidt’s speech as a MacTaggart lecture in Edinburgh in 2011, critiquing current computing provision, “Your IT curriculum focuses on teaching how to use software, but gives no insight into how it’s made” <text:reference-mark-start text:name="ZOTERO_ITEM CSL_CITATION {&quot;schema&quot;:&quot;https://github.com/citation-style-language/schema/raw/master/csl-citation.json&quot;,&quot;properties&quot;:{&quot;formattedCitation&quot;:&quot;[@schmidt_eric_2011, p.8]&quot;,&quot;noteIndex&quot;:0},&quot;citationItems&quot;:[{&quot;uris&quot;:[&quot;http://zotero.org/users/1913249/items/BLSQ2RVC&quot;],&quot;id&quot;:9630,&quot;uri&quot;:[&quot;http://zotero.org/users/1913249/items/BLSQ2RVC&quot;],&quot;locator&quot;:&quot;8&quot;,&quot;prefix&quot;:&quot;&quot;,&quot;itemData&quot;:{&quot;abstract&quot;:&quot;Read the full text of the Google chief executive's keynote speech from the 2011 Edinburgh TV festival&quot;,&quot;id&quot;:&quot;schmidt_eric_2011&quot;,&quot;accessed&quot;:{&quot;date-parts&quot;:[[&quot;2024&quot;,7,12]]},&quot;title&quot;:&quot;Eric Schmidt's MacTaggart lecture - full text&quot;,&quot;section&quot;:&quot;Media&quot;,&quot;container-title&quot;:&quot;The Guardian&quot;,&quot;URL&quot;:&quot;http://www.theguardian.com/media/interactive/2011/aug/26/eric-schmidt-mactaggart-lecture-full-text&quot;,&quot;language&quot;:&quot;en&quot;,&quot;type&quot;:&quot;webpage&quot;,&quot;issued&quot;:{&quot;date-parts&quot;:[[&quot;2011&quot;,8,26]]},&quot;author&quot;:[{&quot;given&quot;:&quot;Eric&quot;,&quot;family&quot;:&quot;Schmidt&quot;}],&quot;citation-key&quot;:&quot;schmidt_eric_2011&quot;}}],&quot;citationID&quot;:&quot;zhoscmpy&quot;} RNDliwlaipvgr"/>&lt;Do Zotero Refresh: [@schmidt_eric_2011, p.8]&gt;<text:reference-mark-end text:name="ZOTERO_ITEM CSL_CITATION {&quot;schema&quot;:&quot;https://github.com/citation-style-language/schema/raw/master/csl-citation.json&quot;,&quot;properties&quot;:{&quot;formattedCitation&quot;:&quot;[@schmidt_eric_2011, p.8]&quot;,&quot;noteIndex&quot;:0},&quot;citationItems&quot;:[{&quot;uris&quot;:[&quot;http://zotero.org/users/1913249/items/BLSQ2RVC&quot;],&quot;id&quot;:9630,&quot;uri&quot;:[&quot;http://zotero.org/users/1913249/items/BLSQ2RVC&quot;],&quot;locator&quot;:&quot;8&quot;,&quot;prefix&quot;:&quot;&quot;,&quot;itemData&quot;:{&quot;abstract&quot;:&quot;Read the full text of the Google chief executive's keynote speech from the 2011 Edinburgh TV festival&quot;,&quot;id&quot;:&quot;schmidt_eric_2011&quot;,&quot;accessed&quot;:{&quot;date-parts&quot;:[[&quot;2024&quot;,7,12]]},&quot;title&quot;:&quot;Eric Schmidt's MacTaggart lecture - full text&quot;,&quot;section&quot;:&quot;Media&quot;,&quot;container-title&quot;:&quot;The Guardian&quot;,&quot;URL&quot;:&quot;http://www.theguardian.com/media/interactive/2011/aug/26/eric-schmidt-mactaggart-lecture-full-text&quot;,&quot;language&quot;:&quot;en&quot;,&quot;type&quot;:&quot;webpage&quot;,&quot;issued&quot;:{&quot;date-parts&quot;:[[&quot;2011&quot;,8,26]]},&quot;author&quot;:[{&quot;given&quot;:&quot;Eric&quot;,&quot;family&quot;:&quot;Schmidt&quot;}],&quot;citation-key&quot;:&quot;schmidt_eric_2011&quot;}}],&quot;citationID&quot;:&quot;zhoscmpy&quot;} RNDliwlaipvgr"/>. The second was a report “Shut Down or Restart?” by the Royal Society (RSA) [the_royal_society_shut_2012] released in early 2012. The report recommended steering the ICT curriculum towards computer science and programming, providing funding professional development and a greater inclusivity in computing education, and increased partnership work with computing professionals. In the same week Michael Gove [@-gove_michael_2012] announced the scrapping the ICT curriclum. Finally, the new <text:span text:style-name="T1">computing</text:span> curriculum was released in 2013 to a mixed response <text:reference-mark-start text:name="ZOTERO_ITEM CSL_CITATION {&quot;schema&quot;:&quot;https://github.com/citation-style-language/schema/raw/master/csl-citation.json&quot;,&quot;properties&quot;:{&quot;formattedCitation&quot;:&quot;[@dfe2013national]&quot;,&quot;noteIndex&quot;:0},&quot;citationItems&quot;:[{&quot;uris&quot;:[&quot;http://zotero.org/users/1913249/items/B2FPAXQA&quot;],&quot;id&quot;:9620,&quot;uri&quot;:[&quot;http://zotero.org/users/1913249/items/B2FPAXQA&quot;],&quot;prefix&quot;:&quot;&quot;,&quot;suffix&quot;:&quot;&quot;,&quot;itemData&quot;:{&quot;page&quot;:&quot;2014&quot;,&quot;id&quot;:&quot;dfe2013national&quot;,&quot;title&quot;:&quot;National curriculum in England: computing programmes of study&quot;,&quot;container-title&quot;:&quot;Retrieved July&quot;,&quot;volume&quot;:&quot;16&quot;,&quot;type&quot;:&quot;article-journal&quot;,&quot;issued&quot;:{&quot;date-parts&quot;:[[&quot;2013&quot;]]},&quot;author&quot;:[{&quot;given&quot;:&quot;UK&quot;,&quot;family&quot;:&quot;DFE&quot;}],&quot;citation-key&quot;:&quot;dfe2013national&quot;}}],&quot;citationID&quot;:&quot;mmhseqbk&quot;} RNDsrqjepqsit"/>&lt;Do Zotero Refresh: [@dfe2013national]&gt;<text:reference-mark-end text:name="ZOTERO_ITEM CSL_CITATION {&quot;schema&quot;:&quot;https://github.com/citation-style-language/schema/raw/master/csl-citation.json&quot;,&quot;properties&quot;:{&quot;formattedCitation&quot;:&quot;[@dfe2013national]&quot;,&quot;noteIndex&quot;:0},&quot;citationItems&quot;:[{&quot;uris&quot;:[&quot;http://zotero.org/users/1913249/items/B2FPAXQA&quot;],&quot;id&quot;:9620,&quot;uri&quot;:[&quot;http://zotero.org/users/1913249/items/B2FPAXQA&quot;],&quot;prefix&quot;:&quot;&quot;,&quot;suffix&quot;:&quot;&quot;,&quot;itemData&quot;:{&quot;page&quot;:&quot;2014&quot;,&quot;id&quot;:&quot;dfe2013national&quot;,&quot;title&quot;:&quot;National curriculum in England: computing programmes of study&quot;,&quot;container-title&quot;:&quot;Retrieved July&quot;,&quot;volume&quot;:&quot;16&quot;,&quot;type&quot;:&quot;article-journal&quot;,&quot;issued&quot;:{&quot;date-parts&quot;:[[&quot;2013&quot;]]},&quot;author&quot;:[{&quot;given&quot;:&quot;UK&quot;,&quot;family&quot;:&quot;DFE&quot;}],&quot;citation-key&quot;:&quot;dfe2013national&quot;}}],&quot;citationID&quot;:&quot;mmhseqbk&quot;} RNDsrqjepqsit"/>. However, while community responses were collected via a consultation, a clear consensus to avoid removal of too much digital literacy and creative project work was ignored in the final curriculum <text:reference-mark-start text:name="ZOTERO_ITEM CSL_CITATION {&quot;schema&quot;:&quot;https://github.com/citation-style-language/schema/raw/master/csl-citation.json&quot;,&quot;properties&quot;:{&quot;formattedCitation&quot;:&quot;[@twining_we_2013]&quot;,&quot;noteIndex&quot;:0},&quot;citationItems&quot;:[{&quot;uris&quot;:[&quot;http://zotero.org/users/1913249/items/T9KEDSZQ&quot;],&quot;id&quot;:9616,&quot;uri&quot;:[&quot;http://zotero.org/users/1913249/items/T9KEDSZQ&quot;],&quot;prefix&quot;:&quot;&quot;,&quot;suffix&quot;:&quot;&quot;,&quot;itemData&quot;:{&quot;id&quot;:&quot;twining_we_2013&quot;,&quot;accessed&quot;:{&quot;date-parts&quot;:[[&quot;2024&quot;,7,11]]},&quot;title&quot;:&quot;We were consulted&quot;,&quot;container-title&quot;:&quot;EdFutures&quot;,&quot;URL&quot;:&quot;https://edfutures.net/index.php?title=We_were_consulted&quot;,&quot;type&quot;:&quot;post-weblog&quot;,&quot;issued&quot;:{&quot;date-parts&quot;:[[&quot;2013&quot;]]},&quot;author&quot;:[{&quot;given&quot;:&quot;Peter&quot;,&quot;family&quot;:&quot;Twining&quot;}],&quot;citation-key&quot;:&quot;twining_we_2013&quot;}}],&quot;citationID&quot;:&quot;fxrqgncg&quot;} RNDwrccjoprhu"/>&lt;Do Zotero Refresh: [@twining_we_2013]&gt;<text:reference-mark-end text:name="ZOTERO_ITEM CSL_CITATION {&quot;schema&quot;:&quot;https://github.com/citation-style-language/schema/raw/master/csl-citation.json&quot;,&quot;properties&quot;:{&quot;formattedCitation&quot;:&quot;[@twining_we_2013]&quot;,&quot;noteIndex&quot;:0},&quot;citationItems&quot;:[{&quot;uris&quot;:[&quot;http://zotero.org/users/1913249/items/T9KEDSZQ&quot;],&quot;id&quot;:9616,&quot;uri&quot;:[&quot;http://zotero.org/users/1913249/items/T9KEDSZQ&quot;],&quot;prefix&quot;:&quot;&quot;,&quot;suffix&quot;:&quot;&quot;,&quot;itemData&quot;:{&quot;id&quot;:&quot;twining_we_2013&quot;,&quot;accessed&quot;:{&quot;date-parts&quot;:[[&quot;2024&quot;,7,11]]},&quot;title&quot;:&quot;We were consulted&quot;,&quot;container-title&quot;:&quot;EdFutures&quot;,&quot;URL&quot;:&quot;https://edfutures.net/index.php?title=We_were_consulted&quot;,&quot;type&quot;:&quot;post-weblog&quot;,&quot;issued&quot;:{&quot;date-parts&quot;:[[&quot;2013&quot;]]},&quot;author&quot;:[{&quot;given&quot;:&quot;Peter&quot;,&quot;family&quot;:&quot;Twining&quot;}],&quot;citation-key&quot;:&quot;twining_we_2013&quot;}}],&quot;citationID&quot;:&quot;fxrqgncg&quot;} RNDwrccjoprhu"/>. Preston <text:reference-mark-start text:name="ZOTERO_ITEM CSL_CITATION {&quot;schema&quot;:&quot;https://github.com/citation-style-language/schema/raw/master/csl-citation.json&quot;,&quot;properties&quot;:{&quot;formattedCitation&quot;:&quot;[@preston_re-engineering_2013]&quot;,&quot;noteIndex&quot;:0},&quot;citationItems&quot;:[{&quot;uris&quot;:[&quot;http://zotero.org/users/1913249/items/6T7NR2QM&quot;],&quot;id&quot;:9625,&quot;uri&quot;:[&quot;http://zotero.org/users/1913249/items/6T7NR2QM&quot;],&quot;prefix&quot;:&quot;&quot;,&quot;suffix&quot;:&quot;&quot;,&quot;itemData&quot;:{&quot;page&quot;:&quot;42–49&quot;,&quot;DOI&quot;:&quot;10.1145/2465085.2465099&quot;,&quot;title&quot;:&quot;Re-engineering the ICT profession: a global call for collective action&quot;,&quot;title-short&quot;:&quot;Re-engineering the ICT profession&quot;,&quot;ISSN&quot;:&quot;2153-2184&quot;,&quot;author&quot;:[{&quot;given&quot;:&quot;Christina&quot;,&quot;family&quot;:&quot;Preston&quot;}],&quot;citation-key&quot;:&quot;preston_re-engineering_2013&quot;,&quot;id&quot;:&quot;preston_re-engineering_2013&quot;,&quot;accessed&quot;:{&quot;date-parts&quot;:[[&quot;2024&quot;,7,11]]},&quot;volume&quot;:&quot;4&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URL&quot;:&quot;https://doi.org/10.1145/2465085.2465099&quot;,&quot;issue&quot;:&quot;2&quot;,&quot;type&quot;:&quot;article-journal&quot;,&quot;issued&quot;:{&quot;date-parts&quot;:[[&quot;2013&quot;,6,1]]},&quot;source&quot;:&quot;ACM Digital Library&quot;,&quot;container-title&quot;:&quot;ACM Inroads&quot;}}],&quot;citationID&quot;:&quot;hiezavie&quot;} RNDlyxtsdrjuy"/>&lt;Do Zotero Refresh: [@preston_re-engineering_2013]&gt;<text:reference-mark-end text:name="ZOTERO_ITEM CSL_CITATION {&quot;schema&quot;:&quot;https://github.com/citation-style-language/schema/raw/master/csl-citation.json&quot;,&quot;properties&quot;:{&quot;formattedCitation&quot;:&quot;[@preston_re-engineering_2013]&quot;,&quot;noteIndex&quot;:0},&quot;citationItems&quot;:[{&quot;uris&quot;:[&quot;http://zotero.org/users/1913249/items/6T7NR2QM&quot;],&quot;id&quot;:9625,&quot;uri&quot;:[&quot;http://zotero.org/users/1913249/items/6T7NR2QM&quot;],&quot;prefix&quot;:&quot;&quot;,&quot;suffix&quot;:&quot;&quot;,&quot;itemData&quot;:{&quot;page&quot;:&quot;42–49&quot;,&quot;DOI&quot;:&quot;10.1145/2465085.2465099&quot;,&quot;title&quot;:&quot;Re-engineering the ICT profession: a global call for collective action&quot;,&quot;title-short&quot;:&quot;Re-engineering the ICT profession&quot;,&quot;ISSN&quot;:&quot;2153-2184&quot;,&quot;author&quot;:[{&quot;given&quot;:&quot;Christina&quot;,&quot;family&quot;:&quot;Preston&quot;}],&quot;citation-key&quot;:&quot;preston_re-engineering_2013&quot;,&quot;id&quot;:&quot;preston_re-engineering_2013&quot;,&quot;accessed&quot;:{&quot;date-parts&quot;:[[&quot;2024&quot;,7,11]]},&quot;volume&quot;:&quot;4&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URL&quot;:&quot;https://doi.org/10.1145/2465085.2465099&quot;,&quot;issue&quot;:&quot;2&quot;,&quot;type&quot;:&quot;article-journal&quot;,&quot;issued&quot;:{&quot;date-parts&quot;:[[&quot;2013&quot;,6,1]]},&quot;source&quot;:&quot;ACM Digital Library&quot;,&quot;container-title&quot;:&quot;ACM Inroads&quot;}}],&quot;citationID&quot;:&quot;hiezavie&quot;} RNDlyxtsdrjuy"/> shares Twining’s perspective that Gove and Schmidt’s critique of previous ICT provision was misjudged, sharing a perspective that the ICT had been given a good kicking in part as a political football.</text:p>
      <text:p text:style-name="Text_20_body">A recent report by Kemp and colleagues <text:reference-mark-start text:name="ZOTERO_ITEM CSL_CITATION {&quot;schema&quot;:&quot;https://github.com/citation-style-language/schema/raw/master/csl-citation.json&quot;,&quot;properties&quot;:{&quot;formattedCitation&quot;:&quot;[@kemp_considerations_2024]&quot;,&quot;noteIndex&quot;:0},&quot;citationItems&quot;:[{&quot;uris&quot;:[&quot;http://zotero.org/users/1913249/items/8U6BXM7H&quot;],&quot;id&quot;:9555,&quot;uri&quot;:[&quot;http://zotero.org/users/1913249/items/8U6BXM7H&quot;],&quot;prefix&quot;:&quot;&quot;,&quot;suffix&quot;:&quot;&quot;,&quot;itemData&quot;:{&quot;id&quot;:&quot;kemp_considerations_2024&quot;,&quot;title&quot;:&quot;The future of computing education: Considerations for policy, curriculum and practice.&quot;,&quot;source&quot;:&quot;Zotero&quot;,&quot;author&quot;:[{&quot;given&quot;:&quot;Peter&quot;,&quot;family&quot;:&quot;Kemp&quot;},{&quot;given&quot;:&quot;Billy&quot;,&quot;family&quot;:&quot;Wong&quot;},{&quot;given&quot;:&quot;Jessica&quot;,&quot;family&quot;:&quot;Hamer&quot;},{&quot;given&quot;:&quot;Meggie&quot;,&quot;family&quot;:&quot;Copsey-Blake&quot;}],&quot;language&quot;:&quot;en&quot;,&quot;type&quot;:&quot;report&quot;,&quot;issued&quot;:{&quot;date-parts&quot;:[[&quot;2024&quot;]]},&quot;publisher&quot;:&quot;King's College London and University of Reading&quot;,&quot;citation-key&quot;:&quot;kemp_considerations_2024&quot;}}],&quot;citationID&quot;:&quot;xwfuohxx&quot;} RNDwmoehwmmwm"/>&lt;Do Zotero Refresh: [@kemp_considerations_2024]&gt;<text:reference-mark-end text:name="ZOTERO_ITEM CSL_CITATION {&quot;schema&quot;:&quot;https://github.com/citation-style-language/schema/raw/master/csl-citation.json&quot;,&quot;properties&quot;:{&quot;formattedCitation&quot;:&quot;[@kemp_considerations_2024]&quot;,&quot;noteIndex&quot;:0},&quot;citationItems&quot;:[{&quot;uris&quot;:[&quot;http://zotero.org/users/1913249/items/8U6BXM7H&quot;],&quot;id&quot;:9555,&quot;uri&quot;:[&quot;http://zotero.org/users/1913249/items/8U6BXM7H&quot;],&quot;prefix&quot;:&quot;&quot;,&quot;suffix&quot;:&quot;&quot;,&quot;itemData&quot;:{&quot;id&quot;:&quot;kemp_considerations_2024&quot;,&quot;title&quot;:&quot;The future of computing education: Considerations for policy, curriculum and practice.&quot;,&quot;source&quot;:&quot;Zotero&quot;,&quot;author&quot;:[{&quot;given&quot;:&quot;Peter&quot;,&quot;family&quot;:&quot;Kemp&quot;},{&quot;given&quot;:&quot;Billy&quot;,&quot;family&quot;:&quot;Wong&quot;},{&quot;given&quot;:&quot;Jessica&quot;,&quot;family&quot;:&quot;Hamer&quot;},{&quot;given&quot;:&quot;Meggie&quot;,&quot;family&quot;:&quot;Copsey-Blake&quot;}],&quot;language&quot;:&quot;en&quot;,&quot;type&quot;:&quot;report&quot;,&quot;issued&quot;:{&quot;date-parts&quot;:[[&quot;2024&quot;]]},&quot;publisher&quot;:&quot;King's College London and University of Reading&quot;,&quot;citation-key&quot;:&quot;kemp_considerations_2024&quot;}}],&quot;citationID&quot;:&quot;xwfuohxx&quot;} RNDwmoehwmmwm"/> on the future of computing education confirms some of these initial concerns about the 2013 computing curriculum and related exams. The report outlines the disparity and dropping numbers in the uptake of digital-related qualifications. A previous report, “After the Reboot” <text:reference-mark-start text:name="ZOTERO_ITEM CSL_CITATION {&quot;schema&quot;:&quot;https://github.com/citation-style-language/schema/raw/master/csl-citation.json&quot;,&quot;properties&quot;:{&quot;formattedCitation&quot;:&quot;[@waite_pedagogy_2017]&quot;,&quot;noteIndex&quot;:0},&quot;citationItems&quot;:[{&quot;uris&quot;:[&quot;http://zotero.org/users/1913249/items/R4M4KKC8&quot;],&quot;id&quot;:3869,&quot;uri&quot;:[&quot;http://zotero.org/users/1913249/items/R4M4KKC8&quot;],&quot;prefix&quot;:&quot;&quot;,&quot;suffix&quot;:&quot;&quot;,&quot;itemData&quot;:{&quot;page&quot;:&quot;90&quot;,&quot;id&quot;:&quot;waite_pedagogy_2017&quot;,&quot;title&quot;:&quot;Pedagogy in teaching Computer Science in schools: A Literature Review&quot;,&quot;source&quot;:&quot;Zotero&quot;,&quot;author&quot;:[{&quot;given&quot;:&quot;Jane&quot;,&quot;family&quot;:&quot;Waite&quot;}],&quot;URL&quot;:&quot;https://royalsociety.org/%7E/media/policy/projects/computing-education/literature-review-pedagogy-in-teaching.pdf&quot;,&quot;language&quot;:&quot;en&quot;,&quot;type&quot;:&quot;report&quot;,&quot;issued&quot;:{&quot;date-parts&quot;:[[&quot;2017&quot;]]},&quot;publisher&quot;:&quot;Royal Society&quot;,&quot;citation-key&quot;:&quot;waite_pedagogy_2017&quot;}}],&quot;citationID&quot;:&quot;hersdpmv&quot;} RNDsefmddjiyx"/>&lt;Do Zotero Refresh: [@waite_pedagogy_2017]&gt;<text:reference-mark-end text:name="ZOTERO_ITEM CSL_CITATION {&quot;schema&quot;:&quot;https://github.com/citation-style-language/schema/raw/master/csl-citation.json&quot;,&quot;properties&quot;:{&quot;formattedCitation&quot;:&quot;[@waite_pedagogy_2017]&quot;,&quot;noteIndex&quot;:0},&quot;citationItems&quot;:[{&quot;uris&quot;:[&quot;http://zotero.org/users/1913249/items/R4M4KKC8&quot;],&quot;id&quot;:3869,&quot;uri&quot;:[&quot;http://zotero.org/users/1913249/items/R4M4KKC8&quot;],&quot;prefix&quot;:&quot;&quot;,&quot;suffix&quot;:&quot;&quot;,&quot;itemData&quot;:{&quot;page&quot;:&quot;90&quot;,&quot;id&quot;:&quot;waite_pedagogy_2017&quot;,&quot;title&quot;:&quot;Pedagogy in teaching Computer Science in schools: A Literature Review&quot;,&quot;source&quot;:&quot;Zotero&quot;,&quot;author&quot;:[{&quot;given&quot;:&quot;Jane&quot;,&quot;family&quot;:&quot;Waite&quot;}],&quot;URL&quot;:&quot;https://royalsociety.org/%7E/media/policy/projects/computing-education/literature-review-pedagogy-in-teaching.pdf&quot;,&quot;language&quot;:&quot;en&quot;,&quot;type&quot;:&quot;report&quot;,&quot;issued&quot;:{&quot;date-parts&quot;:[[&quot;2017&quot;]]},&quot;publisher&quot;:&quot;Royal Society&quot;,&quot;citation-key&quot;:&quot;waite_pedagogy_2017&quot;}}],&quot;citationID&quot;:&quot;hersdpmv&quot;} RNDsefmddjiyx"/>,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factors have led may practitioners and researchers to investigate game making in more informal settings.</text:p>
      <text:p text:style-name="Text_20_body">MOVED INTEGRATE UP The contextual challenges in UK computing education outline above contrast with the positive developments in digital making, specifically through new software and hardware. The decline in participation in digital qualifications after curriculum changes highlights a mismatch between the curriculum and the opportunities provided by recent advancements.</text:p>
      <text:h text:style-name="Heading_20_4" text:outline-level="4"><text:bookmark-start text:name="family-home-education-settings-as-a-site-of-research"/>(Family) Home education settings as a site of research<text:bookmark-end text:name="family-home-education-settings-as-a-site-of-research"/></text:h>
      <text:p text:style-name="First_20_paragraph">NOTES - could also link with after school club as a similar site. And the value of third spaces (check cross over with Ch.2)</text:p>
      <text:p text:style-name="Text_20_body">While home education is not a core focus of this thesis, it is a significant contextual factor in the research process. As such, I address key contextual factors that impact this study here. Research in schools settings is sometimes hampered by practical issues such as timetable considerations and lack of time for project work outside of the subject curriculum. These factors are largely absent when working with home educating families. An alignment with the needs of participants was also a relevant factor in this work with home educators, allowing for reciprocity in the research process. My engagement with game creation via coding stemmed a consultation with home educators as part of my university outreach and partnership work. To align with the interests of parents and children at the consultation asked if we could lead activities which drew on interest their children’s interest in digital games, Minecraft being a name example, to promote computer coding. Home educators’ motivations are explored more broadly in Chapter 2,</text:p>
      <text:h text:style-name="Heading_20_3" text:outline-level="3"><text:bookmark-start text:name="overview-of-barriers-to-game-making-which-apply-to-both-formal-and-non-formal-environments"/>Overview of barriers to game making (which apply to both formal and non-formal environments)<text:bookmark-end text:name="overview-of-barriers-to-game-making-which-apply-to-both-formal-and-non-formal-environments"/></text:h>
      <text:p text:style-name="First_20_paragraph">While the previous sections have addressed some of the opportunities and benefits of engaging in digital game making, there are significant barriers that affect both formal and informal contexts to varying extents. This section gives an overview of key issues related to the scope of this study. Technical barriers include the inherent complexity of coding and can be compounded by economic barriers that can prevent access to the software, hardware, or social environments needed to develop as a game maker. Identity-related barriers such as those related to gender, race, and class have been shown to negatively impact participation in digital making and more specifically game making.</text:p>
      <text:p text:style-name="Text_20_body">EXPAND THIS NOW. ## 3. Rationale for the Study:</text:p>
      <text:h text:style-name="Heading_20_3" text:outline-level="3"><text:bookmark-start text:name="personal-motivations"/>Personal Motivations<text:bookmark-end text:name="personal-motivations"/></text:h>
      <text:p text:style-name="First_20_paragraph">A personal motivation driving this research is to better understand my practice as an activist, community worker and practice-focused educator. As a practitioner, while I had a sense of what success felt like in creative media project work, I lacked clear language to communicate this either in the academic or practice based settings. This motivation has guided me towards existing research reflect on experiences of developing agency within a non-formal communities. In my past community training practice, I used terms like <text:span text:style-name="T1">empowerment</text:span> and promoting learners <text:span text:style-name="T1">choice</text:span>. As I used these terms in an academic context there was push back from colleagues - seeing choice as a term tainted by market driven trends in education. Instead, to help reflect on this issue, this thesis engages with a complex and dynamic picture of participant agency. This complexity is important to this thesis as it allows a full exploration of contextual factors at play, especially initial and emerging barriers to participation to undertaking project work. One research question of thesis addresses the process of developing agency within a community. While agency and autonomy have disputed, often inter-related definitions <text:reference-mark-start text:name="ZOTERO_ITEM CSL_CITATION {&quot;schema&quot;:&quot;https://github.com/citation-style-language/schema/raw/master/csl-citation.json&quot;,&quot;properties&quot;:{&quot;formattedCitation&quot;:&quot;[@huang_autonomy_2013; @matusov_mapping_2016]&quot;,&quot;noteIndex&quot;:0},&quot;citationItems&quot;:[{&quot;uris&quot;:[&quot;http://zotero.org/users/1913249/items/PSMR8LFN&quot;],&quot;id&quot;:8822,&quot;uri&quot;:[&quot;http://zotero.org/users/1913249/items/PSMR8LFN&quot;],&quot;prefix&quot;:&quot;&quot;,&quot;suffix&quot;:&quot;&quot;,&quot;itemData&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volume&quot;:&quot;36&quot;,&quot;DOI&quot;:&quot;10.1515/cjal-2013-0002&quot;,&quot;title&quot;:&quot;Autonomy, Agency and Identity in Foreign and Second Language Education&quot;,&quot;URL&quot;:&quot;https://www.degruyter.com/document/doi/10.1515/cjal-2013-0002/html&quot;,&quot;issue&quot;:&quot;1&quot;,&quot;source&quot;:&quot;DOI.org (Crossref)&quot;,&quot;ISSN&quot;:&quot;2192-9513, 2192-9505&quot;,&quot;container-title&quot;:&quot;Chinese Journal of Applied Linguistics&quot;,&quot;author&quot;:[{&quot;given&quot;:&quot;Jing (Peter)&quot;,&quot;family&quot;:&quot;Huang&quot;},{&quot;given&quot;:&quot;Phil&quot;,&quot;family&quot;:&quot;Benson&quot;}],&quot;language&quot;:&quot;en&quot;,&quot;type&quot;:&quot;article-journal&quot;,&quot;issued&quot;:{&quot;date-parts&quot;:[[&quot;2013&quot;,1,2]]},&quot;accessed&quot;:{&quot;date-parts&quot;:[[&quot;2023&quot;,6,19]]},&quot;citation-key&quot;:&quot;huang_autonomy_2013&quot;}},{&quot;uris&quot;:[&quot;http://zotero.org/users/1913249/items/ZU33LZ9E&quot;],&quot;id&quot;:8819,&quot;uri&quot;:[&quot;http://zotero.org/users/1913249/items/ZU33LZ9E&quot;],&quot;prefix&quot;:&quot;&quot;,&quot;suffix&quot;:&quot;&quot;,&quot;itemData&quot;:{&quot;page&quot;:&quot;420-446&quot;,&quot;DOI&quot;:&quot;10.1007/s12124-015-9336-0&quot;,&quot;title&quot;:&quot;Mapping Concepts of Agency in Educational Contexts&quot;,&quot;ISSN&quot;:&quot;1936-3567&quot;,&quot;container-title-short&quot;:&quot;Integr. psych. behav.&quot;,&quot;citation-key&quot;:&quot;matusov_mapping_2016&quot;,&quot;id&quot;:&quot;matusov_mapping_2016&quot;,&quot;accessed&quot;:{&quot;date-parts&quot;:[[&quot;2023&quot;,6,19]]},&quot;volume&quot;:&quot;50&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given&quot;:&quot;Eugene&quot;,&quot;family&quot;:&quot;Matusov&quot;},{&quot;given&quot;:&quot;Katherine&quot;,&quot;non-dropping-particle&quot;:&quot;von&quot;,&quot;family&quot;:&quot;Duyke&quot;},{&quot;given&quot;:&quot;Shakhnoza&quot;,&quot;family&quot;:&quot;Kayumova&quot;}],&quot;source&quot;:&quot;Springer Link&quot;,&quot;language&quot;:&quot;en&quot;,&quot;type&quot;:&quot;article-journal&quot;,&quot;issued&quot;:{&quot;date-parts&quot;:[[&quot;2016&quot;,9,1]]},&quot;issue&quot;:&quot;3&quot;,&quot;container-title&quot;:&quot;Integrative Psychological and Behavioral Science&quot;}}],&quot;citationID&quot;:&quot;qvvmikrp&quot;} RNDgdbcqjhicl"/>&lt;Do Zotero Refresh: [@huang_autonomy_2013; @matusov_mapping_2016]&gt;<text:reference-mark-end text:name="ZOTERO_ITEM CSL_CITATION {&quot;schema&quot;:&quot;https://github.com/citation-style-language/schema/raw/master/csl-citation.json&quot;,&quot;properties&quot;:{&quot;formattedCitation&quot;:&quot;[@huang_autonomy_2013; @matusov_mapping_2016]&quot;,&quot;noteIndex&quot;:0},&quot;citationItems&quot;:[{&quot;uris&quot;:[&quot;http://zotero.org/users/1913249/items/PSMR8LFN&quot;],&quot;id&quot;:8822,&quot;uri&quot;:[&quot;http://zotero.org/users/1913249/items/PSMR8LFN&quot;],&quot;prefix&quot;:&quot;&quot;,&quot;suffix&quot;:&quot;&quot;,&quot;itemData&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volume&quot;:&quot;36&quot;,&quot;DOI&quot;:&quot;10.1515/cjal-2013-0002&quot;,&quot;title&quot;:&quot;Autonomy, Agency and Identity in Foreign and Second Language Education&quot;,&quot;URL&quot;:&quot;https://www.degruyter.com/document/doi/10.1515/cjal-2013-0002/html&quot;,&quot;issue&quot;:&quot;1&quot;,&quot;source&quot;:&quot;DOI.org (Crossref)&quot;,&quot;ISSN&quot;:&quot;2192-9513, 2192-9505&quot;,&quot;container-title&quot;:&quot;Chinese Journal of Applied Linguistics&quot;,&quot;author&quot;:[{&quot;given&quot;:&quot;Jing (Peter)&quot;,&quot;family&quot;:&quot;Huang&quot;},{&quot;given&quot;:&quot;Phil&quot;,&quot;family&quot;:&quot;Benson&quot;}],&quot;language&quot;:&quot;en&quot;,&quot;type&quot;:&quot;article-journal&quot;,&quot;issued&quot;:{&quot;date-parts&quot;:[[&quot;2013&quot;,1,2]]},&quot;accessed&quot;:{&quot;date-parts&quot;:[[&quot;2023&quot;,6,19]]},&quot;citation-key&quot;:&quot;huang_autonomy_2013&quot;}},{&quot;uris&quot;:[&quot;http://zotero.org/users/1913249/items/ZU33LZ9E&quot;],&quot;id&quot;:8819,&quot;uri&quot;:[&quot;http://zotero.org/users/1913249/items/ZU33LZ9E&quot;],&quot;prefix&quot;:&quot;&quot;,&quot;suffix&quot;:&quot;&quot;,&quot;itemData&quot;:{&quot;page&quot;:&quot;420-446&quot;,&quot;DOI&quot;:&quot;10.1007/s12124-015-9336-0&quot;,&quot;title&quot;:&quot;Mapping Concepts of Agency in Educational Contexts&quot;,&quot;ISSN&quot;:&quot;1936-3567&quot;,&quot;container-title-short&quot;:&quot;Integr. psych. behav.&quot;,&quot;citation-key&quot;:&quot;matusov_mapping_2016&quot;,&quot;id&quot;:&quot;matusov_mapping_2016&quot;,&quot;accessed&quot;:{&quot;date-parts&quot;:[[&quot;2023&quot;,6,19]]},&quot;volume&quot;:&quot;50&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given&quot;:&quot;Eugene&quot;,&quot;family&quot;:&quot;Matusov&quot;},{&quot;given&quot;:&quot;Katherine&quot;,&quot;non-dropping-particle&quot;:&quot;von&quot;,&quot;family&quot;:&quot;Duyke&quot;},{&quot;given&quot;:&quot;Shakhnoza&quot;,&quot;family&quot;:&quot;Kayumova&quot;}],&quot;source&quot;:&quot;Springer Link&quot;,&quot;language&quot;:&quot;en&quot;,&quot;type&quot;:&quot;article-journal&quot;,&quot;issued&quot;:{&quot;date-parts&quot;:[[&quot;2016&quot;,9,1]]},&quot;issue&quot;:&quot;3&quot;,&quot;container-title&quot;:&quot;Integrative Psychological and Behavioral Science&quot;}}],&quot;citationID&quot;:&quot;qvvmikrp&quot;} RNDgdbcqjhicl"/>. In chapter 3, this study explores the following terms to guide later analysis: instrumental agency; relational agency ; and authorial agency.</text:p>
      <text:h text:style-name="Heading_20_3" text:outline-level="3"><text:bookmark-start text:name="observations-leading-to-perceived-need"/>Observations leading to perceived need<text:bookmark-end text:name="observations-leading-to-perceived-need"/></text:h>
      <text:h text:style-name="Heading_20_3" text:outline-level="3"><text:bookmark-start text:name="convictions-about-potential---include-dynamic-of-agency-here-and-limits"/>Convictions about potential - include dynamic of agency here (and limits?)<text:bookmark-end text:name="convictions-about-potential---include-dynamic-of-agency-here-and-limits"/></text:h>
      <text:h text:style-name="Heading_20_2" text:outline-level="2"><text:bookmark-start text:name="research-objectives-and-questions-swapped---maybe-move-up-even"/>4. Research objectives and questions (Swapped) - MAYBE MOVE UP EVEN?<text:bookmark-end text:name="research-objectives-and-questions-swapped---maybe-move-up-even"/></text:h>
      <text:h text:style-name="Heading_20_3" text:outline-level="3"><text:bookmark-start text:name="primary-research-question-and-aims-and-objectives"/>Primary Research Question and aims and objectives<text:bookmark-end text:name="primary-research-question-and-aims-and-objectives"/></text:h>
      <text:p text:style-name="First_20_paragraph"><text:span text:style-name="T2">Primary research question (RQP):</text:span> How can understandings of how to design and facilitate CGD&amp;P be enriched using socio-cultural approaches?</text:p>
      <text:h text:style-name="Heading_20_3" text:outline-level="3"><text:bookmark-start text:name="research-objectives-recap-of-motivation"/>Research objectives &amp; Recap of motivation<text:bookmark-end text:name="research-objectives-recap-of-motivation"/></text:h>
      <text:p text:style-name="First_20_paragraph">Despite the many studies published on the benefits of game making for learning, particularly in the years 2013 to 2020, few contain detailed specifics of pedagogies or tool use when supporting learners in initial stages of game design. Additionally, many of the technologies used in past studies are no longer practical to use. This study aims to evaluate and build on relevant research, detailed in Chapter 2, and to update practices to use open-source, industry standard, web-technologies (HTML and JavaScript) with an aim to add longevity, authenticity, and extensibility to the game making toolset. In addition, this research proposes a clear but flexible pedagogy based around the use of gameplay design patterns, that has emerged from a responsive design process. These themes are continued in the design narrative of Chapter 4.</text:p>
      <text:p text:style-name="Text_20_body">###. The scope of the thesis and what it does not try to address</text:p>
      <text:h text:style-name="Heading_20_3" text:outline-level="3"><text:bookmark-start text:name="the-challenge-of-maintaining-focus-in-this-phd-process"/>The challenge of maintaining focus in this PhD process<text:bookmark-end text:name="the-challenge-of-maintaining-focus-in-this-phd-process"/></text:h>
      <text:p text:style-name="First_20_paragraph">Creating a design experiment with several iterations created not only large amounts of research materials. This presented not only challenges of how to prioritise data gathered (Chapter 4), but in addition the rich set of experiences and educational tools created made it difficult to disentangle the interplay of contributing elements to choose a focus suitable for a targeted PhD dissertation.</text:p>
      <text:p text:style-name="Text_20_body">Beyond this chapter however I do prioritise key elements of the experience and disregard large amounts of the data gathered. I focus on two main sessions out of twelve recorded, putting to one side completely comparative data using a different coding tool. I have also put to one side a line of inquiry exploring a drama process introduced in the third phase of the design. Instead, the main prioritisation is represented in the research questions: that being, the use of gameplay design patterns, and their relationship with emerging participant agency. Even this more limited focus, still contains a rich interplay of diverse tool use, varied of and a study of different dimensions of agency shown by participants. While, at times, this diversity may ask a lot of the reader to follow, it is justifiable due to the complex nature of the learning experiences involved.</text:p>
      <text:h text:style-name="Heading_20_2" text:outline-level="2"><text:bookmark-start text:name="significance-of-the-study"/>Significance of the study<text:bookmark-end text:name="significance-of-the-study"/></text:h>
      <text:h text:style-name="Heading_20_3" text:outline-level="3"><text:bookmark-start text:name="wider-implications-and-applications-of-the-research"/>Wider implications and applications of the research<text:bookmark-end text:name="wider-implications-and-applications-of-the-research"/></text:h>
      <text:p text:style-name="First_20_paragraph">To further understand research objectives it is important to situate the potential relevance of the outcomes of this research by exploring its potential audience and impact. Given the overall direction of this thesis, there are several possible audiences to which this is relevant. These include home educating families, teachers and facilitators, researchers in computing, and media production areas. To address this potential a concrete and detailed approach to describing the research is taken to allow for the communication of specifics of workshop practices and pedagogical approaches. Practitioners may find the narrative description of the design in Chapter 4 an accessible starting point for this work.</text:p>
      <text:p text:style-name="Text_20_body">Educational researchers may find the exploration of agency in this study of particular value. In Chapter 7 I employ recent advances in sociocultural interpretations of collective agency, transformative agency in particular, to analyse this community game making context. As such, while not theoretically novel, this work may form a useful, situated contribution to emerging work in this area.</text:p>
      <text:p text:style-name="Text_20_body">To return to the pedagogical outputs, to find out who may benefit from the proposed inclusive game making pedagogy it is of use to ask <text:span text:style-name="T1">who benefits from the success of the Game Making Movement?</text:span> The term Game Making Movement has not been widely applied, but its use by some writers indicates that a significant amount of research has been carried out as part of funded programs, not to mention extensive and creative efforts by professionals and volunteers alike to incorporate this game making into educational experiences. There are diverse motivations to encourage in game making for learning. Examples are explore in more depth in Chapter 2, but include: supporting a stem-pipeline into industry, aims to develop digital literacy, to learning other school subjects or exploring ethical issues. When commercially or institutionally sponsored, some of the sponsors’ expectations may negatively impact the inclusivity of the learning environments in which game making happens. For examples, see Vossoughi and colleagues <text:reference-mark-start text:name="ZOTERO_ITEM CSL_CITATION {&quot;schema&quot;:&quot;https://github.com/citation-style-language/schema/raw/master/csl-citation.json&quot;,&quot;properties&quot;:{&quot;formattedCitation&quot;:&quot;[@vossoughi_making_2016]&quot;,&quot;noteIndex&quot;:0},&quot;citationItems&quot;:[{&quot;uris&quot;:[&quot;http://zotero.org/users/1913249/items/E7EXZNJ2&quot;],&quot;id&quot;:1756,&quot;uri&quot;:[&quot;http://zotero.org/users/1913249/items/E7EXZNJ2&quot;],&quot;prefix&quot;:&quot;&quot;,&quot;suffix&quot;:&quot;&quot;,&quot;itemData&quot;:{&quot;page&quot;:&quot;206–232&quot;,&quot;id&quot;:&quot;vossoughi_making_2016&quot;,&quot;accessed&quot;:{&quot;date-parts&quot;:[[&quot;2017&quot;,10,14]]},&quot;title&quot;:&quot;Making through the lens of culture and power: Toward transformative visions for educational equity&quot;,&quot;title-short&quot;:&quot;Making through the lens of culture and power&quot;,&quot;volume&quot;:&quot;86&quot;,&quot;source&quot;:&quot;Google Scholar&quot;,&quot;container-title&quot;:&quot;Harvard Educational Review&quot;,&quot;URL&quot;:&quot;http://www.hepgjournals.org/doi/abs/10.17763/0017-8055.86.2.206&quot;,&quot;author&quot;:[{&quot;given&quot;:&quot;Shirin&quot;,&quot;family&quot;:&quot;Vossoughi&quot;},{&quot;given&quot;:&quot;Paula K.&quot;,&quot;family&quot;:&quot;Hooper&quot;},{&quot;given&quot;:&quot;Meg&quot;,&quot;family&quot;:&quot;Escudé&quot;}],&quot;type&quot;:&quot;article-journal&quot;,&quot;issued&quot;:{&quot;date-parts&quot;:[[&quot;2016&quot;]]},&quot;issue&quot;:&quot;2&quot;,&quot;citation-key&quot;:&quot;vossoughi_making_2016&quot;}}],&quot;citationID&quot;:&quot;ypgrtmew&quot;} RNDqnfolvkgis"/>&lt;Do Zotero Refresh: [@vossoughi_making_2016]&gt;<text:reference-mark-end text:name="ZOTERO_ITEM CSL_CITATION {&quot;schema&quot;:&quot;https://github.com/citation-style-language/schema/raw/master/csl-citation.json&quot;,&quot;properties&quot;:{&quot;formattedCitation&quot;:&quot;[@vossoughi_making_2016]&quot;,&quot;noteIndex&quot;:0},&quot;citationItems&quot;:[{&quot;uris&quot;:[&quot;http://zotero.org/users/1913249/items/E7EXZNJ2&quot;],&quot;id&quot;:1756,&quot;uri&quot;:[&quot;http://zotero.org/users/1913249/items/E7EXZNJ2&quot;],&quot;prefix&quot;:&quot;&quot;,&quot;suffix&quot;:&quot;&quot;,&quot;itemData&quot;:{&quot;page&quot;:&quot;206–232&quot;,&quot;id&quot;:&quot;vossoughi_making_2016&quot;,&quot;accessed&quot;:{&quot;date-parts&quot;:[[&quot;2017&quot;,10,14]]},&quot;title&quot;:&quot;Making through the lens of culture and power: Toward transformative visions for educational equity&quot;,&quot;title-short&quot;:&quot;Making through the lens of culture and power&quot;,&quot;volume&quot;:&quot;86&quot;,&quot;source&quot;:&quot;Google Scholar&quot;,&quot;container-title&quot;:&quot;Harvard Educational Review&quot;,&quot;URL&quot;:&quot;http://www.hepgjournals.org/doi/abs/10.17763/0017-8055.86.2.206&quot;,&quot;author&quot;:[{&quot;given&quot;:&quot;Shirin&quot;,&quot;family&quot;:&quot;Vossoughi&quot;},{&quot;given&quot;:&quot;Paula K.&quot;,&quot;family&quot;:&quot;Hooper&quot;},{&quot;given&quot;:&quot;Meg&quot;,&quot;family&quot;:&quot;Escudé&quot;}],&quot;type&quot;:&quot;article-journal&quot;,&quot;issued&quot;:{&quot;date-parts&quot;:[[&quot;2016&quot;]]},&quot;issue&quot;:&quot;2&quot;,&quot;citation-key&quot;:&quot;vossoughi_making_2016&quot;}}],&quot;citationID&quot;:&quot;ypgrtmew&quot;} RNDqnfolvkgis"/> critique of maker movement and the potentially negative impact of the positivist, industry-focused STEM agenda on inclusive practice. This study aims to lean in the other direction and prioritise learner agency. However, the developing of computational fluency in learners is of broad utility to varied streams and motivations. As such, the pedagogy and toolset to facilitate game making should be used broadly.</text:p>
      <text:h text:style-name="Heading_20_3" text:outline-level="3"><text:bookmark-start text:name="contribution-to-knowledge-of-this-thesis"/>Contribution to knowledge of this thesis<text:bookmark-end text:name="contribution-to-knowledge-of-this-thesis"/></text:h>
      <text:p text:style-name="First_20_paragraph">While there has been a large body of research on the value and practice of game making for educational purposes, it is a dynamic landscape which has many areas which merit additional research. This study is novel in its approach of using a JavaScript game library in a code playground coding environment as a tool for novices.</text:p>
      <text:p text:style-name="Text_20_body">While the theme of collaborative pedagogies and social practices are well explore in literature on game making, the process of creating a game making community are under-represented. Few addressing an explicit intention to nurture a community of game makers or details how the process of community formation occurred. While this wider community formation is not the main focus of this study, it is a thread which is explored here through the lens of collective agency. In order to capture and analyse the process of social and cultural development happening in the fledgling community I have used methods of data collection and analysis which I feel may be useful to share as a contribution to the field. Chapter 4 details the methodology of recording a dynamic picture of cultural interactions. Of particular novel interest may be the use of concurrent, side-by-side analysis of capture of what was happening on participants computer screens and 360 video recordings of the room interactions.</text:p>
      <text:p text:style-name="Text_20_body">Turning to the issue of dissemination, the process of sharing details of pedagogical practice for and audience of researchers and practitioners is complicated. As previously described, many game making studies mentioned also omit descriptions of pedagogies used. Illingworth’s review <text:reference-mark-start text:name="ZOTERO_ITEM CSL_CITATION {&quot;schema&quot;:&quot;https://github.com/citation-style-language/schema/raw/master/csl-citation.json&quot;,&quot;properties&quot;:{&quot;formattedCitation&quot;:&quot;[@illingworth_review_2017]&quot;,&quot;noteIndex&quot;:0},&quot;citationItems&quot;:[{&quot;uris&quot;:[&quot;http://zotero.org/users/1913249/items/ZBN3I6KZ&quot;],&quot;id&quot;:9581,&quot;uri&quot;:[&quot;http://zotero.org/users/1913249/items/ZBN3I6KZ&quot;],&quot;prefix&quot;:&quot;&quot;,&quot;suffix&quot;:&quot;&quot;,&quot;itemData&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id&quot;:&quot;illingworth_review_2017&quot;,&quot;accessed&quot;:{&quot;date-parts&quot;:[[&quot;2024&quot;,7,10]]},&quot;title&quot;:&quot;Review of Connected Gaming&quot;,&quot;container-title&quot;:&quot;Manchester Game Centre&quot;,&quot;URL&quot;:&quot;https://manchestergamecentre.org/blog-db/book-review-connected-gaming&quot;,&quot;language&quot;:&quot;en-US&quot;,&quot;type&quot;:&quot;post-weblog&quot;,&quot;issued&quot;:{&quot;date-parts&quot;:[[&quot;2017&quot;,1,31]]},&quot;author&quot;:[{&quot;given&quot;:&quot;Sam&quot;,&quot;family&quot;:&quot;Illingworth&quot;}],&quot;citation-key&quot;:&quot;illingworth_review_2017&quot;}}],&quot;citationID&quot;:&quot;qzixdkau&quot;} RNDuhcwsblzsf"/>&lt;Do Zotero Refresh: [@illingworth_review_2017]&gt;<text:reference-mark-end text:name="ZOTERO_ITEM CSL_CITATION {&quot;schema&quot;:&quot;https://github.com/citation-style-language/schema/raw/master/csl-citation.json&quot;,&quot;properties&quot;:{&quot;formattedCitation&quot;:&quot;[@illingworth_review_2017]&quot;,&quot;noteIndex&quot;:0},&quot;citationItems&quot;:[{&quot;uris&quot;:[&quot;http://zotero.org/users/1913249/items/ZBN3I6KZ&quot;],&quot;id&quot;:9581,&quot;uri&quot;:[&quot;http://zotero.org/users/1913249/items/ZBN3I6KZ&quot;],&quot;prefix&quot;:&quot;&quot;,&quot;suffix&quot;:&quot;&quot;,&quot;itemData&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id&quot;:&quot;illingworth_review_2017&quot;,&quot;accessed&quot;:{&quot;date-parts&quot;:[[&quot;2024&quot;,7,10]]},&quot;title&quot;:&quot;Review of Connected Gaming&quot;,&quot;container-title&quot;:&quot;Manchester Game Centre&quot;,&quot;URL&quot;:&quot;https://manchestergamecentre.org/blog-db/book-review-connected-gaming&quot;,&quot;language&quot;:&quot;en-US&quot;,&quot;type&quot;:&quot;post-weblog&quot;,&quot;issued&quot;:{&quot;date-parts&quot;:[[&quot;2017&quot;,1,31]]},&quot;author&quot;:[{&quot;given&quot;:&quot;Sam&quot;,&quot;family&quot;:&quot;Illingworth&quot;}],&quot;citation-key&quot;:&quot;illingworth_review_2017&quot;}}],&quot;citationID&quot;:&quot;qzixdkau&quot;} RNDuhcwsblzsf"/> of Kafai and Burke’s influential book on game making for learning <text:reference-mark-start text:name="ZOTERO_ITEM CSL_CITATION {&quot;schema&quot;:&quot;https://github.com/citation-style-language/schema/raw/master/csl-citation.json&quot;,&quot;properties&quot;:{&quot;formattedCitation&quot;:&quot;[-@kafai_connected_2016]&quot;,&quot;noteIndex&quot;:0},&quot;citationItems&quot;:[{&quot;uris&quot;:[&quot;http://zotero.org/users/1913249/items/C9RM6JHC&quot;],&quot;id&quot;:1409,&quot;suffix&quot;:&quot;&quot;,&quot;prefix&quot;:&quot;&quot;,&quot;uri&quot;:[&quot;http://zotero.org/users/1913249/items/C9RM6JHC&quot;],&quot;suppress-author&quot;:true,&quot;itemData&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ISBN&quot;:&quot;978-0-262-03537-8&quot;,&quot;title-short&quot;:&quot;Connected Gaming&quot;,&quot;publisher&quot;:&quot;MIT Press&quot;,&quot;source&quot;:&quot;Google Books&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language&quot;:&quot;en&quot;,&quot;type&quot;:&quot;book&quot;,&quot;issued&quot;:{&quot;date-parts&quot;:[[&quot;2016&quot;,12,23]]},&quot;number-of-pages&quot;:&quot;221&quot;,&quot;citation-key&quot;:&quot;kafai_connected_2016&quot;}}],&quot;citationID&quot;:&quot;mwccjhrv&quot;} RNDdbblurldpp"/>&lt;Do Zotero Refresh: [-@kafai_connected_2016]&gt;<text:reference-mark-end text:name="ZOTERO_ITEM CSL_CITATION {&quot;schema&quot;:&quot;https://github.com/citation-style-language/schema/raw/master/csl-citation.json&quot;,&quot;properties&quot;:{&quot;formattedCitation&quot;:&quot;[-@kafai_connected_2016]&quot;,&quot;noteIndex&quot;:0},&quot;citationItems&quot;:[{&quot;uris&quot;:[&quot;http://zotero.org/users/1913249/items/C9RM6JHC&quot;],&quot;id&quot;:1409,&quot;suffix&quot;:&quot;&quot;,&quot;prefix&quot;:&quot;&quot;,&quot;uri&quot;:[&quot;http://zotero.org/users/1913249/items/C9RM6JHC&quot;],&quot;suppress-author&quot;:true,&quot;itemData&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ISBN&quot;:&quot;978-0-262-03537-8&quot;,&quot;title-short&quot;:&quot;Connected Gaming&quot;,&quot;publisher&quot;:&quot;MIT Press&quot;,&quot;source&quot;:&quot;Google Books&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language&quot;:&quot;en&quot;,&quot;type&quot;:&quot;book&quot;,&quot;issued&quot;:{&quot;date-parts&quot;:[[&quot;2016&quot;,12,23]]},&quot;number-of-pages&quot;:&quot;221&quot;,&quot;citation-key&quot;:&quot;kafai_connected_2016&quot;}}],&quot;citationID&quot;:&quot;mwccjhrv&quot;} RNDdbblurldpp"/>, notes the lacks of specific details of the pedagogical approaches involved. Even when processes are described, results are often too abstract to be useful or easily understood by practitioners or too bound up with contextual factors to be replicable (<text:span text:style-name="T2">hoadley_creating_2002?</text:span> CHECK). This is a grand problem in education which this work cannot resolve, but can only seek to mitigate against. To this end, this study is guided by research processes which share, design heuristics in a format that is accessible by researchers and practitioners. An example of which is the work of Brennan and Silverman <text:reference-mark-start text:name="ZOTERO_ITEM CSL_CITATION {&quot;schema&quot;:&quot;https://github.com/citation-style-language/schema/raw/master/csl-citation.json&quot;,&quot;properties&quot;:{&quot;formattedCitation&quot;:&quot;[@resnick_reflections_2005]&quot;,&quot;noteIndex&quot;:0},&quot;citationItems&quot;:[{&quot;uris&quot;:[&quot;http://zotero.org/users/1913249/items/VWHA2FJX&quot;],&quot;id&quot;:1095,&quot;uri&quot;:[&quot;http://zotero.org/users/1913249/items/VWHA2FJX&quot;],&quot;prefix&quot;:&quot;&quot;,&quot;suffix&quot;:&quot;&quot;,&quot;itemData&quot;:{&quot;page&quot;:&quot;117–122&quot;,&quot;id&quot;:&quot;resnick_reflections_2005&quot;,&quot;accessed&quot;:{&quot;date-parts&quot;:[[&quot;2015&quot;,5,9]]},&quot;title&quot;:&quot;Some reflections on designing construction kits for kids&quot;,&quot;source&quot;:&quot;Google Scholar&quot;,&quot;container-title&quot;:&quot;Proceedings of the 2005 conference on Interaction design and children&quot;,&quot;URL&quot;:&quot;http://dl.acm.org/citation.cfm?id=1109556&quot;,&quot;author&quot;:[{&quot;given&quot;:&quot;Mitchel&quot;,&quot;family&quot;:&quot;Resnick&quot;},{&quot;given&quot;:&quot;Brian&quot;,&quot;family&quot;:&quot;Silverman&quot;}],&quot;type&quot;:&quot;paper-conference&quot;,&quot;issued&quot;:{&quot;date-parts&quot;:[[&quot;2005&quot;]]},&quot;publisher&quot;:&quot;ACM&quot;,&quot;citation-key&quot;:&quot;resnick_reflections_2005&quot;}}],&quot;citationID&quot;:&quot;nqpgvbcy&quot;} RNDemfvhjwivr"/>&lt;Do Zotero Refresh: [@resnick_reflections_2005]&gt;<text:reference-mark-end text:name="ZOTERO_ITEM CSL_CITATION {&quot;schema&quot;:&quot;https://github.com/citation-style-language/schema/raw/master/csl-citation.json&quot;,&quot;properties&quot;:{&quot;formattedCitation&quot;:&quot;[@resnick_reflections_2005]&quot;,&quot;noteIndex&quot;:0},&quot;citationItems&quot;:[{&quot;uris&quot;:[&quot;http://zotero.org/users/1913249/items/VWHA2FJX&quot;],&quot;id&quot;:1095,&quot;uri&quot;:[&quot;http://zotero.org/users/1913249/items/VWHA2FJX&quot;],&quot;prefix&quot;:&quot;&quot;,&quot;suffix&quot;:&quot;&quot;,&quot;itemData&quot;:{&quot;page&quot;:&quot;117–122&quot;,&quot;id&quot;:&quot;resnick_reflections_2005&quot;,&quot;accessed&quot;:{&quot;date-parts&quot;:[[&quot;2015&quot;,5,9]]},&quot;title&quot;:&quot;Some reflections on designing construction kits for kids&quot;,&quot;source&quot;:&quot;Google Scholar&quot;,&quot;container-title&quot;:&quot;Proceedings of the 2005 conference on Interaction design and children&quot;,&quot;URL&quot;:&quot;http://dl.acm.org/citation.cfm?id=1109556&quot;,&quot;author&quot;:[{&quot;given&quot;:&quot;Mitchel&quot;,&quot;family&quot;:&quot;Resnick&quot;},{&quot;given&quot;:&quot;Brian&quot;,&quot;family&quot;:&quot;Silverman&quot;}],&quot;type&quot;:&quot;paper-conference&quot;,&quot;issued&quot;:{&quot;date-parts&quot;:[[&quot;2005&quot;]]},&quot;publisher&quot;:&quot;ACM&quot;,&quot;citation-key&quot;:&quot;resnick_reflections_2005&quot;}}],&quot;citationID&quot;:&quot;nqpgvbcy&quot;} RNDemfvhjwivr"/>, and Brennan and Petrich in tinkering studios. As a result, my research proposes as a design heuristic, the use of a collection of game design patterns. While some existing research on this approach exists <text:reference-mark-start text:name="ZOTERO_ITEM CSL_CITATION {&quot;schema&quot;:&quot;https://github.com/citation-style-language/schema/raw/master/csl-citation.json&quot;,&quot;properties&quot;:{&quot;formattedCitation&quot;:&quot;[@holopainen2007teaching]&quot;,&quot;noteIndex&quot;:0},&quot;citationItems&quot;:[{&quot;uris&quot;:[&quot;http://zotero.org/users/1913249/items/AMYEQUUY&quot;],&quot;id&quot;:8906,&quot;uri&quot;:[&quot;http://zotero.org/users/1913249/items/AMYEQUUY&quot;],&quot;prefix&quot;:&quot;&quot;,&quot;suffix&quot;:&quot;&quot;,&quot;itemDat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ype&quot;:&quot;article-journal&quot;,&quot;container-title&quot;:&quot;Organizing and Learning through Gaming and Simulation, Proceedings of ISAGA&quot;,&quot;title&quot;:&quot;Teaching gameplay design patterns&quot;,&quot;issued&quot;:{&quot;date-parts&quot;:[[&quot;2007&quot;]]},&quot;id&quot;:&quot;holopainen2007teaching&quot;,&quot;citation-key&quot;:&quot;holopainen2007teaching&quot;}}],&quot;citationID&quot;:&quot;aguqviff&quot;} RNDpcrusfkilg"/>&lt;Do Zotero Refresh: [@holopainen2007teaching]&gt;<text:reference-mark-end text:name="ZOTERO_ITEM CSL_CITATION {&quot;schema&quot;:&quot;https://github.com/citation-style-language/schema/raw/master/csl-citation.json&quot;,&quot;properties&quot;:{&quot;formattedCitation&quot;:&quot;[@holopainen2007teaching]&quot;,&quot;noteIndex&quot;:0},&quot;citationItems&quot;:[{&quot;uris&quot;:[&quot;http://zotero.org/users/1913249/items/AMYEQUUY&quot;],&quot;id&quot;:8906,&quot;uri&quot;:[&quot;http://zotero.org/users/1913249/items/AMYEQUUY&quot;],&quot;prefix&quot;:&quot;&quot;,&quot;suffix&quot;:&quot;&quot;,&quot;itemDat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ype&quot;:&quot;article-journal&quot;,&quot;container-title&quot;:&quot;Organizing and Learning through Gaming and Simulation, Proceedings of ISAGA&quot;,&quot;title&quot;:&quot;Teaching gameplay design patterns&quot;,&quot;issued&quot;:{&quot;date-parts&quot;:[[&quot;2007&quot;]]},&quot;id&quot;:&quot;holopainen2007teaching&quot;,&quot;citation-key&quot;:&quot;holopainen2007teaching&quot;}}],&quot;citationID&quot;:&quot;aguqviff&quot;} RNDpcrusfkilg"/>, this work contributes significantly to this area in the following ways: specifically by researching the use of a GDP collection by novice coders to make games using code, and through the an analysis of emerging pedagogical uses of gameplay design patterns which are explored in detail in chapter 5. The research process has created numerous practical outputs for practitioners in the form of free-software and educational materials created under an open-licence.</text:p>
      <text:p text:style-name="Text_20_body">How much of this research is applicable beyond the domain of game making for educational purposes? The promise of computational thinking was in part based on such claims that it was a powerful way of thinking that could be transfered from the domain of computing to other subjects <text:reference-mark-start text:name="ZOTERO_ITEM CSL_CITATION {&quot;schema&quot;:&quot;https://github.com/citation-style-language/schema/raw/master/csl-citation.json&quot;,&quot;properties&quot;:{&quot;formattedCitation&quot;:&quot;[@wing_computational_2006-1; @the_royal_society_shut_2012]&quot;,&quot;noteIndex&quot;:0},&quot;citationItems&quot;:[{&quot;uris&quot;:[&quot;http://zotero.org/users/1913249/items/XIX2G9BQ&quot;],&quot;id&quot;:2001,&quot;uri&quot;:[&quot;http://zotero.org/users/1913249/items/XIX2G9BQ&quot;],&quot;prefix&quot;:&quot;&quot;,&quot;suffix&quot;:&quot;&quot;,&quot;itemData&quot;:{&quot;page&quot;:&quot;33&quot;,&quot;id&quot;:&quot;wing_computational_2006-1&quot;,&quot;volume&quot;:&quot;49&quot;,&quot;DOI&quot;:&quot;10.1145/1118178.1118215&quot;,&quot;title&quot;:&quot;Computational thinking&quot;,&quot;URL&quot;:&quot;http://portal.acm.org/citation.cfm?doid=1118178.1118215&quot;,&quot;author&quot;:[{&quot;given&quot;:&quot;Jeannette M.&quot;,&quot;family&quot;:&quot;Wing&quot;}],&quot;source&quot;:&quot;CrossRef&quot;,&quot;ISSN&quot;:&quot;00010782&quot;,&quot;container-title&quot;:&quot;Communications of the ACM&quot;,&quot;issue&quot;:&quot;3&quot;,&quot;language&quot;:&quot;en&quot;,&quot;type&quot;:&quot;article-journal&quot;,&quot;issued&quot;:{&quot;date-parts&quot;:[[&quot;2006&quot;,3,1]]},&quot;accessed&quot;:{&quot;date-parts&quot;:[[&quot;2017&quot;,11,19]]},&quot;citation-key&quot;:&quot;wing_computational_2006-1&quot;}},{&quot;uris&quot;:[&quot;http://zotero.org/users/1913249/items/U3C74XBP&quot;],&quot;id&quot;:627,&quot;uri&quot;:[&quot;http://zotero.org/users/1913249/items/U3C74XBP&quot;],&quot;prefix&quot;:&quot;&quot;,&quot;suffix&quot;:&quot;&quot;,&quot;itemData&quot;:{&quot;id&quot;:&quot;the_royal_society_shut_2012&quot;,&quot;accessed&quot;:{&quot;date-parts&quot;:[[&quot;2014&quot;,10,12]]},&quot;title&quot;:&quot;Shut down or restart? The way forward for computing in UK schools.&quot;,&quot;URL&quot;:&quot;https://royalsociety.org/~/media/education/computing-in-schools/2012-01-12-computing-in-schools.pdf&quot;,&quot;author&quot;:[{&quot;literal&quot;:&quot;The Royal Society&quot;}],&quot;publisher&quot;:&quot;The Royal Society&quot;,&quot;publisher-place&quot;:&quot;London&quot;,&quot;type&quot;:&quot;report&quot;,&quot;issued&quot;:{&quot;date-parts&quot;:[[&quot;2012&quot;]]},&quot;event-place&quot;:&quot;London&quot;,&quot;citation-key&quot;:&quot;the_royal_society_shut_2012&quot;}}],&quot;citationID&quot;:&quot;kneoajjh&quot;} RNDtgqoxrvsiq"/>&lt;Do Zotero Refresh: [@wing_computational_2006-1; @the_royal_society_shut_2012]&gt;<text:reference-mark-end text:name="ZOTERO_ITEM CSL_CITATION {&quot;schema&quot;:&quot;https://github.com/citation-style-language/schema/raw/master/csl-citation.json&quot;,&quot;properties&quot;:{&quot;formattedCitation&quot;:&quot;[@wing_computational_2006-1; @the_royal_society_shut_2012]&quot;,&quot;noteIndex&quot;:0},&quot;citationItems&quot;:[{&quot;uris&quot;:[&quot;http://zotero.org/users/1913249/items/XIX2G9BQ&quot;],&quot;id&quot;:2001,&quot;uri&quot;:[&quot;http://zotero.org/users/1913249/items/XIX2G9BQ&quot;],&quot;prefix&quot;:&quot;&quot;,&quot;suffix&quot;:&quot;&quot;,&quot;itemData&quot;:{&quot;page&quot;:&quot;33&quot;,&quot;id&quot;:&quot;wing_computational_2006-1&quot;,&quot;volume&quot;:&quot;49&quot;,&quot;DOI&quot;:&quot;10.1145/1118178.1118215&quot;,&quot;title&quot;:&quot;Computational thinking&quot;,&quot;URL&quot;:&quot;http://portal.acm.org/citation.cfm?doid=1118178.1118215&quot;,&quot;author&quot;:[{&quot;given&quot;:&quot;Jeannette M.&quot;,&quot;family&quot;:&quot;Wing&quot;}],&quot;source&quot;:&quot;CrossRef&quot;,&quot;ISSN&quot;:&quot;00010782&quot;,&quot;container-title&quot;:&quot;Communications of the ACM&quot;,&quot;issue&quot;:&quot;3&quot;,&quot;language&quot;:&quot;en&quot;,&quot;type&quot;:&quot;article-journal&quot;,&quot;issued&quot;:{&quot;date-parts&quot;:[[&quot;2006&quot;,3,1]]},&quot;accessed&quot;:{&quot;date-parts&quot;:[[&quot;2017&quot;,11,19]]},&quot;citation-key&quot;:&quot;wing_computational_2006-1&quot;}},{&quot;uris&quot;:[&quot;http://zotero.org/users/1913249/items/U3C74XBP&quot;],&quot;id&quot;:627,&quot;uri&quot;:[&quot;http://zotero.org/users/1913249/items/U3C74XBP&quot;],&quot;prefix&quot;:&quot;&quot;,&quot;suffix&quot;:&quot;&quot;,&quot;itemData&quot;:{&quot;id&quot;:&quot;the_royal_society_shut_2012&quot;,&quot;accessed&quot;:{&quot;date-parts&quot;:[[&quot;2014&quot;,10,12]]},&quot;title&quot;:&quot;Shut down or restart? The way forward for computing in UK schools.&quot;,&quot;URL&quot;:&quot;https://royalsociety.org/~/media/education/computing-in-schools/2012-01-12-computing-in-schools.pdf&quot;,&quot;author&quot;:[{&quot;literal&quot;:&quot;The Royal Society&quot;}],&quot;publisher&quot;:&quot;The Royal Society&quot;,&quot;publisher-place&quot;:&quot;London&quot;,&quot;type&quot;:&quot;report&quot;,&quot;issued&quot;:{&quot;date-parts&quot;:[[&quot;2012&quot;]]},&quot;event-place&quot;:&quot;London&quot;,&quot;citation-key&quot;:&quot;the_royal_society_shut_2012&quot;}}],&quot;citationID&quot;:&quot;kneoajjh&quot;} RNDtgqoxrvsiq"/>. Sociocultural and situated understandings of learning view such transmission of knowledge as problematic, a view indeed shared by many advocates of computational thinking <text:reference-mark-start text:name="ZOTERO_ITEM CSL_CITATION {&quot;schema&quot;:&quot;https://github.com/citation-style-language/schema/raw/master/csl-citation.json&quot;,&quot;properties&quot;:{&quot;formattedCitation&quot;:&quot;[@tedre_long_2016; @guzdial_learner-centered_2015-1]&quot;,&quot;noteIndex&quot;:0},&quot;citationItems&quot;:[{&quot;uris&quot;:[&quot;http://zotero.org/users/1913249/items/D6IF6PH5&quot;],&quot;id&quot;:83,&quot;uri&quot;:[&quot;http://zotero.org/users/1913249/items/D6IF6PH5&quot;],&quot;prefix&quot;:&quot;&quot;,&quot;suffix&quot;:&quot;&quot;,&quot;itemData&quot;:{&quot;page&quot;:&quot;120-129&quot;,&quot;DOI&quot;:&quot;10.1145/2999541.2999542&quot;,&quot;ISBN&quot;:&quot;978-1-4503-4770-9&quot;,&quot;source&quot;:&quot;DOI.org (Crossref)&quot;,&quot;author&quot;:[{&quot;given&quot;:&quot;Matti&quot;,&quot;family&quot;:&quot;Tedre&quot;},{&quot;given&quot;:&quot;Peter J.&quot;,&quot;family&quot;:&quot;Denning&quot;}],&quot;citation-key&quot;:&quot;tedre_long_2016&quot;,&quot;id&quot;:&quot;tedre_long_2016&quot;,&quot;accessed&quot;:{&quot;date-parts&quot;:[[&quot;2021&quot;,2,22]]},&quot;URL&quot;:&quot;https://dl.acm.org/doi/10.1145/2999541.2999542&quot;,&quot;publisher&quot;:&quot;ACM&quot;,&quot;title&quot;:&quot;The long quest for computational thinking&quot;,&quot;event-title&quot;:&quot;Koli Calling 2016: 16th Koli Calling International Conference on Computing Education Research&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place&quot;:&quot;Koli Finland&quot;,&quot;language&quot;:&quot;en&quot;,&quot;type&quot;:&quot;paper-conference&quot;,&quot;issued&quot;:{&quot;date-parts&quot;:[[&quot;2016&quot;,11,24]]},&quot;container-title&quot;:&quot;Proceedings of the 16th Koli Calling International Conference on Computing Education Research&quot;,&quot;event-place&quot;:&quot;Koli Finland&quot;}},{&quot;uris&quot;:[&quot;http://zotero.org/users/1913249/items/H369PIJW&quot;],&quot;id&quot;:1434,&quot;uri&quot;:[&quot;http://zotero.org/users/1913249/items/H369PIJW&quot;],&quot;prefix&quot;:&quot;&quot;,&quot;suffix&quot;:&quot;&quot;,&quot;itemData&quot;:{&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id&quot;:&quot;guzdial_learner-centered_2015-1&quot;,&quot;ISBN&quot;:&quot;978-1-62705-352-5&quot;,&quot;title-short&quot;:&quot;Learner-Centered Design of Computing Education&quot;,&quot;publisher&quot;:&quot;Morgan &amp; Claypool Publishers&quot;,&quot;source&quot;:&quot;Google Books&quot;,&quot;author&quot;:[{&quot;given&quot;:&quot;Mark&quot;,&quot;family&quot;:&quot;Guzdial&quot;}],&quot;title&quot;:&quot;Learner-Centered Design of Computing Education: Research on Computing for Everyone&quot;,&quot;language&quot;:&quot;en&quot;,&quot;type&quot;:&quot;book&quot;,&quot;issued&quot;:{&quot;date-parts&quot;:[[&quot;2015&quot;,12,1]]},&quot;number-of-pages&quot;:&quot;167&quot;,&quot;citation-key&quot;:&quot;guzdial_learner-centered_2015-1&quot;}}],&quot;citationID&quot;:&quot;anvqqnkj&quot;} RNDsurdabreqs"/>&lt;Do Zotero Refresh: [@tedre_long_2016; @guzdial_learner-centered_2015-1]&gt;<text:reference-mark-end text:name="ZOTERO_ITEM CSL_CITATION {&quot;schema&quot;:&quot;https://github.com/citation-style-language/schema/raw/master/csl-citation.json&quot;,&quot;properties&quot;:{&quot;formattedCitation&quot;:&quot;[@tedre_long_2016; @guzdial_learner-centered_2015-1]&quot;,&quot;noteIndex&quot;:0},&quot;citationItems&quot;:[{&quot;uris&quot;:[&quot;http://zotero.org/users/1913249/items/D6IF6PH5&quot;],&quot;id&quot;:83,&quot;uri&quot;:[&quot;http://zotero.org/users/1913249/items/D6IF6PH5&quot;],&quot;prefix&quot;:&quot;&quot;,&quot;suffix&quot;:&quot;&quot;,&quot;itemData&quot;:{&quot;page&quot;:&quot;120-129&quot;,&quot;DOI&quot;:&quot;10.1145/2999541.2999542&quot;,&quot;ISBN&quot;:&quot;978-1-4503-4770-9&quot;,&quot;source&quot;:&quot;DOI.org (Crossref)&quot;,&quot;author&quot;:[{&quot;given&quot;:&quot;Matti&quot;,&quot;family&quot;:&quot;Tedre&quot;},{&quot;given&quot;:&quot;Peter J.&quot;,&quot;family&quot;:&quot;Denning&quot;}],&quot;citation-key&quot;:&quot;tedre_long_2016&quot;,&quot;id&quot;:&quot;tedre_long_2016&quot;,&quot;accessed&quot;:{&quot;date-parts&quot;:[[&quot;2021&quot;,2,22]]},&quot;URL&quot;:&quot;https://dl.acm.org/doi/10.1145/2999541.2999542&quot;,&quot;publisher&quot;:&quot;ACM&quot;,&quot;title&quot;:&quot;The long quest for computational thinking&quot;,&quot;event-title&quot;:&quot;Koli Calling 2016: 16th Koli Calling International Conference on Computing Education Research&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place&quot;:&quot;Koli Finland&quot;,&quot;language&quot;:&quot;en&quot;,&quot;type&quot;:&quot;paper-conference&quot;,&quot;issued&quot;:{&quot;date-parts&quot;:[[&quot;2016&quot;,11,24]]},&quot;container-title&quot;:&quot;Proceedings of the 16th Koli Calling International Conference on Computing Education Research&quot;,&quot;event-place&quot;:&quot;Koli Finland&quot;}},{&quot;uris&quot;:[&quot;http://zotero.org/users/1913249/items/H369PIJW&quot;],&quot;id&quot;:1434,&quot;uri&quot;:[&quot;http://zotero.org/users/1913249/items/H369PIJW&quot;],&quot;prefix&quot;:&quot;&quot;,&quot;suffix&quot;:&quot;&quot;,&quot;itemData&quot;:{&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id&quot;:&quot;guzdial_learner-centered_2015-1&quot;,&quot;ISBN&quot;:&quot;978-1-62705-352-5&quot;,&quot;title-short&quot;:&quot;Learner-Centered Design of Computing Education&quot;,&quot;publisher&quot;:&quot;Morgan &amp; Claypool Publishers&quot;,&quot;source&quot;:&quot;Google Books&quot;,&quot;author&quot;:[{&quot;given&quot;:&quot;Mark&quot;,&quot;family&quot;:&quot;Guzdial&quot;}],&quot;title&quot;:&quot;Learner-Centered Design of Computing Education: Research on Computing for Everyone&quot;,&quot;language&quot;:&quot;en&quot;,&quot;type&quot;:&quot;book&quot;,&quot;issued&quot;:{&quot;date-parts&quot;:[[&quot;2015&quot;,12,1]]},&quot;number-of-pages&quot;:&quot;167&quot;,&quot;citation-key&quot;:&quot;guzdial_learner-centered_2015-1&quot;}}],&quot;citationID&quot;:&quot;anvqqnkj&quot;} RNDsurdabreqs"/>. Thus, I am cautions of making claims about transfer of the value of developing computational fluency of participants to other areas. In addition, the specific pedagogy which emerged centred around participants flexible use of game design patterns. On the other hand, the process which surfaced guiding design heuristics has greater potential for more diverse application. This theme is explored, along with other avenues of future potential in the concluding chapter.</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s summary table is in the literature review. Key strand of the literature review include: a review of existing studies on game making; a comparative analysis of the claims of these studies with project-based learning approaches; a summary of the context of informal settings; and a detail exploration of varied game making pedagogies relevant to developing computational fluency. The chapter end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text:p>
      <text:p text:style-name="Text_20_body">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from design-based research, a design narrative, to provide a detailed description of the tools and pedagogies that that emerged from development process. To explore emerging tensions in design in a way which communicates relevant context, I outline key conflicts in interrelated activity systems using the terminology of third generation activity theory (3GAT). The chapter discussion begins explores themes of authenticity of tool use, the mutual nature of the evolution of the design, and initial barriers and corresponding interventions.</text:p>
      <text:p text:style-name="Text_20_body">Chapter 6 focuses on the implementation of individual game design patterns (GDPs) and in doing so addresses how data gathered informs thinking on the research question - <text:span text:style-name="T1">How can game design patterns support the development of computational fluency in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characteristics of an inclusive pedagogical environment that helped participants become part of an emerging community of game makers. Its focus on emerging agency of participants to answer the third research question: <text:span text:style-name="T1">How can learners build agency in an evolving community of game makers?</text:span> To do this, it explores in particular the role of design interventions to support and nurture the expression learner identities, particular the role of playtesting.</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7. Link to next chapter<text:bookmark-end text:name="link-to-next-chapter"/></text:h>
      <text:p text:style-name="First_20_paragraph">This introduction has outlined the core motivations for this study and summarised key, relevant contextual domain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ies key frameworks which contribute to understanding the study’s first research question. Chapter 2 also prepares the reader for a later exploration of how design-based research and third-generation activity theory are used in this study to answer the research questions.</text:p>
      <text:h text:style-name="Heading_20_2" text:outline-level="2"><text:bookmark-start text:name="to-integrate-above"/>To integrate above<text:bookmark-end text:name="to-integrate-above"/></text:h>
      <text:h text:style-name="Heading_20_3" text:outline-level="3"><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16">
        <text:list-item>
          <text:p text:style-name="P16">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schema&quot;:&quot;https://github.com/citation-style-language/schema/raw/master/csl-citation.json&quot;,&quot;properties&quot;:{&quot;formattedCitation&quot;:&quot;[@gomes2007learning]&quot;,&quot;noteIndex&quot;:0},&quot;citationItems&quot;:[{&quot;uris&quot;:[&quot;http://zotero.org/users/1913249/items/JRKNFC9F&quot;],&quot;id&quot;:9092,&quot;uri&quot;:[&quot;http://zotero.org/users/1913249/items/JRKNFC9F&quot;],&quot;prefix&quot;:&quot;&quot;,&quot;suffix&quot;:&quot;&quot;,&quot;itemData&quot;:{&quot;volume&quot;:&quot;7&quot;,&quot;author&quot;:[{&quot;given&quot;:&quot;Anabela&quot;,&quot;family&quot;:&quot;Gomes&quot;},{&quot;given&quot;:&quot;António José&quot;,&quot;family&quot;:&quot;Mendes&quot;}],&quot;type&quot;:&quot;paper-conference&quot;,&quot;container-title&quot;:&quot;International conference on engineering Education–ICEE&quot;,&quot;title&quot;:&quot;Learning to program-difficulties and solutions&quot;,&quot;issued&quot;:{&quot;date-parts&quot;:[[&quot;2007&quot;]]},&quot;id&quot;:&quot;gomes2007learning&quot;,&quot;citation-key&quot;:&quot;gomes2007learning&quot;}}],&quot;citationID&quot;:&quot;oaahgrwe&quot;} RNDirwqixeenv"/>&lt;Do Zotero Refresh: [@gomes2007learning]&gt;<text:reference-mark-end text:name="ZOTERO_ITEM CSL_CITATION {&quot;schema&quot;:&quot;https://github.com/citation-style-language/schema/raw/master/csl-citation.json&quot;,&quot;properties&quot;:{&quot;formattedCitation&quot;:&quot;[@gomes2007learning]&quot;,&quot;noteIndex&quot;:0},&quot;citationItems&quot;:[{&quot;uris&quot;:[&quot;http://zotero.org/users/1913249/items/JRKNFC9F&quot;],&quot;id&quot;:9092,&quot;uri&quot;:[&quot;http://zotero.org/users/1913249/items/JRKNFC9F&quot;],&quot;prefix&quot;:&quot;&quot;,&quot;suffix&quot;:&quot;&quot;,&quot;itemData&quot;:{&quot;volume&quot;:&quot;7&quot;,&quot;author&quot;:[{&quot;given&quot;:&quot;Anabela&quot;,&quot;family&quot;:&quot;Gomes&quot;},{&quot;given&quot;:&quot;António José&quot;,&quot;family&quot;:&quot;Mendes&quot;}],&quot;type&quot;:&quot;paper-conference&quot;,&quot;container-title&quot;:&quot;International conference on engineering Education–ICEE&quot;,&quot;title&quot;:&quot;Learning to program-difficulties and solutions&quot;,&quot;issued&quot;:{&quot;date-parts&quot;:[[&quot;2007&quot;]]},&quot;id&quot;:&quot;gomes2007learning&quot;,&quot;citation-key&quot;:&quot;gomes2007learning&quot;}}],&quot;citationID&quot;:&quot;oaahgrwe&quot;} RNDirwqixeenv"/> <text:reference-mark-start text:name="ZOTERO_ITEM CSL_CITATION {&quot;schema&quot;:&quot;https://github.com/citation-style-language/schema/raw/master/csl-citation.json&quot;,&quot;properties&quot;:{&quot;formattedCitation&quot;:&quot;[@joao_cross-analysis_2019]&quot;,&quot;noteIndex&quot;:0},&quot;citationItems&quot;:[{&quot;uris&quot;:[&quot;http://zotero.org/users/1913249/items/C7CNB5XA&quot;],&quot;id&quot;:9093,&quot;uri&quot;:[&quot;http://zotero.org/users/1913249/items/C7CNB5XA&quot;],&quot;prefix&quot;:&quot;&quot;,&quot;suffix&quot;:&quot;&quot;,&quot;itemData&quot;:{&quot;page&quot;:&quot;181&quot;,&quot;DOI&quot;:&quot;10.3390/educsci9030181&quot;,&quot;title&quot;:&quot;A Cross-analysis of Block-based and Visual Programming Apps with Computer Science Student-Teachers&quot;,&quot;ISSN&quot;:&quot;2227-7102&quot;,&quot;author&quot;:[{&quot;given&quot;:&quot;Piedade&quot;,&quot;family&quot;:&quot;João&quot;},{&quot;given&quot;:&quot;Dorotea&quot;,&quot;family&quot;:&quot;Nuno&quot;},{&quot;given&quot;:&quot;Sampaio Ferrentini&quot;,&quot;family&quot;:&quot;Fábio&quot;},{&quot;given&quot;:&quot;Pedro&quot;,&quot;family&quot;:&quot;Ana&quot;}],&quot;citation-key&quot;:&quot;joao_cross-analysis_2019&quot;,&quot;id&quot;:&quot;joao_cross-analysis_2019&quot;,&quot;accessed&quot;:{&quot;date-parts&quot;:[[&quot;2023&quot;,12,3]]},&quot;volume&quot;:&quot;9&quot;,&quot;URL&quot;:&quot;https://www.mdpi.com/2227-7102/9/3/181&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source&quot;:&quot;www.mdpi.com&quot;,&quot;license&quot;:&quot;http://creativecommons.org/licenses/by/3.0/&quot;,&quot;publisher&quot;:&quot;Multidisciplinary Digital Publishing Institute&quot;,&quot;language&quot;:&quot;en&quot;,&quot;type&quot;:&quot;article-journal&quot;,&quot;issued&quot;:{&quot;date-parts&quot;:[[&quot;2019&quot;,9]]},&quot;container-title&quot;:&quot;Education Sciences&quot;,&quot;issue&quot;:&quot;3&quot;}}],&quot;citationID&quot;:&quot;rxekswot&quot;} RNDygyoymoyuv"/>&lt;Do Zotero Refresh: [@joao_cross-analysis_2019]&gt;<text:reference-mark-end text:name="ZOTERO_ITEM CSL_CITATION {&quot;schema&quot;:&quot;https://github.com/citation-style-language/schema/raw/master/csl-citation.json&quot;,&quot;properties&quot;:{&quot;formattedCitation&quot;:&quot;[@joao_cross-analysis_2019]&quot;,&quot;noteIndex&quot;:0},&quot;citationItems&quot;:[{&quot;uris&quot;:[&quot;http://zotero.org/users/1913249/items/C7CNB5XA&quot;],&quot;id&quot;:9093,&quot;uri&quot;:[&quot;http://zotero.org/users/1913249/items/C7CNB5XA&quot;],&quot;prefix&quot;:&quot;&quot;,&quot;suffix&quot;:&quot;&quot;,&quot;itemData&quot;:{&quot;page&quot;:&quot;181&quot;,&quot;DOI&quot;:&quot;10.3390/educsci9030181&quot;,&quot;title&quot;:&quot;A Cross-analysis of Block-based and Visual Programming Apps with Computer Science Student-Teachers&quot;,&quot;ISSN&quot;:&quot;2227-7102&quot;,&quot;author&quot;:[{&quot;given&quot;:&quot;Piedade&quot;,&quot;family&quot;:&quot;João&quot;},{&quot;given&quot;:&quot;Dorotea&quot;,&quot;family&quot;:&quot;Nuno&quot;},{&quot;given&quot;:&quot;Sampaio Ferrentini&quot;,&quot;family&quot;:&quot;Fábio&quot;},{&quot;given&quot;:&quot;Pedro&quot;,&quot;family&quot;:&quot;Ana&quot;}],&quot;citation-key&quot;:&quot;joao_cross-analysis_2019&quot;,&quot;id&quot;:&quot;joao_cross-analysis_2019&quot;,&quot;accessed&quot;:{&quot;date-parts&quot;:[[&quot;2023&quot;,12,3]]},&quot;volume&quot;:&quot;9&quot;,&quot;URL&quot;:&quot;https://www.mdpi.com/2227-7102/9/3/181&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source&quot;:&quot;www.mdpi.com&quot;,&quot;license&quot;:&quot;http://creativecommons.org/licenses/by/3.0/&quot;,&quot;publisher&quot;:&quot;Multidisciplinary Digital Publishing Institute&quot;,&quot;language&quot;:&quot;en&quot;,&quot;type&quot;:&quot;article-journal&quot;,&quot;issued&quot;:{&quot;date-parts&quot;:[[&quot;2019&quot;,9]]},&quot;container-title&quot;:&quot;Education Sciences&quot;,&quot;issue&quot;:&quot;3&quot;}}],&quot;citationID&quot;:&quot;rxekswot&quot;} RNDygyoymoyuv"/>. and here</text:p>
      <text:p text:style-name="P17">&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schema&quot;:&quot;https://github.com/citation-style-language/schema/raw/master/csl-citation.json&quot;,&quot;properties&quot;:{&quot;formattedCitation&quot;:&quot;[@joao_cross-analysis_2019]&quot;,&quot;noteIndex&quot;:0},&quot;citationItems&quot;:[{&quot;uris&quot;:[&quot;http://zotero.org/users/1913249/items/C7CNB5XA&quot;],&quot;id&quot;:9093,&quot;uri&quot;:[&quot;http://zotero.org/users/1913249/items/C7CNB5XA&quot;],&quot;prefix&quot;:&quot;&quot;,&quot;suffix&quot;:&quot;&quot;,&quot;itemData&quot;:{&quot;page&quot;:&quot;181&quot;,&quot;DOI&quot;:&quot;10.3390/educsci9030181&quot;,&quot;title&quot;:&quot;A Cross-analysis of Block-based and Visual Programming Apps with Computer Science Student-Teachers&quot;,&quot;ISSN&quot;:&quot;2227-7102&quot;,&quot;author&quot;:[{&quot;given&quot;:&quot;Piedade&quot;,&quot;family&quot;:&quot;João&quot;},{&quot;given&quot;:&quot;Dorotea&quot;,&quot;family&quot;:&quot;Nuno&quot;},{&quot;given&quot;:&quot;Sampaio Ferrentini&quot;,&quot;family&quot;:&quot;Fábio&quot;},{&quot;given&quot;:&quot;Pedro&quot;,&quot;family&quot;:&quot;Ana&quot;}],&quot;citation-key&quot;:&quot;joao_cross-analysis_2019&quot;,&quot;id&quot;:&quot;joao_cross-analysis_2019&quot;,&quot;accessed&quot;:{&quot;date-parts&quot;:[[&quot;2023&quot;,12,3]]},&quot;volume&quot;:&quot;9&quot;,&quot;URL&quot;:&quot;https://www.mdpi.com/2227-7102/9/3/181&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source&quot;:&quot;www.mdpi.com&quot;,&quot;license&quot;:&quot;http://creativecommons.org/licenses/by/3.0/&quot;,&quot;publisher&quot;:&quot;Multidisciplinary Digital Publishing Institute&quot;,&quot;language&quot;:&quot;en&quot;,&quot;type&quot;:&quot;article-journal&quot;,&quot;issued&quot;:{&quot;date-parts&quot;:[[&quot;2019&quot;,9]]},&quot;container-title&quot;:&quot;Education Sciences&quot;,&quot;issue&quot;:&quot;3&quot;}}],&quot;citationID&quot;:&quot;przyiwpq&quot;} RNDtuugpmeuww"/>&lt;Do Zotero Refresh: [@joao_cross-analysis_2019]&gt;<text:reference-mark-end text:name="ZOTERO_ITEM CSL_CITATION {&quot;schema&quot;:&quot;https://github.com/citation-style-language/schema/raw/master/csl-citation.json&quot;,&quot;properties&quot;:{&quot;formattedCitation&quot;:&quot;[@joao_cross-analysis_2019]&quot;,&quot;noteIndex&quot;:0},&quot;citationItems&quot;:[{&quot;uris&quot;:[&quot;http://zotero.org/users/1913249/items/C7CNB5XA&quot;],&quot;id&quot;:9093,&quot;uri&quot;:[&quot;http://zotero.org/users/1913249/items/C7CNB5XA&quot;],&quot;prefix&quot;:&quot;&quot;,&quot;suffix&quot;:&quot;&quot;,&quot;itemData&quot;:{&quot;page&quot;:&quot;181&quot;,&quot;DOI&quot;:&quot;10.3390/educsci9030181&quot;,&quot;title&quot;:&quot;A Cross-analysis of Block-based and Visual Programming Apps with Computer Science Student-Teachers&quot;,&quot;ISSN&quot;:&quot;2227-7102&quot;,&quot;author&quot;:[{&quot;given&quot;:&quot;Piedade&quot;,&quot;family&quot;:&quot;João&quot;},{&quot;given&quot;:&quot;Dorotea&quot;,&quot;family&quot;:&quot;Nuno&quot;},{&quot;given&quot;:&quot;Sampaio Ferrentini&quot;,&quot;family&quot;:&quot;Fábio&quot;},{&quot;given&quot;:&quot;Pedro&quot;,&quot;family&quot;:&quot;Ana&quot;}],&quot;citation-key&quot;:&quot;joao_cross-analysis_2019&quot;,&quot;id&quot;:&quot;joao_cross-analysis_2019&quot;,&quot;accessed&quot;:{&quot;date-parts&quot;:[[&quot;2023&quot;,12,3]]},&quot;volume&quot;:&quot;9&quot;,&quot;URL&quot;:&quot;https://www.mdpi.com/2227-7102/9/3/181&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source&quot;:&quot;www.mdpi.com&quot;,&quot;license&quot;:&quot;http://creativecommons.org/licenses/by/3.0/&quot;,&quot;publisher&quot;:&quot;Multidisciplinary Digital Publishing Institute&quot;,&quot;language&quot;:&quot;en&quot;,&quot;type&quot;:&quot;article-journal&quot;,&quot;issued&quot;:{&quot;date-parts&quot;:[[&quot;2019&quot;,9]]},&quot;container-title&quot;:&quot;Education Sciences&quot;,&quot;issue&quot;:&quot;3&quot;}}],&quot;citationID&quot;:&quot;przyiwpq&quot;} RNDtuugpmeuww"/>.</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schema&quot;:&quot;https://github.com/citation-style-language/schema/raw/master/csl-citation.json&quot;,&quot;properties&quot;:{&quot;formattedCitation&quot;:&quot;[@gomes2007learning]&quot;,&quot;noteIndex&quot;:0},&quot;citationItems&quot;:[{&quot;uris&quot;:[&quot;http://zotero.org/users/1913249/items/JRKNFC9F&quot;],&quot;id&quot;:9092,&quot;uri&quot;:[&quot;http://zotero.org/users/1913249/items/JRKNFC9F&quot;],&quot;prefix&quot;:&quot;&quot;,&quot;suffix&quot;:&quot;&quot;,&quot;itemData&quot;:{&quot;volume&quot;:&quot;7&quot;,&quot;author&quot;:[{&quot;given&quot;:&quot;Anabela&quot;,&quot;family&quot;:&quot;Gomes&quot;},{&quot;given&quot;:&quot;António José&quot;,&quot;family&quot;:&quot;Mendes&quot;}],&quot;type&quot;:&quot;paper-conference&quot;,&quot;container-title&quot;:&quot;International conference on engineering Education–ICEE&quot;,&quot;title&quot;:&quot;Learning to program-difficulties and solutions&quot;,&quot;issued&quot;:{&quot;date-parts&quot;:[[&quot;2007&quot;]]},&quot;id&quot;:&quot;gomes2007learning&quot;,&quot;citation-key&quot;:&quot;gomes2007learning&quot;}}],&quot;citationID&quot;:&quot;rkppqodp&quot;} RNDasnvncmnbv"/>&lt;Do Zotero Refresh: [@gomes2007learning]&gt;<text:reference-mark-end text:name="ZOTERO_ITEM CSL_CITATION {&quot;schema&quot;:&quot;https://github.com/citation-style-language/schema/raw/master/csl-citation.json&quot;,&quot;properties&quot;:{&quot;formattedCitation&quot;:&quot;[@gomes2007learning]&quot;,&quot;noteIndex&quot;:0},&quot;citationItems&quot;:[{&quot;uris&quot;:[&quot;http://zotero.org/users/1913249/items/JRKNFC9F&quot;],&quot;id&quot;:9092,&quot;uri&quot;:[&quot;http://zotero.org/users/1913249/items/JRKNFC9F&quot;],&quot;prefix&quot;:&quot;&quot;,&quot;suffix&quot;:&quot;&quot;,&quot;itemData&quot;:{&quot;volume&quot;:&quot;7&quot;,&quot;author&quot;:[{&quot;given&quot;:&quot;Anabela&quot;,&quot;family&quot;:&quot;Gomes&quot;},{&quot;given&quot;:&quot;António José&quot;,&quot;family&quot;:&quot;Mendes&quot;}],&quot;type&quot;:&quot;paper-conference&quot;,&quot;container-title&quot;:&quot;International conference on engineering Education–ICEE&quot;,&quot;title&quot;:&quot;Learning to program-difficulties and solutions&quot;,&quot;issued&quot;:{&quot;date-parts&quot;:[[&quot;2007&quot;]]},&quot;id&quot;:&quot;gomes2007learning&quot;,&quot;citation-key&quot;:&quot;gomes2007learning&quot;}}],&quot;citationID&quot;:&quot;rkppqodp&quot;} RNDasnvncmnbv"/></text:p>
      <text:p text:style-name="Text_20_body">Issues of needing levels of abstraction in learning programming <text:reference-mark-start text:name="ZOTERO_ITEM CSL_CITATION {&quot;schema&quot;:&quot;https://github.com/citation-style-language/schema/raw/master/csl-citation.json&quot;,&quot;properties&quot;:{&quot;formattedCitation&quot;:&quot;[@gomes2007learning]&quot;,&quot;noteIndex&quot;:0},&quot;citationItems&quot;:[{&quot;uris&quot;:[&quot;http://zotero.org/users/1913249/items/JRKNFC9F&quot;],&quot;id&quot;:9092,&quot;uri&quot;:[&quot;http://zotero.org/users/1913249/items/JRKNFC9F&quot;],&quot;prefix&quot;:&quot;&quot;,&quot;suffix&quot;:&quot;&quot;,&quot;itemData&quot;:{&quot;volume&quot;:&quot;7&quot;,&quot;author&quot;:[{&quot;given&quot;:&quot;Anabela&quot;,&quot;family&quot;:&quot;Gomes&quot;},{&quot;given&quot;:&quot;António José&quot;,&quot;family&quot;:&quot;Mendes&quot;}],&quot;type&quot;:&quot;paper-conference&quot;,&quot;container-title&quot;:&quot;International conference on engineering Education–ICEE&quot;,&quot;title&quot;:&quot;Learning to program-difficulties and solutions&quot;,&quot;issued&quot;:{&quot;date-parts&quot;:[[&quot;2007&quot;]]},&quot;id&quot;:&quot;gomes2007learning&quot;,&quot;citation-key&quot;:&quot;gomes2007learning&quot;}}],&quot;citationID&quot;:&quot;kqldkgka&quot;} RNDsovplmzbbq"/>&lt;Do Zotero Refresh: [@gomes2007learning]&gt;<text:reference-mark-end text:name="ZOTERO_ITEM CSL_CITATION {&quot;schema&quot;:&quot;https://github.com/citation-style-language/schema/raw/master/csl-citation.json&quot;,&quot;properties&quot;:{&quot;formattedCitation&quot;:&quot;[@gomes2007learning]&quot;,&quot;noteIndex&quot;:0},&quot;citationItems&quot;:[{&quot;uris&quot;:[&quot;http://zotero.org/users/1913249/items/JRKNFC9F&quot;],&quot;id&quot;:9092,&quot;uri&quot;:[&quot;http://zotero.org/users/1913249/items/JRKNFC9F&quot;],&quot;prefix&quot;:&quot;&quot;,&quot;suffix&quot;:&quot;&quot;,&quot;itemData&quot;:{&quot;volume&quot;:&quot;7&quot;,&quot;author&quot;:[{&quot;given&quot;:&quot;Anabela&quot;,&quot;family&quot;:&quot;Gomes&quot;},{&quot;given&quot;:&quot;António José&quot;,&quot;family&quot;:&quot;Mendes&quot;}],&quot;type&quot;:&quot;paper-conference&quot;,&quot;container-title&quot;:&quot;International conference on engineering Education–ICEE&quot;,&quot;title&quot;:&quot;Learning to program-difficulties and solutions&quot;,&quot;issued&quot;:{&quot;date-parts&quot;:[[&quot;2007&quot;]]},&quot;id&quot;:&quot;gomes2007learning&quot;,&quot;citation-key&quot;:&quot;gomes2007learning&quot;}}],&quot;citationID&quot;:&quot;kqldkgka&quot;} RNDsovplmzbbq"/>.</text:p>
      <text:p text:style-name="Text_20_body"><text:span text:style-name="T1">Specialist coding tools and computational kits</text:span></text:p>
      <text:p text:style-name="Text_20_body">There may software and hardware kits aimed at novice coders and in particular younger audience <text:reference-mark-start text:name="ZOTERO_ITEM CSL_CITATION {&quot;schema&quot;:&quot;https://github.com/citation-style-language/schema/raw/master/csl-citation.json&quot;,&quot;properties&quot;:{&quot;formattedCitation&quot;:&quot;[@yu_survey_2018]&quot;,&quot;noteIndex&quot;:0},&quot;citationItems&quot;:[{&quot;uris&quot;:[&quot;http://zotero.org/users/1913249/items/FC7LF8E6&quot;],&quot;id&quot;:2837,&quot;uri&quot;:[&quot;http://zotero.org/users/1913249/items/FC7LF8E6&quot;],&quot;prefix&quot;:&quot;&quot;,&quot;suffix&quot;:&quot;&quot;,&quot;itemData&quot;:{&quot;page&quot;:&quot;289-299&quot;,&quot;DOI&quot;:&quot;10.1145/3202185.3202738&quot;,&quot;ISBN&quot;:&quot;978-1-4503-5152-2&quot;,&quot;source&quot;:&quot;Crossref&quot;,&quot;author&quot;:[{&quot;given&quot;:&quot;Junnan&quot;,&quot;family&quot;:&quot;Yu&quot;},{&quot;given&quot;:&quot;Ricarose&quot;,&quot;family&quot;:&quot;Roque&quot;}],&quot;citation-key&quot;:&quot;yu_survey_2018&quot;,&quot;id&quot;:&quot;yu_survey_2018&quot;,&quot;accessed&quot;:{&quot;date-parts&quot;:[[&quot;2018&quot;,10,30]]},&quot;URL&quot;:&quot;http://dl.acm.org/citation.cfm?doid=3202185.3202738&quot;,&quot;publisher&quot;:&quot;ACM Press&quot;,&quot;title&quot;:&quot;A survey of computational kits for young children&quot;,&quot;event-title&quot;:&quot;the 17th ACM 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ublisher-place&quot;:&quot;Trondheim, Norway&quot;,&quot;language&quot;:&quot;en&quot;,&quot;type&quot;:&quot;paper-conference&quot;,&quot;issued&quot;:{&quot;date-parts&quot;:[[&quot;2018&quot;]]},&quot;container-title&quot;:&quot;Proceedings of the 17th ACM Conference on Interaction Design and Children  - IDC '18&quot;,&quot;event-place&quot;:&quot;Trondheim, Norway&quot;}}],&quot;citationID&quot;:&quot;pffqytml&quot;} RNDwyyxtinfmy"/>&lt;Do Zotero Refresh: [@yu_survey_2018]&gt;<text:reference-mark-end text:name="ZOTERO_ITEM CSL_CITATION {&quot;schema&quot;:&quot;https://github.com/citation-style-language/schema/raw/master/csl-citation.json&quot;,&quot;properties&quot;:{&quot;formattedCitation&quot;:&quot;[@yu_survey_2018]&quot;,&quot;noteIndex&quot;:0},&quot;citationItems&quot;:[{&quot;uris&quot;:[&quot;http://zotero.org/users/1913249/items/FC7LF8E6&quot;],&quot;id&quot;:2837,&quot;uri&quot;:[&quot;http://zotero.org/users/1913249/items/FC7LF8E6&quot;],&quot;prefix&quot;:&quot;&quot;,&quot;suffix&quot;:&quot;&quot;,&quot;itemData&quot;:{&quot;page&quot;:&quot;289-299&quot;,&quot;DOI&quot;:&quot;10.1145/3202185.3202738&quot;,&quot;ISBN&quot;:&quot;978-1-4503-5152-2&quot;,&quot;source&quot;:&quot;Crossref&quot;,&quot;author&quot;:[{&quot;given&quot;:&quot;Junnan&quot;,&quot;family&quot;:&quot;Yu&quot;},{&quot;given&quot;:&quot;Ricarose&quot;,&quot;family&quot;:&quot;Roque&quot;}],&quot;citation-key&quot;:&quot;yu_survey_2018&quot;,&quot;id&quot;:&quot;yu_survey_2018&quot;,&quot;accessed&quot;:{&quot;date-parts&quot;:[[&quot;2018&quot;,10,30]]},&quot;URL&quot;:&quot;http://dl.acm.org/citation.cfm?doid=3202185.3202738&quot;,&quot;publisher&quot;:&quot;ACM Press&quot;,&quot;title&quot;:&quot;A survey of computational kits for young children&quot;,&quot;event-title&quot;:&quot;the 17th ACM 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ublisher-place&quot;:&quot;Trondheim, Norway&quot;,&quot;language&quot;:&quot;en&quot;,&quot;type&quot;:&quot;paper-conference&quot;,&quot;issued&quot;:{&quot;date-parts&quot;:[[&quot;2018&quot;]]},&quot;container-title&quot;:&quot;Proceedings of the 17th ACM Conference on Interaction Design and Children  - IDC '18&quot;,&quot;event-place&quot;:&quot;Trondheim, Norway&quot;}}],&quot;citationID&quot;:&quot;pffqytml&quot;} RNDwyyxtinfmy"/>.</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17">
        <text:list-item>
          <text:p text:style-name="P18">Block coding vs text coding, syntax</text:p>
        </text:list-item>
        <text:list-item>
          <text:p text:style-name="P18">Design principles for game making tools, <text:reference-mark-start text:name="ZOTERO_ITEM CSL_CITATION {&quot;schema&quot;:&quot;https://github.com/citation-style-language/schema/raw/master/csl-citation.json&quot;,&quot;properties&quot;:{&quot;formattedCitation&quot;:&quot;[@kafai_connected_2016; @resnick_reflections_2005]&quot;,&quot;noteIndex&quot;:0},&quot;citationItems&quot;:[{&quot;uris&quot;:[&quot;http://zotero.org/users/1913249/items/C9RM6JHC&quot;],&quot;id&quot;:1409,&quot;uri&quot;:[&quot;http://zotero.org/users/1913249/items/C9RM6JHC&quot;],&quot;prefix&quot;:&quot;&quot;,&quot;suffix&quot;:&quot;&quot;,&quot;itemData&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ISBN&quot;:&quot;978-0-262-03537-8&quot;,&quot;title-short&quot;:&quot;Connected Gaming&quot;,&quot;publisher&quot;:&quot;MIT Press&quot;,&quot;source&quot;:&quot;Google Books&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language&quot;:&quot;en&quot;,&quot;type&quot;:&quot;book&quot;,&quot;issued&quot;:{&quot;date-parts&quot;:[[&quot;2016&quot;,12,23]]},&quot;number-of-pages&quot;:&quot;221&quot;,&quot;citation-key&quot;:&quot;kafai_connected_2016&quot;}},{&quot;uris&quot;:[&quot;http://zotero.org/users/1913249/items/VWHA2FJX&quot;],&quot;id&quot;:1095,&quot;uri&quot;:[&quot;http://zotero.org/users/1913249/items/VWHA2FJX&quot;],&quot;prefix&quot;:&quot;&quot;,&quot;suffix&quot;:&quot;&quot;,&quot;itemData&quot;:{&quot;page&quot;:&quot;117–122&quot;,&quot;id&quot;:&quot;resnick_reflections_2005&quot;,&quot;accessed&quot;:{&quot;date-parts&quot;:[[&quot;2015&quot;,5,9]]},&quot;title&quot;:&quot;Some reflections on designing construction kits for kids&quot;,&quot;source&quot;:&quot;Google Scholar&quot;,&quot;container-title&quot;:&quot;Proceedings of the 2005 conference on Interaction design and children&quot;,&quot;URL&quot;:&quot;http://dl.acm.org/citation.cfm?id=1109556&quot;,&quot;author&quot;:[{&quot;given&quot;:&quot;Mitchel&quot;,&quot;family&quot;:&quot;Resnick&quot;},{&quot;given&quot;:&quot;Brian&quot;,&quot;family&quot;:&quot;Silverman&quot;}],&quot;type&quot;:&quot;paper-conference&quot;,&quot;issued&quot;:{&quot;date-parts&quot;:[[&quot;2005&quot;]]},&quot;publisher&quot;:&quot;ACM&quot;,&quot;citation-key&quot;:&quot;resnick_reflections_2005&quot;}}],&quot;citationID&quot;:&quot;mwzelutx&quot;} RNDgtzikooqem"/>&lt;Do Zotero Refresh: [@kafai_connected_2016; @resnick_reflections_2005]&gt;<text:reference-mark-end text:name="ZOTERO_ITEM CSL_CITATION {&quot;schema&quot;:&quot;https://github.com/citation-style-language/schema/raw/master/csl-citation.json&quot;,&quot;properties&quot;:{&quot;formattedCitation&quot;:&quot;[@kafai_connected_2016; @resnick_reflections_2005]&quot;,&quot;noteIndex&quot;:0},&quot;citationItems&quot;:[{&quot;uris&quot;:[&quot;http://zotero.org/users/1913249/items/C9RM6JHC&quot;],&quot;id&quot;:1409,&quot;uri&quot;:[&quot;http://zotero.org/users/1913249/items/C9RM6JHC&quot;],&quot;prefix&quot;:&quot;&quot;,&quot;suffix&quot;:&quot;&quot;,&quot;itemData&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ISBN&quot;:&quot;978-0-262-03537-8&quot;,&quot;title-short&quot;:&quot;Connected Gaming&quot;,&quot;publisher&quot;:&quot;MIT Press&quot;,&quot;source&quot;:&quot;Google Books&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language&quot;:&quot;en&quot;,&quot;type&quot;:&quot;book&quot;,&quot;issued&quot;:{&quot;date-parts&quot;:[[&quot;2016&quot;,12,23]]},&quot;number-of-pages&quot;:&quot;221&quot;,&quot;citation-key&quot;:&quot;kafai_connected_2016&quot;}},{&quot;uris&quot;:[&quot;http://zotero.org/users/1913249/items/VWHA2FJX&quot;],&quot;id&quot;:1095,&quot;uri&quot;:[&quot;http://zotero.org/users/1913249/items/VWHA2FJX&quot;],&quot;prefix&quot;:&quot;&quot;,&quot;suffix&quot;:&quot;&quot;,&quot;itemData&quot;:{&quot;page&quot;:&quot;117–122&quot;,&quot;id&quot;:&quot;resnick_reflections_2005&quot;,&quot;accessed&quot;:{&quot;date-parts&quot;:[[&quot;2015&quot;,5,9]]},&quot;title&quot;:&quot;Some reflections on designing construction kits for kids&quot;,&quot;source&quot;:&quot;Google Scholar&quot;,&quot;container-title&quot;:&quot;Proceedings of the 2005 conference on Interaction design and children&quot;,&quot;URL&quot;:&quot;http://dl.acm.org/citation.cfm?id=1109556&quot;,&quot;author&quot;:[{&quot;given&quot;:&quot;Mitchel&quot;,&quot;family&quot;:&quot;Resnick&quot;},{&quot;given&quot;:&quot;Brian&quot;,&quot;family&quot;:&quot;Silverman&quot;}],&quot;type&quot;:&quot;paper-conference&quot;,&quot;issued&quot;:{&quot;date-parts&quot;:[[&quot;2005&quot;]]},&quot;publisher&quot;:&quot;ACM&quot;,&quot;citation-key&quot;:&quot;resnick_reflections_2005&quot;}}],&quot;citationID&quot;:&quot;mwzelutx&quot;} RNDgtzikooqem"/> ()</text:p>
        </text:list-item>
        <text:list-item>
          <text:p text:style-name="P18">Barriers in using support material for code examples- mapping, understanding, <text:reference-mark-start text:name="ZOTERO_ITEM CSL_CITATION {&quot;schema&quot;:&quot;https://github.com/citation-style-language/schema/raw/master/csl-citation.json&quot;,&quot;properties&quot;:{&quot;formattedCitation&quot;:&quot;[@wang_novices_2021]&quot;,&quot;noteIndex&quot;:0},&quot;citationItems&quot;:[{&quot;uris&quot;:[&quot;http://zotero.org/users/1913249/items/D6ZVJHNB&quot;],&quot;id&quot;:8698,&quot;uri&quot;:[&quot;http://zotero.org/users/1913249/items/D6ZVJHNB&quot;],&quot;prefix&quot;:&quot;&quot;,&quot;suffix&quot;:&quot;&quot;,&quot;itemData&quot;:{&quot;page&quot;:&quot;394–400&quot;,&quot;collection-title&quot;:&quot;ITiCSE '21&quot;,&quot;DOI&quot;:&quot;10.1145/3430665.3456370&quot;,&quot;ISBN&quot;:&quot;978-1-4503-8214-4&quot;,&quot;source&quot;:&quot;ACM Digital Library&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citation-key&quot;:&quot;wang_novices_2021&quot;,&quot;id&quot;:&quot;wang_novices_2021&quot;,&quot;publisher-place&quot;:&quot;New York, NY, USA&quot;,&quot;URL&quot;:&quot;https://dl.acm.org/doi/10.1145/3430665.3456370&quot;,&quot;publisher&quot;:&quot;Association for Computing Machine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title&quot;:&quot;Novices' Learning Barriers When Using Code Examples in Open-Ended Programming&quot;,&quot;accessed&quot;:{&quot;date-parts&quot;:[[&quot;2023&quot;,6,12]]},&quot;type&quot;:&quot;paper-conference&quot;,&quot;issued&quot;:{&quot;date-parts&quot;:[[&quot;2021&quot;,6,26]]},&quot;container-title&quot;:&quot;Proceedings of the 26th ACM Conference on Innovation and Technology in Computer Science Education V. 1&quot;,&quot;event-place&quot;:&quot;New York, NY, USA&quot;}}],&quot;citationID&quot;:&quot;jrxfpwcj&quot;} RNDfqprpbooga"/>&lt;Do Zotero Refresh: [@wang_novices_2021]&gt;<text:reference-mark-end text:name="ZOTERO_ITEM CSL_CITATION {&quot;schema&quot;:&quot;https://github.com/citation-style-language/schema/raw/master/csl-citation.json&quot;,&quot;properties&quot;:{&quot;formattedCitation&quot;:&quot;[@wang_novices_2021]&quot;,&quot;noteIndex&quot;:0},&quot;citationItems&quot;:[{&quot;uris&quot;:[&quot;http://zotero.org/users/1913249/items/D6ZVJHNB&quot;],&quot;id&quot;:8698,&quot;uri&quot;:[&quot;http://zotero.org/users/1913249/items/D6ZVJHNB&quot;],&quot;prefix&quot;:&quot;&quot;,&quot;suffix&quot;:&quot;&quot;,&quot;itemData&quot;:{&quot;page&quot;:&quot;394–400&quot;,&quot;collection-title&quot;:&quot;ITiCSE '21&quot;,&quot;DOI&quot;:&quot;10.1145/3430665.3456370&quot;,&quot;ISBN&quot;:&quot;978-1-4503-8214-4&quot;,&quot;source&quot;:&quot;ACM Digital Library&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citation-key&quot;:&quot;wang_novices_2021&quot;,&quot;id&quot;:&quot;wang_novices_2021&quot;,&quot;publisher-place&quot;:&quot;New York, NY, USA&quot;,&quot;URL&quot;:&quot;https://dl.acm.org/doi/10.1145/3430665.3456370&quot;,&quot;publisher&quot;:&quot;Association for Computing Machine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title&quot;:&quot;Novices' Learning Barriers When Using Code Examples in Open-Ended Programming&quot;,&quot;accessed&quot;:{&quot;date-parts&quot;:[[&quot;2023&quot;,6,12]]},&quot;type&quot;:&quot;paper-conference&quot;,&quot;issued&quot;:{&quot;date-parts&quot;:[[&quot;2021&quot;,6,26]]},&quot;container-title&quot;:&quot;Proceedings of the 26th ACM Conference on Innovation and Technology in Computer Science Education V. 1&quot;,&quot;event-place&quot;:&quot;New York, NY, USA&quot;}}],&quot;citationID&quot;:&quot;jrxfpwcj&quot;} RNDfqprpbooga"/></text:p>
        </text:list-item>
      </text:list>
      <text:p text:style-name="First_20_paragraph">Scratch and GSM merit particular examination as mini-case studies. The</text:p>
      <text:list text:style-name="L18">
        <text:list-item>
          <text:p text:style-name="P19">Scratch and community element.</text:p>
        </text:list-item>
        <text:list-item>
          <text:p text:style-name="P19">Remix as a feature: <text:reference-mark-start text:name="ZOTERO_ITEM CSL_CITATION {&quot;schema&quot;:&quot;https://github.com/citation-style-language/schema/raw/master/csl-citation.json&quot;,&quot;properties&quot;:{&quot;formattedCitation&quot;:&quot;[@amanullah_evaluating_2019]&quot;,&quot;noteIndex&quot;:0},&quot;citationItems&quot;:[{&quot;uris&quot;:[&quot;http://zotero.org/users/1913249/items/BB7BFTD6&quot;],&quot;id&quot;:9090,&quot;uri&quot;:[&quot;http://zotero.org/users/1913249/items/BB7BFTD6&quot;],&quot;prefix&quot;:&quot;&quot;,&quot;suffix&quot;:&quot;&quot;,&quot;itemData&quot;:{&quot;page&quot;:&quot;1-8&quot;,&quot;DOI&quot;:&quot;10.1109/FIE43999.2019.9028475&quot;,&quot;ISBN&quot;:&quot;978-1-7281-1746-1&quot;,&quot;source&quot;:&quot;DOI.org (Crossref)&quot;,&quot;author&quot;:[{&quot;given&quot;:&quot;Kashif&quot;,&quot;family&quot;:&quot;Amanullah&quot;},{&quot;given&quot;:&quot;Tim&quot;,&quot;family&quot;:&quot;Bell&quot;}],&quot;citation-key&quot;:&quot;amanullah_evaluating_2019&quot;,&quot;id&quot;:&quot;amanullah_evaluating_2019&quot;,&quot;accessed&quot;:{&quot;date-parts&quot;:[[&quot;2023&quot;,12,1]]},&quot;URL&quot;:&quot;https://ieeexplore.ieee.org/document/9028475/&quot;,&quot;publisher&quot;:&quot;IEEE&quot;,&quot;title&quot;:&quot;Evaluating the Use of Remixing in Scratch Projects Based on Repertoire, Lines of Code (LOC), and Elementary Patterns&quot;,&quot;event-title&quot;:&quot;2019 IEEE Frontiers in Education Conference (FI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publisher-place&quot;:&quot;Covington, KY, USA&quot;,&quot;language&quot;:&quot;en&quot;,&quot;type&quot;:&quot;paper-conference&quot;,&quot;issued&quot;:{&quot;date-parts&quot;:[[&quot;2019&quot;,10]]},&quot;container-title&quot;:&quot;2019 IEEE Frontiers in Education Conference (FIE)&quot;,&quot;event-place&quot;:&quot;Covington, KY, USA&quot;}}],&quot;citationID&quot;:&quot;iaypuxye&quot;} RNDlmuqzehwjx"/>&lt;Do Zotero Refresh: [@amanullah_evaluating_2019]&gt;<text:reference-mark-end text:name="ZOTERO_ITEM CSL_CITATION {&quot;schema&quot;:&quot;https://github.com/citation-style-language/schema/raw/master/csl-citation.json&quot;,&quot;properties&quot;:{&quot;formattedCitation&quot;:&quot;[@amanullah_evaluating_2019]&quot;,&quot;noteIndex&quot;:0},&quot;citationItems&quot;:[{&quot;uris&quot;:[&quot;http://zotero.org/users/1913249/items/BB7BFTD6&quot;],&quot;id&quot;:9090,&quot;uri&quot;:[&quot;http://zotero.org/users/1913249/items/BB7BFTD6&quot;],&quot;prefix&quot;:&quot;&quot;,&quot;suffix&quot;:&quot;&quot;,&quot;itemData&quot;:{&quot;page&quot;:&quot;1-8&quot;,&quot;DOI&quot;:&quot;10.1109/FIE43999.2019.9028475&quot;,&quot;ISBN&quot;:&quot;978-1-7281-1746-1&quot;,&quot;source&quot;:&quot;DOI.org (Crossref)&quot;,&quot;author&quot;:[{&quot;given&quot;:&quot;Kashif&quot;,&quot;family&quot;:&quot;Amanullah&quot;},{&quot;given&quot;:&quot;Tim&quot;,&quot;family&quot;:&quot;Bell&quot;}],&quot;citation-key&quot;:&quot;amanullah_evaluating_2019&quot;,&quot;id&quot;:&quot;amanullah_evaluating_2019&quot;,&quot;accessed&quot;:{&quot;date-parts&quot;:[[&quot;2023&quot;,12,1]]},&quot;URL&quot;:&quot;https://ieeexplore.ieee.org/document/9028475/&quot;,&quot;publisher&quot;:&quot;IEEE&quot;,&quot;title&quot;:&quot;Evaluating the Use of Remixing in Scratch Projects Based on Repertoire, Lines of Code (LOC), and Elementary Patterns&quot;,&quot;event-title&quot;:&quot;2019 IEEE Frontiers in Education Conference (FI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publisher-place&quot;:&quot;Covington, KY, USA&quot;,&quot;language&quot;:&quot;en&quot;,&quot;type&quot;:&quot;paper-conference&quot;,&quot;issued&quot;:{&quot;date-parts&quot;:[[&quot;2019&quot;,10]]},&quot;container-title&quot;:&quot;2019 IEEE Frontiers in Education Conference (FIE)&quot;,&quot;event-place&quot;:&quot;Covington, KY, USA&quot;}}],&quot;citationID&quot;:&quot;iaypuxye&quot;} RNDlmuqzehwjx"/></text:p>
        </text:list-item>
        <text:list-item>
          <text:p text:style-name="P19">Online log in</text:p>
        </text:list-item>
        <text:list-item>
          <text:p text:style-name="P19">library of assets to speed up creation</text:p>
        </text:list-item>
        <text:list-item>
          <text:p text:style-name="P19">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2">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schema&quot;:&quot;https://github.com/citation-style-language/schema/raw/master/csl-citation.json&quot;,&quot;properties&quot;:{&quot;formattedCitation&quot;:&quot;[-@papert_epistemological_1990]&quot;,&quot;noteIndex&quot;:0},&quot;citationItems&quot;:[{&quot;uris&quot;:[&quot;http://zotero.org/users/1913249/items/PN46846P&quot;],&quot;id&quot;:2017,&quot;suffix&quot;:&quot;&quot;,&quot;prefix&quot;:&quot;&quot;,&quot;uri&quot;:[&quot;http://zotero.org/users/1913249/items/PN46846P&quot;],&quot;suppress-author&quot;:true,&quot;itemData&quot;:{&quot;id&quot;:&quot;papert_epistemological_1990&quot;,&quot;accessed&quot;:{&quot;date-parts&quot;:[[&quot;2017&quot;,11,1]]},&quot;title&quot;:&quot;Epistemological Pluralism and the Revaluation of the Concrete&quot;,&quot;volume&quot;:&quot;16&quot;,&quot;container-title&quot;:&quot;Signs&quot;,&quot;URL&quot;:&quot;http://www.papert.org/articles/EpistemologicalPluralism.html&quot;,&quot;issue&quot;:&quot;1&quot;,&quot;type&quot;:&quot;article-journal&quot;,&quot;issued&quot;:{&quot;date-parts&quot;:[[&quot;1990&quot;]]},&quot;author&quot;:[{&quot;given&quot;:&quot;Seymour&quot;,&quot;family&quot;:&quot;Papert&quot;},{&quot;given&quot;:&quot;Sherry&quot;,&quot;family&quot;:&quot;Turkle&quot;}],&quot;citation-key&quot;:&quot;papert_epistemological_1990&quot;}}],&quot;citationID&quot;:&quot;tmhydwqs&quot;} RNDyehefqedfy"/>&lt;Do Zotero Refresh: [-@papert_epistemological_1990]&gt;<text:reference-mark-end text:name="ZOTERO_ITEM CSL_CITATION {&quot;schema&quot;:&quot;https://github.com/citation-style-language/schema/raw/master/csl-citation.json&quot;,&quot;properties&quot;:{&quot;formattedCitation&quot;:&quot;[-@papert_epistemological_1990]&quot;,&quot;noteIndex&quot;:0},&quot;citationItems&quot;:[{&quot;uris&quot;:[&quot;http://zotero.org/users/1913249/items/PN46846P&quot;],&quot;id&quot;:2017,&quot;suffix&quot;:&quot;&quot;,&quot;prefix&quot;:&quot;&quot;,&quot;uri&quot;:[&quot;http://zotero.org/users/1913249/items/PN46846P&quot;],&quot;suppress-author&quot;:true,&quot;itemData&quot;:{&quot;id&quot;:&quot;papert_epistemological_1990&quot;,&quot;accessed&quot;:{&quot;date-parts&quot;:[[&quot;2017&quot;,11,1]]},&quot;title&quot;:&quot;Epistemological Pluralism and the Revaluation of the Concrete&quot;,&quot;volume&quot;:&quot;16&quot;,&quot;container-title&quot;:&quot;Signs&quot;,&quot;URL&quot;:&quot;http://www.papert.org/articles/EpistemologicalPluralism.html&quot;,&quot;issue&quot;:&quot;1&quot;,&quot;type&quot;:&quot;article-journal&quot;,&quot;issued&quot;:{&quot;date-parts&quot;:[[&quot;1990&quot;]]},&quot;author&quot;:[{&quot;given&quot;:&quot;Seymour&quot;,&quot;family&quot;:&quot;Papert&quot;},{&quot;given&quot;:&quot;Sherry&quot;,&quot;family&quot;:&quot;Turkle&quot;}],&quot;citation-key&quot;:&quot;papert_epistemological_1990&quot;}}],&quot;citationID&quot;:&quot;tmhydwqs&quot;} RNDyehefqedfy"/>.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schema&quot;:&quot;https://github.com/citation-style-language/schema/raw/master/csl-citation.json&quot;,&quot;properties&quot;:{&quot;formattedCitation&quot;:&quot;[@wing_computational_2008]&quot;,&quot;noteIndex&quot;:0},&quot;citationItems&quot;:[{&quot;uris&quot;:[&quot;http://zotero.org/users/1913249/items/CQ6F79QS&quot;],&quot;id&quot;:1293,&quot;uri&quot;:[&quot;http://zotero.org/users/1913249/items/CQ6F79QS&quot;],&quot;prefix&quot;:&quot;&quot;,&quot;suffix&quot;:&quot;&quot;,&quot;itemData&quot;:{&quot;page&quot;:&quot;3717-3725&quot;,&quot;id&quot;:&quot;wing_computational_2008&quot;,&quot;volume&quot;:&quot;366&quot;,&quot;DOI&quot;:&quot;10.1098/rsta.2008.0118&quot;,&quot;title&quot;:&quot;Computational thinking and thinking about computing&quot;,&quot;URL&quot;:&quot;http://rsta.royalsocietypublishing.org/cgi/doi/10.1098/rsta.2008.0118&quot;,&quot;author&quot;:[{&quot;given&quot;:&quot;J. M&quot;,&quot;family&quot;:&quot;Wing&quot;}],&quot;source&quot;:&quot;CrossRef&quot;,&quot;ISSN&quot;:&quot;1364-503X, 1471-2962&quot;,&quot;container-title&quot;:&quot;Philosophical Transactions of the Royal Society A: Mathematical, Physical and Engineering Sciences&quot;,&quot;issue&quot;:&quot;1881&quot;,&quot;language&quot;:&quot;en&quot;,&quot;type&quot;:&quot;article-journal&quot;,&quot;issued&quot;:{&quot;date-parts&quot;:[[&quot;2008&quot;,10,28]]},&quot;accessed&quot;:{&quot;date-parts&quot;:[[&quot;2016&quot;,8,8]]},&quot;citation-key&quot;:&quot;wing_computational_2008&quot;}}],&quot;citationID&quot;:&quot;aedmqxcp&quot;} RNDbkmlhgxoea"/>&lt;Do Zotero Refresh: [@wing_computational_2008]&gt;<text:reference-mark-end text:name="ZOTERO_ITEM CSL_CITATION {&quot;schema&quot;:&quot;https://github.com/citation-style-language/schema/raw/master/csl-citation.json&quot;,&quot;properties&quot;:{&quot;formattedCitation&quot;:&quot;[@wing_computational_2008]&quot;,&quot;noteIndex&quot;:0},&quot;citationItems&quot;:[{&quot;uris&quot;:[&quot;http://zotero.org/users/1913249/items/CQ6F79QS&quot;],&quot;id&quot;:1293,&quot;uri&quot;:[&quot;http://zotero.org/users/1913249/items/CQ6F79QS&quot;],&quot;prefix&quot;:&quot;&quot;,&quot;suffix&quot;:&quot;&quot;,&quot;itemData&quot;:{&quot;page&quot;:&quot;3717-3725&quot;,&quot;id&quot;:&quot;wing_computational_2008&quot;,&quot;volume&quot;:&quot;366&quot;,&quot;DOI&quot;:&quot;10.1098/rsta.2008.0118&quot;,&quot;title&quot;:&quot;Computational thinking and thinking about computing&quot;,&quot;URL&quot;:&quot;http://rsta.royalsocietypublishing.org/cgi/doi/10.1098/rsta.2008.0118&quot;,&quot;author&quot;:[{&quot;given&quot;:&quot;J. M&quot;,&quot;family&quot;:&quot;Wing&quot;}],&quot;source&quot;:&quot;CrossRef&quot;,&quot;ISSN&quot;:&quot;1364-503X, 1471-2962&quot;,&quot;container-title&quot;:&quot;Philosophical Transactions of the Royal Society A: Mathematical, Physical and Engineering Sciences&quot;,&quot;issue&quot;:&quot;1881&quot;,&quot;language&quot;:&quot;en&quot;,&quot;type&quot;:&quot;article-journal&quot;,&quot;issued&quot;:{&quot;date-parts&quot;:[[&quot;2008&quot;,10,28]]},&quot;accessed&quot;:{&quot;date-parts&quot;:[[&quot;2016&quot;,8,8]]},&quot;citation-key&quot;:&quot;wing_computational_2008&quot;}}],&quot;citationID&quot;:&quot;aedmqxcp&quot;} RNDbkmlhgxoea"/>.</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schema&quot;:&quot;https://github.com/citation-style-language/schema/raw/master/csl-citation.json&quot;,&quot;properties&quot;:{&quot;formattedCitation&quot;:&quot;[@papert_childrens_1993, p. 143]&quot;,&quot;noteIndex&quot;:0},&quot;citationItems&quot;:[{&quot;uris&quot;:[&quot;http://zotero.org/users/1913249/items/ZWUAZAZN&quot;],&quot;id&quot;:1131,&quot;uri&quot;:[&quot;http://zotero.org/users/1913249/items/ZWUAZAZN&quot;],&quot;locator&quot;:&quot; 143&quot;,&quot;prefix&quot;:&quot;&quot;,&quot;itemData&quot;:{&quot;id&quot;:&quot;papert_childrens_1993&quot;,&quot;publisher-place&quot;:&quot;New York&quot;,&quot;ISBN&quot;:&quot;0-465-01830-0 978-0-465-01830-7 0-465-01063-6 978-0-465-01063-9 0-7450-1603-0 978-0-7450-1603-0&quot;,&quot;title-short&quot;:&quot;The children's machine&quot;,&quot;publisher&quot;:&quot;BasicBooks&quot;,&quot;source&quot;:&quot;Open WorldCat&quot;,&quot;author&quot;:[{&quot;given&quot;:&quot;Seymour&quot;,&quot;family&quot;:&quot;Papert&quot;}],&quot;title&quot;:&quot;The children's machine: rethinking school in the age of the computer&quot;,&quot;language&quot;:&quot;English&quot;,&quot;type&quot;:&quot;book&quot;,&quot;issued&quot;:{&quot;date-parts&quot;:[[&quot;1993&quot;]]},&quot;event-place&quot;:&quot;New York&quot;,&quot;citation-key&quot;:&quot;papert_childrens_1993&quot;}}],&quot;citationID&quot;:&quot;lvtjzanf&quot;} RNDrsixqibtus"/>&lt;Do Zotero Refresh: [@papert_childrens_1993, p. 143]&gt;<text:reference-mark-end text:name="ZOTERO_ITEM CSL_CITATION {&quot;schema&quot;:&quot;https://github.com/citation-style-language/schema/raw/master/csl-citation.json&quot;,&quot;properties&quot;:{&quot;formattedCitation&quot;:&quot;[@papert_childrens_1993, p. 143]&quot;,&quot;noteIndex&quot;:0},&quot;citationItems&quot;:[{&quot;uris&quot;:[&quot;http://zotero.org/users/1913249/items/ZWUAZAZN&quot;],&quot;id&quot;:1131,&quot;uri&quot;:[&quot;http://zotero.org/users/1913249/items/ZWUAZAZN&quot;],&quot;locator&quot;:&quot; 143&quot;,&quot;prefix&quot;:&quot;&quot;,&quot;itemData&quot;:{&quot;id&quot;:&quot;papert_childrens_1993&quot;,&quot;publisher-place&quot;:&quot;New York&quot;,&quot;ISBN&quot;:&quot;0-465-01830-0 978-0-465-01830-7 0-465-01063-6 978-0-465-01063-9 0-7450-1603-0 978-0-7450-1603-0&quot;,&quot;title-short&quot;:&quot;The children's machine&quot;,&quot;publisher&quot;:&quot;BasicBooks&quot;,&quot;source&quot;:&quot;Open WorldCat&quot;,&quot;author&quot;:[{&quot;given&quot;:&quot;Seymour&quot;,&quot;family&quot;:&quot;Papert&quot;}],&quot;title&quot;:&quot;The children's machine: rethinking school in the age of the computer&quot;,&quot;language&quot;:&quot;English&quot;,&quot;type&quot;:&quot;book&quot;,&quot;issued&quot;:{&quot;date-parts&quot;:[[&quot;1993&quot;]]},&quot;event-place&quot;:&quot;New York&quot;,&quot;citation-key&quot;:&quot;papert_childrens_1993&quot;}}],&quot;citationID&quot;:&quot;lvtjzanf&quot;} RNDrsixqibtus"/>.</text:p>
      <text:p text:style-name="Text_20_body">Kafai and Peppler also address the issues of gender identities and game design <text:reference-mark-start text:name="ZOTERO_ITEM CSL_CITATION {&quot;schema&quot;:&quot;https://github.com/citation-style-language/schema/raw/master/csl-citation.json&quot;,&quot;properties&quot;:{&quot;formattedCitation&quot;:&quot;[@kafai_beyond_2014]&quot;,&quot;noteIndex&quot;:0},&quot;citationItems&quot;:[{&quot;uris&quot;:[&quot;http://zotero.org/users/1913249/items/XCATBQNK&quot;],&quot;id&quot;:3759,&quot;uri&quot;:[&quot;http://zotero.org/users/1913249/items/XCATBQNK&quot;],&quot;prefix&quot;:&quot;&quot;,&quot;suffix&quot;:&quot;&quot;,&quot;itemData&quot;:{&quot;page&quot;:&quot;21:21–21:28&quot;,&quot;collection-title&quot;:&quot;Gender IT '14&quot;,&quot;ISBN&quot;:&quot;978-1-4503-2105-1&quot;,&quot;title-short&quot;:&quot;Beyond game design for broadening participation&quot;,&quot;source&quot;:&quot;ACM Digital Library&quot;,&quot;author&quot;:[{&quot;given&quot;:&quot;Yasmin&quot;,&quot;family&quot;:&quot;Kafai&quot;},{&quot;given&quot;:&quot;Quinn&quot;,&quot;family&quot;:&quot;Burke&quot;}],&quot;citation-key&quot;:&quot;kafai_beyond_2014&quot;,&quot;id&quot;:&quot;kafai_beyond_2014&quot;,&quot;publisher-place&quot;:&quot;Siegen, Germany, Germany&quot;,&quot;URL&quot;:&quot;http://dl.acm.org/citation.cfm?id=2670296.2670301&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quot;:&quot;Beyond game design for broadening participation: building new clubhouses of computing for girls&quot;,&quot;accessed&quot;:{&quot;date-parts&quot;:[[&quot;2018&quot;,7,18]]},&quot;type&quot;:&quot;paper-conference&quot;,&quot;issued&quot;:{&quot;date-parts&quot;:[[&quot;2014&quot;]]},&quot;container-title&quot;:&quot;Proceedings of Gender and IT Appropriation. Science and Practice on Dialogue - Forum for Interdisciplinary Exchange&quot;,&quot;event-place&quot;:&quot;Siegen, Germany, Germany&quot;}}],&quot;citationID&quot;:&quot;rxithvep&quot;} RNDbcegdpbxyb"/>&lt;Do Zotero Refresh: [@kafai_beyond_2014]&gt;<text:reference-mark-end text:name="ZOTERO_ITEM CSL_CITATION {&quot;schema&quot;:&quot;https://github.com/citation-style-language/schema/raw/master/csl-citation.json&quot;,&quot;properties&quot;:{&quot;formattedCitation&quot;:&quot;[@kafai_beyond_2014]&quot;,&quot;noteIndex&quot;:0},&quot;citationItems&quot;:[{&quot;uris&quot;:[&quot;http://zotero.org/users/1913249/items/XCATBQNK&quot;],&quot;id&quot;:3759,&quot;uri&quot;:[&quot;http://zotero.org/users/1913249/items/XCATBQNK&quot;],&quot;prefix&quot;:&quot;&quot;,&quot;suffix&quot;:&quot;&quot;,&quot;itemData&quot;:{&quot;page&quot;:&quot;21:21–21:28&quot;,&quot;collection-title&quot;:&quot;Gender IT '14&quot;,&quot;ISBN&quot;:&quot;978-1-4503-2105-1&quot;,&quot;title-short&quot;:&quot;Beyond game design for broadening participation&quot;,&quot;source&quot;:&quot;ACM Digital Library&quot;,&quot;author&quot;:[{&quot;given&quot;:&quot;Yasmin&quot;,&quot;family&quot;:&quot;Kafai&quot;},{&quot;given&quot;:&quot;Quinn&quot;,&quot;family&quot;:&quot;Burke&quot;}],&quot;citation-key&quot;:&quot;kafai_beyond_2014&quot;,&quot;id&quot;:&quot;kafai_beyond_2014&quot;,&quot;publisher-place&quot;:&quot;Siegen, Germany, Germany&quot;,&quot;URL&quot;:&quot;http://dl.acm.org/citation.cfm?id=2670296.2670301&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quot;:&quot;Beyond game design for broadening participation: building new clubhouses of computing for girls&quot;,&quot;accessed&quot;:{&quot;date-parts&quot;:[[&quot;2018&quot;,7,18]]},&quot;type&quot;:&quot;paper-conference&quot;,&quot;issued&quot;:{&quot;date-parts&quot;:[[&quot;2014&quot;]]},&quot;container-title&quot;:&quot;Proceedings of Gender and IT Appropriation. Science and Practice on Dialogue - Forum for Interdisciplinary Exchange&quot;,&quot;event-place&quot;:&quot;Siegen, Germany, Germany&quot;}}],&quot;citationID&quot;:&quot;rxithvep&quot;} RNDbcegdpbxyb"/> asking how to create new communities and learning environments which align with values of participants rather than aiming to break into existing ones.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schema&quot;:&quot;https://github.com/citation-style-language/schema/raw/master/csl-citation.json&quot;,&quot;properties&quot;:{&quot;formattedCitation&quot;:&quot;[@roque_engaging_nodate; @roque_becoming_2018]&quot;,&quot;noteIndex&quot;:0},&quot;citationItems&quot;:[{&quot;uris&quot;:[&quot;http://zotero.org/users/1913249/items/HQWRSNXL&quot;],&quot;id&quot;:3048,&quot;uri&quot;:[&quot;http://zotero.org/users/1913249/items/HQWRSNXL&quot;],&quot;prefix&quot;:&quot;&quot;,&quot;suffix&quot;:&quot;&quot;,&quot;itemData&quot;:{&quot;page&quot;:&quot;2&quot;,&quot;id&quot;:&quot;roque_engaging_nodate&quot;,&quot;title&quot;:&quot;Engaging Parents as Creative Learning Partners in Computing&quot;,&quot;source&quot;:&quot;Zotero&quot;,&quot;author&quot;:[{&quot;given&quot;:&quot;Ricarose&quot;,&quot;family&quot;:&quot;Roque&quot;},{&quot;given&quot;:&quot;Karina&quot;,&quot;family&quot;:&quot;Lin&quot;},{&quot;given&quot;:&quot;Richard&quot;,&quot;family&quot;:&quot;Liuzzi&quot;}],&quot;language&quot;:&quot;en&quot;,&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citation-key&quot;:&quot;roque_engaging_nodate&quot;}},{&quot;uris&quot;:[&quot;http://zotero.org/users/1913249/items/XLTF7MAT&quot;],&quot;id&quot;:2772,&quot;uri&quot;:[&quot;http://zotero.org/users/1913249/items/XLTF7MAT&quot;],&quot;prefix&quot;:&quot;&quot;,&quot;suffix&quot;:&quot;&quot;,&quot;itemData&quot;:{&quot;page&quot;:&quot;8&quot;,&quot;id&quot;:&quot;roque_becoming_2018&quot;,&quot;title&quot;:&quot;Becoming Facilitators of Creative Computing in Out-of-School Settings&quot;,&quot;source&quot;:&quot;Zotero&quot;,&quot;author&quot;:[{&quot;given&quot;:&quot;Ricarose&quot;,&quot;family&quot;:&quot;Roque&quot;},{&quot;given&quot;:&quot;Rupal&quot;,&quot;family&quot;:&quot;Jain&quot;}],&quot;language&quot;:&quot;en&quot;,&quot;type&quot;:&quot;article-journal&quot;,&quot;issued&quot;:{&quot;date-parts&quot;:[[&quot;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citation-key&quot;:&quot;roque_becoming_2018&quot;}}],&quot;citationID&quot;:&quot;ymgpepmv&quot;} RNDynpsfgqnay"/>&lt;Do Zotero Refresh: [@roque_engaging_nodate; @roque_becoming_2018]&gt;<text:reference-mark-end text:name="ZOTERO_ITEM CSL_CITATION {&quot;schema&quot;:&quot;https://github.com/citation-style-language/schema/raw/master/csl-citation.json&quot;,&quot;properties&quot;:{&quot;formattedCitation&quot;:&quot;[@roque_engaging_nodate; @roque_becoming_2018]&quot;,&quot;noteIndex&quot;:0},&quot;citationItems&quot;:[{&quot;uris&quot;:[&quot;http://zotero.org/users/1913249/items/HQWRSNXL&quot;],&quot;id&quot;:3048,&quot;uri&quot;:[&quot;http://zotero.org/users/1913249/items/HQWRSNXL&quot;],&quot;prefix&quot;:&quot;&quot;,&quot;suffix&quot;:&quot;&quot;,&quot;itemData&quot;:{&quot;page&quot;:&quot;2&quot;,&quot;id&quot;:&quot;roque_engaging_nodate&quot;,&quot;title&quot;:&quot;Engaging Parents as Creative Learning Partners in Computing&quot;,&quot;source&quot;:&quot;Zotero&quot;,&quot;author&quot;:[{&quot;given&quot;:&quot;Ricarose&quot;,&quot;family&quot;:&quot;Roque&quot;},{&quot;given&quot;:&quot;Karina&quot;,&quot;family&quot;:&quot;Lin&quot;},{&quot;given&quot;:&quot;Richard&quot;,&quot;family&quot;:&quot;Liuzzi&quot;}],&quot;language&quot;:&quot;en&quot;,&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citation-key&quot;:&quot;roque_engaging_nodate&quot;}},{&quot;uris&quot;:[&quot;http://zotero.org/users/1913249/items/XLTF7MAT&quot;],&quot;id&quot;:2772,&quot;uri&quot;:[&quot;http://zotero.org/users/1913249/items/XLTF7MAT&quot;],&quot;prefix&quot;:&quot;&quot;,&quot;suffix&quot;:&quot;&quot;,&quot;itemData&quot;:{&quot;page&quot;:&quot;8&quot;,&quot;id&quot;:&quot;roque_becoming_2018&quot;,&quot;title&quot;:&quot;Becoming Facilitators of Creative Computing in Out-of-School Settings&quot;,&quot;source&quot;:&quot;Zotero&quot;,&quot;author&quot;:[{&quot;given&quot;:&quot;Ricarose&quot;,&quot;family&quot;:&quot;Roque&quot;},{&quot;given&quot;:&quot;Rupal&quot;,&quot;family&quot;:&quot;Jain&quot;}],&quot;language&quot;:&quot;en&quot;,&quot;type&quot;:&quot;article-journal&quot;,&quot;issued&quot;:{&quot;date-parts&quot;:[[&quot;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citation-key&quot;:&quot;roque_becoming_2018&quot;}}],&quot;citationID&quot;:&quot;ymgpepmv&quot;} RNDynpsfgqnay"/>.</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2">Gender related identities</text:span> - Important to caution against gender stereo-typing and identity in relation to computers <text:reference-mark-start text:name="ZOTERO_ITEM CSL_CITATION {&quot;schema&quot;:&quot;https://github.com/citation-style-language/schema/raw/master/csl-citation.json&quot;,&quot;properties&quot;:{&quot;formattedCitation&quot;:&quot;[@pelletier_gaming_2008]&quot;,&quot;noteIndex&quot;:0},&quot;citationItems&quot;:[{&quot;uris&quot;:[&quot;http://zotero.org/users/1913249/items/CI3UYB78&quot;],&quot;id&quot;:2943,&quot;uri&quot;:[&quot;http://zotero.org/users/1913249/items/CI3UYB78&quot;],&quot;prefix&quot;:&quot;&quot;,&quot;suffix&quot;:&quot;&quot;,&quot;itemData&quot;:{&quot;page&quot;:&quot;145-159&quot;,&quot;title&quot;:&quot;Gaming in Context: How Young People Construct Their Gendered Identities in Playing and Making Games&quot;,&quot;title-short&quot;:&quot;Gaming in Context&quot;,&quot;source&quot;:&quot;discovery.ucl.ac.uk&quot;,&quot;container-title&quot;:&quot;Beyond Barbie and Mortal Kombat: New Perspectives on Gender and Gaming&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citation-key&quot;:&quot;pelletier_gaming_2008&quot;,&quot;id&quot;:&quot;pelletier_gaming_2008&quot;,&quot;publisher-place&quot;:&quot;Cambridge, MA&quot;,&quot;URL&quot;:&quot;http://discovery.ucl.ac.uk/1561023/&quot;,&quot;abstract&quot;:&quot;UCL Discovery is UCL's open access repository, showcasing and providing access to UCL research outputs from all UCL disciplines.&quot;,&quot;author&quot;:[{&quot;given&quot;:&quot;C.&quot;,&quot;family&quot;:&quot;Pelletier&quot;}],&quot;accessed&quot;:{&quot;date-parts&quot;:[[&quot;2018&quot;,7,19]]},&quot;type&quot;:&quot;chapter&quot;,&quot;issued&quot;:{&quot;date-parts&quot;:[[&quot;2008&quot;]]},&quot;publisher&quot;:&quot;MIT Press&quot;,&quot;event-place&quot;:&quot;Cambridge, MA&quot;}}],&quot;citationID&quot;:&quot;jfnkhrql&quot;} RNDgsiftgravw"/>&lt;Do Zotero Refresh: [@pelletier_gaming_2008]&gt;<text:reference-mark-end text:name="ZOTERO_ITEM CSL_CITATION {&quot;schema&quot;:&quot;https://github.com/citation-style-language/schema/raw/master/csl-citation.json&quot;,&quot;properties&quot;:{&quot;formattedCitation&quot;:&quot;[@pelletier_gaming_2008]&quot;,&quot;noteIndex&quot;:0},&quot;citationItems&quot;:[{&quot;uris&quot;:[&quot;http://zotero.org/users/1913249/items/CI3UYB78&quot;],&quot;id&quot;:2943,&quot;uri&quot;:[&quot;http://zotero.org/users/1913249/items/CI3UYB78&quot;],&quot;prefix&quot;:&quot;&quot;,&quot;suffix&quot;:&quot;&quot;,&quot;itemData&quot;:{&quot;page&quot;:&quot;145-159&quot;,&quot;title&quot;:&quot;Gaming in Context: How Young People Construct Their Gendered Identities in Playing and Making Games&quot;,&quot;title-short&quot;:&quot;Gaming in Context&quot;,&quot;source&quot;:&quot;discovery.ucl.ac.uk&quot;,&quot;container-title&quot;:&quot;Beyond Barbie and Mortal Kombat: New Perspectives on Gender and Gaming&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citation-key&quot;:&quot;pelletier_gaming_2008&quot;,&quot;id&quot;:&quot;pelletier_gaming_2008&quot;,&quot;publisher-place&quot;:&quot;Cambridge, MA&quot;,&quot;URL&quot;:&quot;http://discovery.ucl.ac.uk/1561023/&quot;,&quot;abstract&quot;:&quot;UCL Discovery is UCL's open access repository, showcasing and providing access to UCL research outputs from all UCL disciplines.&quot;,&quot;author&quot;:[{&quot;given&quot;:&quot;C.&quot;,&quot;family&quot;:&quot;Pelletier&quot;}],&quot;accessed&quot;:{&quot;date-parts&quot;:[[&quot;2018&quot;,7,19]]},&quot;type&quot;:&quot;chapter&quot;,&quot;issued&quot;:{&quot;date-parts&quot;:[[&quot;2008&quot;]]},&quot;publisher&quot;:&quot;MIT Press&quot;,&quot;event-place&quot;:&quot;Cambridge, MA&quot;}}],&quot;citationID&quot;:&quot;jfnkhrql&quot;} RNDgsiftgravw"/>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2">Race related identities</text:span></text:p>
      <text:p text:style-name="Text_20_body">In study by Thayter and Ko <text:reference-mark-start text:name="ZOTERO_ITEM CSL_CITATION {&quot;schema&quot;:&quot;https://github.com/citation-style-language/schema/raw/master/csl-citation.json&quot;,&quot;properties&quot;:{&quot;formattedCitation&quot;:&quot;[@thayer_barriers_2017]&quot;,&quot;noteIndex&quot;:0},&quot;citationItems&quot;:[{&quot;uris&quot;:[&quot;http://zotero.org/users/1913249/items/LV67TTVJ&quot;],&quot;id&quot;:9011,&quot;uri&quot;:[&quot;http://zotero.org/users/1913249/items/LV67TTVJ&quot;],&quot;prefix&quot;:&quot;&quot;,&quot;suffix&quot;:&quot;&quot;,&quot;itemData&quot;:{&quot;page&quot;:&quot;245–253&quot;,&quot;collection-title&quot;:&quot;ICER '17&quot;,&quot;DOI&quot;:&quot;10.1145/3105726.3106176&quot;,&quot;ISBN&quot;:&quot;978-1-4503-4968-0&quot;,&quot;source&quot;:&quot;ACM Digital Library&quot;,&quot;author&quot;:[{&quot;given&quot;:&quot;Kyle&quot;,&quot;family&quot;:&quot;Thayer&quot;},{&quot;given&quot;:&quot;Amy J.&quot;,&quot;family&quot;:&quot;Ko&quot;}],&quot;citation-key&quot;:&quot;thayer_barriers_2017&quot;,&quot;id&quot;:&quot;thayer_barriers_2017&quot;,&quot;publisher-place&quot;:&quot;New York, NY, USA&quot;,&quot;URL&quot;:&quot;https://dl.acm.org/doi/10.1145/3105726.3106176&quot;,&quot;publisher&quot;:&quot;Association for Computing Machinery&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title&quot;:&quot;Barriers Faced by Coding Bootcamp Students&quot;,&quot;accessed&quot;:{&quot;date-parts&quot;:[[&quot;2023&quot;,10,3]]},&quot;type&quot;:&quot;paper-conference&quot;,&quot;issued&quot;:{&quot;date-parts&quot;:[[&quot;2017&quot;,8,14]]},&quot;container-title&quot;:&quot;Proceedings of the 2017 ACM Conference on International Computing Education Research&quot;,&quot;event-place&quot;:&quot;New York, NY, USA&quot;}}],&quot;citationID&quot;:&quot;pirnwggb&quot;} RNDnxpnvytijb"/>&lt;Do Zotero Refresh: [@thayer_barriers_2017]&gt;<text:reference-mark-end text:name="ZOTERO_ITEM CSL_CITATION {&quot;schema&quot;:&quot;https://github.com/citation-style-language/schema/raw/master/csl-citation.json&quot;,&quot;properties&quot;:{&quot;formattedCitation&quot;:&quot;[@thayer_barriers_2017]&quot;,&quot;noteIndex&quot;:0},&quot;citationItems&quot;:[{&quot;uris&quot;:[&quot;http://zotero.org/users/1913249/items/LV67TTVJ&quot;],&quot;id&quot;:9011,&quot;uri&quot;:[&quot;http://zotero.org/users/1913249/items/LV67TTVJ&quot;],&quot;prefix&quot;:&quot;&quot;,&quot;suffix&quot;:&quot;&quot;,&quot;itemData&quot;:{&quot;page&quot;:&quot;245–253&quot;,&quot;collection-title&quot;:&quot;ICER '17&quot;,&quot;DOI&quot;:&quot;10.1145/3105726.3106176&quot;,&quot;ISBN&quot;:&quot;978-1-4503-4968-0&quot;,&quot;source&quot;:&quot;ACM Digital Library&quot;,&quot;author&quot;:[{&quot;given&quot;:&quot;Kyle&quot;,&quot;family&quot;:&quot;Thayer&quot;},{&quot;given&quot;:&quot;Amy J.&quot;,&quot;family&quot;:&quot;Ko&quot;}],&quot;citation-key&quot;:&quot;thayer_barriers_2017&quot;,&quot;id&quot;:&quot;thayer_barriers_2017&quot;,&quot;publisher-place&quot;:&quot;New York, NY, USA&quot;,&quot;URL&quot;:&quot;https://dl.acm.org/doi/10.1145/3105726.3106176&quot;,&quot;publisher&quot;:&quot;Association for Computing Machinery&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title&quot;:&quot;Barriers Faced by Coding Bootcamp Students&quot;,&quot;accessed&quot;:{&quot;date-parts&quot;:[[&quot;2023&quot;,10,3]]},&quot;type&quot;:&quot;paper-conference&quot;,&quot;issued&quot;:{&quot;date-parts&quot;:[[&quot;2017&quot;,8,14]]},&quot;container-title&quot;:&quot;Proceedings of the 2017 ACM Conference on International Computing Education Research&quot;,&quot;event-place&quot;:&quot;New York, NY, USA&quot;}}],&quot;citationID&quot;:&quot;pirnwggb&quot;} RNDnxpnvytijb"/> the work of Margolis et al is analysed using concepts from communities of practice, type of barriers, and personal obstacles [(<text:span text:style-name="T2">margolis_stuck_2008?</text:span>);]</text:p>
      <text:p text:style-name="P20">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schema&quot;:&quot;https://github.com/citation-style-language/schema/raw/master/csl-citation.json&quot;,&quot;properties&quot;:{&quot;formattedCitation&quot;:&quot;[@disalvo_saving_2014; @disalvo_glitch_2009-1; @disalvo_learning_2008]&quot;,&quot;noteIndex&quot;:0},&quot;citationItems&quot;:[{&quot;uris&quot;:[&quot;http://zotero.org/users/1913249/items/HKBNN53C&quot;],&quot;id&quot;:2650,&quot;uri&quot;:[&quot;http://zotero.org/users/1913249/items/HKBNN53C&quot;],&quot;prefix&quot;:&quot;&quot;,&quot;suffix&quot;:&quot;&quot;,&quot;itemData&quot;:{&quot;page&quot;:&quot;272-315&quot;,&quot;DOI&quot;:&quot;10.1080/10508406.2014.893434&quot;,&quot;title&quot;:&quot;Saving Face While Geeking Out: Video Game Testing as a Justification for Learning Computer Science&quot;,&quot;title-short&quot;:&quot;Saving Face While Geeking Out&quot;,&quot;ISSN&quot;:&quot;1050-8406&quot;,&quot;author&quot;:[{&quot;given&quot;:&quot;Betsy&quot;,&quot;family&quot;:&quot;DiSalvo&quot;},{&quot;given&quot;:&quot;Mark&quot;,&quot;family&quot;:&quot;Guzdial&quot;},{&quot;given&quot;:&quot;Amy&quot;,&quot;family&quot;:&quot;Bruckman&quot;},{&quot;given&quot;:&quot;Tom&quot;,&quot;family&quot;:&quot;McKlin&quot;}],&quot;citation-key&quot;:&quot;disalvo_saving_2014&quot;,&quot;id&quot;:&quot;disalvo_saving_2014&quot;,&quot;accessed&quot;:{&quot;date-parts&quot;:[[&quot;2018&quot;,7,16]]},&quot;volume&quot;:&quot;23&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URL&quot;:&quot;https://doi.org/10.1080/10508406.2014.893434&quot;,&quot;issue&quot;:&quot;3&quot;,&quot;type&quot;:&quot;article-journal&quot;,&quot;issued&quot;:{&quot;date-parts&quot;:[[&quot;2014&quot;,7,3]]},&quot;source&quot;:&quot;Taylor and Francis+NEJM&quot;,&quot;container-title&quot;:&quot;Journal of the Learning Sciences&quot;}},{&quot;uris&quot;:[&quot;http://zotero.org/users/1913249/items/9GLLZLMB&quot;],&quot;id&quot;:2670,&quot;uri&quot;:[&quot;http://zotero.org/users/1913249/items/9GLLZLMB&quot;],&quot;prefix&quot;:&quot;&quot;,&quot;suffix&quot;:&quot;&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quot;disalvo_glitch_2009-1&quot;,&quot;title&quot;:&quot;Glitch Game Testers: African American Men Breaking Open the Console&quot;,&quot;page&quot;:&quot;7&quot;,&quot;event-title&quot;:&quot;DiGRA&quot;,&quot;container-title&quot;:&quot;Breaking New Ground: Innovation in Games, Play, Practice and Theory.&quot;,&quot;source&quot;:&quot;Zotero&quot;,&quot;language&quot;:&quot;en&quot;,&quot;type&quot;:&quot;paper-conference&quot;,&quot;issued&quot;:{&quot;date-parts&quot;:[[&quot;2009&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citation-key&quot;:&quot;disalvo_glitch_2009-1&quot;}},{&quot;uris&quot;:[&quot;http://zotero.org/users/1913249/items/XMLVAMHU&quot;],&quot;id&quot;:2651,&quot;uri&quot;:[&quot;http://zotero.org/users/1913249/items/XMLVAMHU&quot;],&quot;prefix&quot;:&quot;&quot;,&quot;suffix&quot;:&quot;&quot;,&quot;itemData&quot;:{&quot;page&quot;:&quot;131-141&quot;,&quot;DOI&quot;:&quot;10.1177/1555412008314130&quot;,&quot;title&quot;:&quot;Learning in Context                                                    ,                                                             Learning in Context: Digital Games and Young Black Men             ,                      Digital Games and Young Black Men&quot;,&quot;title-short&quot;:&quot;Learning in Context                                                    ,                                                             Learning in Context&quot;,&quot;ISSN&quot;:&quot;1555-4120&quot;,&quot;container-title-short&quot;:&quot;Games and Culture&quot;,&quot;citation-key&quot;:&quot;disalvo_learning_2008&quot;,&quot;id&quot;:&quot;disalvo_learning_2008&quot;,&quot;accessed&quot;:{&quot;date-parts&quot;:[[&quot;2018&quot;,7,16]]},&quot;volume&quot;:&quot;3&quot;,&quot;URL&quot;:&quot;http://journals.sagepub.com/doi/abs/10.1177/1555412008314130&quot;,&quot;issue&quot;:&quot;2&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source&quot;:&quot;SAGE Journals&quot;,&quot;language&quot;:&quot;en&quot;,&quot;type&quot;:&quot;article-journal&quot;,&quot;issued&quot;:{&quot;date-parts&quot;:[[&quot;2008&quot;,4,1]]},&quot;container-title&quot;:&quot;Games and Culture&quot;,&quot;author&quot;:[{&quot;given&quot;:&quot;Betsy James&quot;,&quot;family&quot;:&quot;DiSalvo&quot;},{&quot;given&quot;:&quot;Kevin&quot;,&quot;family&quot;:&quot;Crowley&quot;},{&quot;given&quot;:&quot;Roy&quot;,&quot;family&quot;:&quot;Norwood&quot;}]}}],&quot;citationID&quot;:&quot;cemybcgs&quot;} RNDpczwemtuap"/>&lt;Do Zotero Refresh: [@disalvo_saving_2014; @disalvo_glitch_2009-1; @disalvo_learning_2008]&gt;<text:reference-mark-end text:name="ZOTERO_ITEM CSL_CITATION {&quot;schema&quot;:&quot;https://github.com/citation-style-language/schema/raw/master/csl-citation.json&quot;,&quot;properties&quot;:{&quot;formattedCitation&quot;:&quot;[@disalvo_saving_2014; @disalvo_glitch_2009-1; @disalvo_learning_2008]&quot;,&quot;noteIndex&quot;:0},&quot;citationItems&quot;:[{&quot;uris&quot;:[&quot;http://zotero.org/users/1913249/items/HKBNN53C&quot;],&quot;id&quot;:2650,&quot;uri&quot;:[&quot;http://zotero.org/users/1913249/items/HKBNN53C&quot;],&quot;prefix&quot;:&quot;&quot;,&quot;suffix&quot;:&quot;&quot;,&quot;itemData&quot;:{&quot;page&quot;:&quot;272-315&quot;,&quot;DOI&quot;:&quot;10.1080/10508406.2014.893434&quot;,&quot;title&quot;:&quot;Saving Face While Geeking Out: Video Game Testing as a Justification for Learning Computer Science&quot;,&quot;title-short&quot;:&quot;Saving Face While Geeking Out&quot;,&quot;ISSN&quot;:&quot;1050-8406&quot;,&quot;author&quot;:[{&quot;given&quot;:&quot;Betsy&quot;,&quot;family&quot;:&quot;DiSalvo&quot;},{&quot;given&quot;:&quot;Mark&quot;,&quot;family&quot;:&quot;Guzdial&quot;},{&quot;given&quot;:&quot;Amy&quot;,&quot;family&quot;:&quot;Bruckman&quot;},{&quot;given&quot;:&quot;Tom&quot;,&quot;family&quot;:&quot;McKlin&quot;}],&quot;citation-key&quot;:&quot;disalvo_saving_2014&quot;,&quot;id&quot;:&quot;disalvo_saving_2014&quot;,&quot;accessed&quot;:{&quot;date-parts&quot;:[[&quot;2018&quot;,7,16]]},&quot;volume&quot;:&quot;23&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URL&quot;:&quot;https://doi.org/10.1080/10508406.2014.893434&quot;,&quot;issue&quot;:&quot;3&quot;,&quot;type&quot;:&quot;article-journal&quot;,&quot;issued&quot;:{&quot;date-parts&quot;:[[&quot;2014&quot;,7,3]]},&quot;source&quot;:&quot;Taylor and Francis+NEJM&quot;,&quot;container-title&quot;:&quot;Journal of the Learning Sciences&quot;}},{&quot;uris&quot;:[&quot;http://zotero.org/users/1913249/items/9GLLZLMB&quot;],&quot;id&quot;:2670,&quot;uri&quot;:[&quot;http://zotero.org/users/1913249/items/9GLLZLMB&quot;],&quot;prefix&quot;:&quot;&quot;,&quot;suffix&quot;:&quot;&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quot;disalvo_glitch_2009-1&quot;,&quot;title&quot;:&quot;Glitch Game Testers: African American Men Breaking Open the Console&quot;,&quot;page&quot;:&quot;7&quot;,&quot;event-title&quot;:&quot;DiGRA&quot;,&quot;container-title&quot;:&quot;Breaking New Ground: Innovation in Games, Play, Practice and Theory.&quot;,&quot;source&quot;:&quot;Zotero&quot;,&quot;language&quot;:&quot;en&quot;,&quot;type&quot;:&quot;paper-conference&quot;,&quot;issued&quot;:{&quot;date-parts&quot;:[[&quot;2009&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citation-key&quot;:&quot;disalvo_glitch_2009-1&quot;}},{&quot;uris&quot;:[&quot;http://zotero.org/users/1913249/items/XMLVAMHU&quot;],&quot;id&quot;:2651,&quot;uri&quot;:[&quot;http://zotero.org/users/1913249/items/XMLVAMHU&quot;],&quot;prefix&quot;:&quot;&quot;,&quot;suffix&quot;:&quot;&quot;,&quot;itemData&quot;:{&quot;page&quot;:&quot;131-141&quot;,&quot;DOI&quot;:&quot;10.1177/1555412008314130&quot;,&quot;title&quot;:&quot;Learning in Context                                                    ,                                                             Learning in Context: Digital Games and Young Black Men             ,                      Digital Games and Young Black Men&quot;,&quot;title-short&quot;:&quot;Learning in Context                                                    ,                                                             Learning in Context&quot;,&quot;ISSN&quot;:&quot;1555-4120&quot;,&quot;container-title-short&quot;:&quot;Games and Culture&quot;,&quot;citation-key&quot;:&quot;disalvo_learning_2008&quot;,&quot;id&quot;:&quot;disalvo_learning_2008&quot;,&quot;accessed&quot;:{&quot;date-parts&quot;:[[&quot;2018&quot;,7,16]]},&quot;volume&quot;:&quot;3&quot;,&quot;URL&quot;:&quot;http://journals.sagepub.com/doi/abs/10.1177/1555412008314130&quot;,&quot;issue&quot;:&quot;2&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source&quot;:&quot;SAGE Journals&quot;,&quot;language&quot;:&quot;en&quot;,&quot;type&quot;:&quot;article-journal&quot;,&quot;issued&quot;:{&quot;date-parts&quot;:[[&quot;2008&quot;,4,1]]},&quot;container-title&quot;:&quot;Games and Culture&quot;,&quot;author&quot;:[{&quot;given&quot;:&quot;Betsy James&quot;,&quot;family&quot;:&quot;DiSalvo&quot;},{&quot;given&quot;:&quot;Kevin&quot;,&quot;family&quot;:&quot;Crowley&quot;},{&quot;given&quot;:&quot;Roy&quot;,&quot;family&quot;:&quot;Norwood&quot;}]}}],&quot;citationID&quot;:&quot;cemybcgs&quot;} RNDpczwemtuap"/></text:p>
      <text:p text:style-name="Text_20_body"><text:span text:style-name="T2">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to-drop-or-merge-up."/>TO DROP OR MERGE UP.<text:bookmark-end text:name="to-drop-or-merge-up."/></text:h>
      <text:h text:style-name="Heading_20_2" text:outline-level="2"><text:bookmark-start text:name="existing-responses-to-challenges"/>Existing responses to challenges<text:bookmark-end text:name="existing-responses-to-challenges"/></text:h>
      <text:p text:style-name="First_20_paragraph">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move-to-introduction"/>Digital projects as an inclusive pedaogogy - MOVE TO INTRODUCTION<text:bookmark-end text:name="digital-projects-as-an-inclusive-pedaogogy---move-to-introduction"/></text:h>
      <text:p text:style-name="First_20_paragraph">Livingstone’s <text:reference-mark-start text:name="ZOTERO_ITEM CSL_CITATION {&quot;schema&quot;:&quot;https://github.com/citation-style-language/schema/raw/master/csl-citation.json&quot;,&quot;properties&quot;:{&quot;formattedCitation&quot;:&quot;[@livingstone_next_2011]&quot;,&quot;noteIndex&quot;:0},&quot;citationItems&quot;:[{&quot;uris&quot;:[&quot;http://zotero.org/users/1913249/items/VBXU3WDU&quot;],&quot;id&quot;:3457,&quot;uri&quot;:[&quot;http://zotero.org/users/1913249/items/VBXU3WDU&quot;],&quot;prefix&quot;:&quot;&quot;,&quot;suffix&quot;:&quot;&quot;,&quot;itemData&quot;:{&quot;author&quot;:[{&quot;given&quot;:&quot;Ian&quot;,&quot;family&quot;:&quot;Livingstone&quot;},{&quot;given&quot;:&quot;Alex&quot;,&quot;family&quot;:&quot;Hope&quot;}],&quot;type&quot;:&quot;report&quot;,&quot;publisher&quot;:&quot;National Endowment for Science, Technology and the Arts (NESTA),&quot;,&quot;title&quot;:&quot;Next Gen: Transforming the UK into the world’s leading talent hub for the video games and visual effects industries&quot;,&quot;issued&quot;:{&quot;date-parts&quot;:[[&quot;2011&quot;]]},&quot;id&quot;:&quot;livingstone_next_2011&quot;,&quot;citation-key&quot;:&quot;livingstone_next_2011&quot;}}],&quot;citationID&quot;:&quot;ttxcuych&quot;} RNDgvctheytcz"/>&lt;Do Zotero Refresh: [@livingstone_next_2011]&gt;<text:reference-mark-end text:name="ZOTERO_ITEM CSL_CITATION {&quot;schema&quot;:&quot;https://github.com/citation-style-language/schema/raw/master/csl-citation.json&quot;,&quot;properties&quot;:{&quot;formattedCitation&quot;:&quot;[@livingstone_next_2011]&quot;,&quot;noteIndex&quot;:0},&quot;citationItems&quot;:[{&quot;uris&quot;:[&quot;http://zotero.org/users/1913249/items/VBXU3WDU&quot;],&quot;id&quot;:3457,&quot;uri&quot;:[&quot;http://zotero.org/users/1913249/items/VBXU3WDU&quot;],&quot;prefix&quot;:&quot;&quot;,&quot;suffix&quot;:&quot;&quot;,&quot;itemData&quot;:{&quot;author&quot;:[{&quot;given&quot;:&quot;Ian&quot;,&quot;family&quot;:&quot;Livingstone&quot;},{&quot;given&quot;:&quot;Alex&quot;,&quot;family&quot;:&quot;Hope&quot;}],&quot;type&quot;:&quot;report&quot;,&quot;publisher&quot;:&quot;National Endowment for Science, Technology and the Arts (NESTA),&quot;,&quot;title&quot;:&quot;Next Gen: Transforming the UK into the world’s leading talent hub for the video games and visual effects industries&quot;,&quot;issued&quot;:{&quot;date-parts&quot;:[[&quot;2011&quot;]]},&quot;id&quot;:&quot;livingstone_next_2011&quot;,&quot;citation-key&quot;:&quot;livingstone_next_2011&quot;}}],&quot;citationID&quot;:&quot;ttxcuych&quot;} RNDgvctheytcz"/>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he After the Reboot report <text:reference-mark-start text:name="ZOTERO_ITEM CSL_CITATION {&quot;schema&quot;:&quot;https://github.com/citation-style-language/schema/raw/master/csl-citation.json&quot;,&quot;properties&quot;:{&quot;formattedCitation&quot;:&quot;[@waite_pedagogy_2017]&quot;,&quot;noteIndex&quot;:0},&quot;citationItems&quot;:[{&quot;uris&quot;:[&quot;http://zotero.org/users/1913249/items/R4M4KKC8&quot;],&quot;id&quot;:3869,&quot;uri&quot;:[&quot;http://zotero.org/users/1913249/items/R4M4KKC8&quot;],&quot;prefix&quot;:&quot;&quot;,&quot;suffix&quot;:&quot;&quot;,&quot;itemData&quot;:{&quot;page&quot;:&quot;90&quot;,&quot;id&quot;:&quot;waite_pedagogy_2017&quot;,&quot;title&quot;:&quot;Pedagogy in teaching Computer Science in schools: A Literature Review&quot;,&quot;source&quot;:&quot;Zotero&quot;,&quot;author&quot;:[{&quot;given&quot;:&quot;Jane&quot;,&quot;family&quot;:&quot;Waite&quot;}],&quot;URL&quot;:&quot;https://royalsociety.org/%7E/media/policy/projects/computing-education/literature-review-pedagogy-in-teaching.pdf&quot;,&quot;language&quot;:&quot;en&quot;,&quot;type&quot;:&quot;report&quot;,&quot;issued&quot;:{&quot;date-parts&quot;:[[&quot;2017&quot;]]},&quot;publisher&quot;:&quot;Royal Society&quot;,&quot;citation-key&quot;:&quot;waite_pedagogy_2017&quot;}}],&quot;citationID&quot;:&quot;visllrip&quot;} RNDdcjdrcwpfr"/>&lt;Do Zotero Refresh: [@waite_pedagogy_2017]&gt;<text:reference-mark-end text:name="ZOTERO_ITEM CSL_CITATION {&quot;schema&quot;:&quot;https://github.com/citation-style-language/schema/raw/master/csl-citation.json&quot;,&quot;properties&quot;:{&quot;formattedCitation&quot;:&quot;[@waite_pedagogy_2017]&quot;,&quot;noteIndex&quot;:0},&quot;citationItems&quot;:[{&quot;uris&quot;:[&quot;http://zotero.org/users/1913249/items/R4M4KKC8&quot;],&quot;id&quot;:3869,&quot;uri&quot;:[&quot;http://zotero.org/users/1913249/items/R4M4KKC8&quot;],&quot;prefix&quot;:&quot;&quot;,&quot;suffix&quot;:&quot;&quot;,&quot;itemData&quot;:{&quot;page&quot;:&quot;90&quot;,&quot;id&quot;:&quot;waite_pedagogy_2017&quot;,&quot;title&quot;:&quot;Pedagogy in teaching Computer Science in schools: A Literature Review&quot;,&quot;source&quot;:&quot;Zotero&quot;,&quot;author&quot;:[{&quot;given&quot;:&quot;Jane&quot;,&quot;family&quot;:&quot;Waite&quot;}],&quot;URL&quot;:&quot;https://royalsociety.org/%7E/media/policy/projects/computing-education/literature-review-pedagogy-in-teaching.pdf&quot;,&quot;language&quot;:&quot;en&quot;,&quot;type&quot;:&quot;report&quot;,&quot;issued&quot;:{&quot;date-parts&quot;:[[&quot;2017&quot;]]},&quot;publisher&quot;:&quot;Royal Society&quot;,&quot;citation-key&quot;:&quot;waite_pedagogy_2017&quot;}}],&quot;citationID&quot;:&quot;visllrip&quot;} RNDdcjdrcwpfr"/>,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schema&quot;:&quot;https://github.com/citation-style-language/schema/raw/master/csl-citation.json&quot;,&quot;properties&quot;:{&quot;formattedCitation&quot;:&quot;[-@resnick_coding_2020]&quot;,&quot;noteIndex&quot;:0},&quot;citationItems&quot;:[{&quot;uris&quot;:[&quot;http://zotero.org/users/1913249/items/VYS48CXK&quot;],&quot;id&quot;:3,&quot;suffix&quot;:&quot;&quot;,&quot;prefix&quot;:&quot;&quot;,&quot;uri&quot;:[&quot;http://zotero.org/users/1913249/items/VYS48CXK&quot;],&quot;suppress-author&quot;:true,&quot;itemData&quot;:{&quot;page&quot;:&quot;120-127&quot;,&quot;DOI&quot;:&quot;10.1145/3375546&quot;,&quot;title&quot;:&quot;Coding at a crossroads&quot;,&quot;ISSN&quot;:&quot;0001-0782, 1557-7317&quot;,&quot;container-title-short&quot;:&quot;Commun. ACM&quot;,&quot;citation-key&quot;:&quot;resnick_coding_2020&quot;,&quot;id&quot;:&quot;resnick_coding_2020&quot;,&quot;accessed&quot;:{&quot;date-parts&quot;:[[&quot;2021&quot;,12,21]]},&quot;volume&quot;:&quot;63&quot;,&quot;URL&quot;:&quot;https://dl.acm.org/doi/10.1145/3375546&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source&quot;:&quot;DOI.org (Crossref)&quot;,&quot;language&quot;:&quot;en&quot;,&quot;type&quot;:&quot;article-journal&quot;,&quot;issued&quot;:{&quot;date-parts&quot;:[[&quot;2020&quot;,10,22]]},&quot;issue&quot;:&quot;11&quot;,&quot;container-title&quot;:&quot;Communications of the ACM&quot;}}],&quot;citationID&quot;:&quot;niytdank&quot;} RNDfleilaqdmc"/>&lt;Do Zotero Refresh: [-@resnick_coding_2020]&gt;<text:reference-mark-end text:name="ZOTERO_ITEM CSL_CITATION {&quot;schema&quot;:&quot;https://github.com/citation-style-language/schema/raw/master/csl-citation.json&quot;,&quot;properties&quot;:{&quot;formattedCitation&quot;:&quot;[-@resnick_coding_2020]&quot;,&quot;noteIndex&quot;:0},&quot;citationItems&quot;:[{&quot;uris&quot;:[&quot;http://zotero.org/users/1913249/items/VYS48CXK&quot;],&quot;id&quot;:3,&quot;suffix&quot;:&quot;&quot;,&quot;prefix&quot;:&quot;&quot;,&quot;uri&quot;:[&quot;http://zotero.org/users/1913249/items/VYS48CXK&quot;],&quot;suppress-author&quot;:true,&quot;itemData&quot;:{&quot;page&quot;:&quot;120-127&quot;,&quot;DOI&quot;:&quot;10.1145/3375546&quot;,&quot;title&quot;:&quot;Coding at a crossroads&quot;,&quot;ISSN&quot;:&quot;0001-0782, 1557-7317&quot;,&quot;container-title-short&quot;:&quot;Commun. ACM&quot;,&quot;citation-key&quot;:&quot;resnick_coding_2020&quot;,&quot;id&quot;:&quot;resnick_coding_2020&quot;,&quot;accessed&quot;:{&quot;date-parts&quot;:[[&quot;2021&quot;,12,21]]},&quot;volume&quot;:&quot;63&quot;,&quot;URL&quot;:&quot;https://dl.acm.org/doi/10.1145/3375546&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source&quot;:&quot;DOI.org (Crossref)&quot;,&quot;language&quot;:&quot;en&quot;,&quot;type&quot;:&quot;article-journal&quot;,&quot;issued&quot;:{&quot;date-parts&quot;:[[&quot;2020&quot;,10,22]]},&quot;issue&quot;:&quot;11&quot;,&quot;container-title&quot;:&quot;Communications of the ACM&quot;}}],&quot;citationID&quot;:&quot;niytdank&quot;} RNDfleilaqdmc"/>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 See work of Ito and partners.</text:p>
      <text:p text:style-name="Text_20_body">This was part of the narrative of Gove in 2014, it’s all online, and while he was right in part, access to these resources addresses few of the key barriers to participation.</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ADD IN HERE WHAT IS WEB LITERACY AND DIFFERENT FROM DIGITAL LIT . SEE END OF LIT REVIEW</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schema&quot;:&quot;https://github.com/citation-style-language/schema/raw/master/csl-citation.json&quot;,&quot;properties&quot;:{&quot;formattedCitation&quot;:&quot;[@mozilla_foundation_webmaker_2014]&quot;,&quot;noteIndex&quot;:0},&quot;citationItems&quot;:[{&quot;uris&quot;:[&quot;http://zotero.org/users/1913249/items/MRBIFKUU&quot;],&quot;id&quot;:1091,&quot;uri&quot;:[&quot;http://zotero.org/users/1913249/items/MRBIFKUU&quot;],&quot;prefix&quot;:&quot;&quot;,&quot;suffix&quot;:&quot;&quot;,&quot;itemData&quot;:{&quot;URL&quot;:&quot;https://wiki.mozilla.org/Webmaker/Whitepaper&quot;,&quot;author&quot;:[{&quot;literal&quot;:&quot;Mozilla Foundation&quot;}],&quot;type&quot;:&quot;webpage&quot;,&quot;accessed&quot;:{&quot;date-parts&quot;:[[&quot;2015&quot;,5,9]]},&quot;title&quot;:&quot;Webmaker Whitepaper&quot;,&quot;issued&quot;:{&quot;date-parts&quot;:[[&quot;2014&quot;]]},&quot;id&quot;:&quot;mozilla_foundation_webmaker_2014&quot;,&quot;citation-key&quot;:&quot;mozilla_foundation_webmaker_2014&quot;}}],&quot;citationID&quot;:&quot;uurxwbbn&quot;} RNDeyckpqsokv"/>&lt;Do Zotero Refresh: [@mozilla_foundation_webmaker_2014]&gt;<text:reference-mark-end text:name="ZOTERO_ITEM CSL_CITATION {&quot;schema&quot;:&quot;https://github.com/citation-style-language/schema/raw/master/csl-citation.json&quot;,&quot;properties&quot;:{&quot;formattedCitation&quot;:&quot;[@mozilla_foundation_webmaker_2014]&quot;,&quot;noteIndex&quot;:0},&quot;citationItems&quot;:[{&quot;uris&quot;:[&quot;http://zotero.org/users/1913249/items/MRBIFKUU&quot;],&quot;id&quot;:1091,&quot;uri&quot;:[&quot;http://zotero.org/users/1913249/items/MRBIFKUU&quot;],&quot;prefix&quot;:&quot;&quot;,&quot;suffix&quot;:&quot;&quot;,&quot;itemData&quot;:{&quot;URL&quot;:&quot;https://wiki.mozilla.org/Webmaker/Whitepaper&quot;,&quot;author&quot;:[{&quot;literal&quot;:&quot;Mozilla Foundation&quot;}],&quot;type&quot;:&quot;webpage&quot;,&quot;accessed&quot;:{&quot;date-parts&quot;:[[&quot;2015&quot;,5,9]]},&quot;title&quot;:&quot;Webmaker Whitepaper&quot;,&quot;issued&quot;:{&quot;date-parts&quot;:[[&quot;2014&quot;]]},&quot;id&quot;:&quot;mozilla_foundation_webmaker_2014&quot;,&quot;citation-key&quot;:&quot;mozilla_foundation_webmaker_2014&quot;}}],&quot;citationID&quot;:&quot;uurxwbbn&quot;} RNDeyckpqsokv"/>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schema&quot;:&quot;https://github.com/citation-style-language/schema/raw/master/csl-citation.json&quot;,&quot;properties&quot;:{&quot;formattedCitation&quot;:&quot;[@thorne_clubs_2015]&quot;,&quot;noteIndex&quot;:0},&quot;citationItems&quot;:[{&quot;uris&quot;:[&quot;http://zotero.org/users/1913249/items/J4X6L9CF&quot;],&quot;id&quot;:9602,&quot;uri&quot;:[&quot;http://zotero.org/users/1913249/items/J4X6L9CF&quot;],&quot;prefix&quot;:&quot;&quot;,&quot;suffix&quot;:&quot;&quot;,&quot;itemData&quot;:{&quot;id&quot;:&quot;thorne_clubs_2015&quot;,&quot;accessed&quot;:{&quot;date-parts&quot;:[[&quot;2024&quot;,7,11]]},&quot;title&quot;:&quot;Clubs: Web Literacy Basics curriculum&quot;,&quot;title-short&quot;:&quot;Clubs&quot;,&quot;author&quot;:[{&quot;given&quot;:&quot;Michelle&quot;,&quot;family&quot;:&quot;Thorne&quot;}],&quot;URL&quot;:&quot;https://michellethorne.cc/2015/03/clubs-web-literacy-basics-curriculum/&quot;,&quot;language&quot;:&quot;en-US&quot;,&quot;type&quot;:&quot;post-weblog&quot;,&quot;issued&quot;:{&quot;date-parts&quot;:[[&quot;2015&quot;]]},&quot;container-title&quot;:&quot;Mozilla Clubs&quot;,&quot;citation-key&quot;:&quot;thorne_clubs_2015&quot;}}],&quot;citationID&quot;:&quot;pxfujjcv&quot;} RNDktywvsqnqn"/>&lt;Do Zotero Refresh: [@thorne_clubs_2015]&gt;<text:reference-mark-end text:name="ZOTERO_ITEM CSL_CITATION {&quot;schema&quot;:&quot;https://github.com/citation-style-language/schema/raw/master/csl-citation.json&quot;,&quot;properties&quot;:{&quot;formattedCitation&quot;:&quot;[@thorne_clubs_2015]&quot;,&quot;noteIndex&quot;:0},&quot;citationItems&quot;:[{&quot;uris&quot;:[&quot;http://zotero.org/users/1913249/items/J4X6L9CF&quot;],&quot;id&quot;:9602,&quot;uri&quot;:[&quot;http://zotero.org/users/1913249/items/J4X6L9CF&quot;],&quot;prefix&quot;:&quot;&quot;,&quot;suffix&quot;:&quot;&quot;,&quot;itemData&quot;:{&quot;id&quot;:&quot;thorne_clubs_2015&quot;,&quot;accessed&quot;:{&quot;date-parts&quot;:[[&quot;2024&quot;,7,11]]},&quot;title&quot;:&quot;Clubs: Web Literacy Basics curriculum&quot;,&quot;title-short&quot;:&quot;Clubs&quot;,&quot;author&quot;:[{&quot;given&quot;:&quot;Michelle&quot;,&quot;family&quot;:&quot;Thorne&quot;}],&quot;URL&quot;:&quot;https://michellethorne.cc/2015/03/clubs-web-literacy-basics-curriculum/&quot;,&quot;language&quot;:&quot;en-US&quot;,&quot;type&quot;:&quot;post-weblog&quot;,&quot;issued&quot;:{&quot;date-parts&quot;:[[&quot;2015&quot;]]},&quot;container-title&quot;:&quot;Mozilla Clubs&quot;,&quot;citation-key&quot;:&quot;thorne_clubs_2015&quot;}}],&quot;citationID&quot;:&quot;pxfujjcv&quot;} RNDktywvsqnqn"/>.</text:p>
      <text:p text:style-name="Text_20_body">In 2015 I contributed a short line course called Quacking Javascript to this webmaker curriclum. In my report on the underlying pedagogical approaches <text:reference-mark-start text:name="ZOTERO_ITEM CSL_CITATION {&quot;schema&quot;:&quot;https://github.com/citation-style-language/schema/raw/master/csl-citation.json&quot;,&quot;properties&quot;:{&quot;formattedCitation&quot;:&quot;[@chesterman_webmaking_2015]&quot;,&quot;noteIndex&quot;:0},&quot;citationItems&quot;:[{&quot;uris&quot;:[&quot;http://zotero.org/users/1913249/items/UIIVWFPB&quot;],&quot;id&quot;:1019,&quot;uri&quot;:[&quot;http://zotero.org/users/1913249/items/UIIVWFPB&quot;],&quot;prefix&quot;:&quot;&quot;,&quot;suffix&quot;:&quot;&quot;,&quot;itemData&quot;:{&quot;URL&quot;:&quot;https://web.archive.org/web/20180831105358/http://digitalducks.org/blog/project-report-webmaking/&quot;,&quot;author&quot;:[{&quot;given&quot;:&quot;Mick&quot;,&quot;family&quot;:&quot;Chesterman&quot;}],&quot;type&quot;:&quot;webpage&quot;,&quot;accessed&quot;:{&quot;date-parts&quot;:[[&quot;2016&quot;,3,19]]},&quot;title&quot;:&quot;Webmaking using Javascript to promote student engagement and constructivist learning approaches at KS3&quot;,&quot;issued&quot;:{&quot;date-parts&quot;:[[&quot;2015&quot;]]},&quot;id&quot;:&quot;chesterman_webmaking_2015&quot;,&quot;citation-key&quot;:&quot;chesterman_webmaking_2015&quot;}}],&quot;citationID&quot;:&quot;pratpddf&quot;} RNDuvtericxcm"/>&lt;Do Zotero Refresh: [@chesterman_webmaking_2015]&gt;<text:reference-mark-end text:name="ZOTERO_ITEM CSL_CITATION {&quot;schema&quot;:&quot;https://github.com/citation-style-language/schema/raw/master/csl-citation.json&quot;,&quot;properties&quot;:{&quot;formattedCitation&quot;:&quot;[@chesterman_webmaking_2015]&quot;,&quot;noteIndex&quot;:0},&quot;citationItems&quot;:[{&quot;uris&quot;:[&quot;http://zotero.org/users/1913249/items/UIIVWFPB&quot;],&quot;id&quot;:1019,&quot;uri&quot;:[&quot;http://zotero.org/users/1913249/items/UIIVWFPB&quot;],&quot;prefix&quot;:&quot;&quot;,&quot;suffix&quot;:&quot;&quot;,&quot;itemData&quot;:{&quot;URL&quot;:&quot;https://web.archive.org/web/20180831105358/http://digitalducks.org/blog/project-report-webmaking/&quot;,&quot;author&quot;:[{&quot;given&quot;:&quot;Mick&quot;,&quot;family&quot;:&quot;Chesterman&quot;}],&quot;type&quot;:&quot;webpage&quot;,&quot;accessed&quot;:{&quot;date-parts&quot;:[[&quot;2016&quot;,3,19]]},&quot;title&quot;:&quot;Webmaking using Javascript to promote student engagement and constructivist learning approaches at KS3&quot;,&quot;issued&quot;:{&quot;date-parts&quot;:[[&quot;2015&quot;]]},&quot;id&quot;:&quot;chesterman_webmaking_2015&quot;,&quot;citation-key&quot;:&quot;chesterman_webmaking_2015&quot;}}],&quot;citationID&quot;:&quot;pratpddf&quot;} RNDuvtericxcm"/>,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2" text:outline-level="2"><text:bookmark-start text:name="drop-merge.-introduction-to-theoretical-framework-agency"/>4-DROP MERGE. Introduction to theoretical framework &amp; agency<text:bookmark-end text:name="drop-merge.-introduction-to-theoretical-framework-agency"/></text:h>
      <text:p text:style-name="First_20_paragraph">Given the overall concerns and motivations of the study this section addresses the following in terms of the current state of research.</text:p>
      <text:list text:style-name="L19">
        <text:list-item>
          <text:p text:style-name="P21">why not constructionism? given dominance in CDG&amp;P? (intro followed in Ch2. )</text:p>
        </text:list-item>
        <text:list-item>
          <text:p text:style-name="P21">what are we designing for in the context of this study</text:p>
        </text:list-item>
        <text:list-item>
          <text:p text:style-name="P21">what is agency in the context of this study</text:p>
        </text:list-item>
      </text:list>
      <text:h text:style-name="Heading_20_3" text:outline-level="3"><text:bookmark-start text:name="theoretical-framework"/>Theoretical framework<text:bookmark-end text:name="theoretical-framework"/></text:h>
      <text:p text:style-name="First_20_paragraph">TOO DETAILED TO EARLY - SUMMARISE BASED ON THE ABOVE MOTIVATIONS.</text:p>
      <text:p text:style-name="Text_20_body">Choosing a theoretical framework which aligns with the goals of the research questions is an important decision in undertaking a PhD study. In my role as both a practitioner and a researcher, it was vital to select a framework that could incorporate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The following sections give a short overview of these frameworks in relation to these needs. They are explored in depth in Chapter 3.</text:p>
      <text:h text:style-name="Heading_20_3" text:outline-level="3"><text:bookmark-start text:name="on-agency-and-cultural-historical-activity-theory-socio-cultural-approach"/>On agency and cultural historical activity theory / socio-cultural approach<text:bookmark-end text:name="on-agency-and-cultural-historical-activity-theory-socio-cultural-approach"/></text:h>
      <text:p text:style-name="First_20_paragraph">PERHAPS SOMEBACKGROUND ON STUDIES IN THIS AREA THAT TAKE A SOCIO CULTURAL APPROACH. WAITE / SENTENCE?</text:p>
      <text:p text:style-name="Text_20_body">GIVE A WORKING DEFINITION OF AGENCY HERE AND THE IMPORTANCE OF THAT CONCEPT TO THE STUDY.</text:p>
      <text:p text:style-name="Text_20_body">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dynamic and open to change is needed. In addition, this study, in part, explores ways in which how the motivational characteristics and navigational affordances of enthusiast and home based game making can be brought into more structured educational environments. CHAT provides an appropriate means to achieve this through its perspective of interacting systems of activity where the values and actions of one system can impact activity in another.</text:p>
      <text:p text:style-name="Text_20_body">CHAT’s rich vocabulary to describe barriers, resolutions and online going tensions in on-going project work is potentially productive in this study. The focus of barriers to participation and strategies to address them is covered by RQ1 using the phrase ‘<text:span text:style-name="T1">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text:p>
      <text:p text:style-name="Text_20_body">CHAT is optimistic but realistic in its focus on change. It approaches activity in a systemic way and contains tools to address and discuss issues of unintended consequences and push back against interventions. This is of particular relevance to the domain of technology use which is a feature of this study. As these new technologies can provide communities with tools to leverage new opportunities in a way which gives participants greater agency, a research framework which contains a toolset of concepts to describe and analyse varied dimensions of agency is beneficial. As agency and autonomy have disputed, often inter-related definitions <text:reference-mark-start text:name="ZOTERO_ITEM CSL_CITATION {&quot;schema&quot;:&quot;https://github.com/citation-style-language/schema/raw/master/csl-citation.json&quot;,&quot;properties&quot;:{&quot;formattedCitation&quot;:&quot;[@huang_autonomy_2013; @matusov_mapping_2016]&quot;,&quot;noteIndex&quot;:0},&quot;citationItems&quot;:[{&quot;uris&quot;:[&quot;http://zotero.org/users/1913249/items/PSMR8LFN&quot;],&quot;id&quot;:8822,&quot;uri&quot;:[&quot;http://zotero.org/users/1913249/items/PSMR8LFN&quot;],&quot;prefix&quot;:&quot;&quot;,&quot;suffix&quot;:&quot;&quot;,&quot;itemData&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volume&quot;:&quot;36&quot;,&quot;DOI&quot;:&quot;10.1515/cjal-2013-0002&quot;,&quot;title&quot;:&quot;Autonomy, Agency and Identity in Foreign and Second Language Education&quot;,&quot;URL&quot;:&quot;https://www.degruyter.com/document/doi/10.1515/cjal-2013-0002/html&quot;,&quot;issue&quot;:&quot;1&quot;,&quot;source&quot;:&quot;DOI.org (Crossref)&quot;,&quot;ISSN&quot;:&quot;2192-9513, 2192-9505&quot;,&quot;container-title&quot;:&quot;Chinese Journal of Applied Linguistics&quot;,&quot;author&quot;:[{&quot;given&quot;:&quot;Jing (Peter)&quot;,&quot;family&quot;:&quot;Huang&quot;},{&quot;given&quot;:&quot;Phil&quot;,&quot;family&quot;:&quot;Benson&quot;}],&quot;language&quot;:&quot;en&quot;,&quot;type&quot;:&quot;article-journal&quot;,&quot;issued&quot;:{&quot;date-parts&quot;:[[&quot;2013&quot;,1,2]]},&quot;accessed&quot;:{&quot;date-parts&quot;:[[&quot;2023&quot;,6,19]]},&quot;citation-key&quot;:&quot;huang_autonomy_2013&quot;}},{&quot;uris&quot;:[&quot;http://zotero.org/users/1913249/items/ZU33LZ9E&quot;],&quot;id&quot;:8819,&quot;uri&quot;:[&quot;http://zotero.org/users/1913249/items/ZU33LZ9E&quot;],&quot;prefix&quot;:&quot;&quot;,&quot;suffix&quot;:&quot;&quot;,&quot;itemData&quot;:{&quot;page&quot;:&quot;420-446&quot;,&quot;DOI&quot;:&quot;10.1007/s12124-015-9336-0&quot;,&quot;title&quot;:&quot;Mapping Concepts of Agency in Educational Contexts&quot;,&quot;ISSN&quot;:&quot;1936-3567&quot;,&quot;container-title-short&quot;:&quot;Integr. psych. behav.&quot;,&quot;citation-key&quot;:&quot;matusov_mapping_2016&quot;,&quot;id&quot;:&quot;matusov_mapping_2016&quot;,&quot;accessed&quot;:{&quot;date-parts&quot;:[[&quot;2023&quot;,6,19]]},&quot;volume&quot;:&quot;50&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given&quot;:&quot;Eugene&quot;,&quot;family&quot;:&quot;Matusov&quot;},{&quot;given&quot;:&quot;Katherine&quot;,&quot;non-dropping-particle&quot;:&quot;von&quot;,&quot;family&quot;:&quot;Duyke&quot;},{&quot;given&quot;:&quot;Shakhnoza&quot;,&quot;family&quot;:&quot;Kayumova&quot;}],&quot;source&quot;:&quot;Springer Link&quot;,&quot;language&quot;:&quot;en&quot;,&quot;type&quot;:&quot;article-journal&quot;,&quot;issued&quot;:{&quot;date-parts&quot;:[[&quot;2016&quot;,9,1]]},&quot;issue&quot;:&quot;3&quot;,&quot;container-title&quot;:&quot;Integrative Psychological and Behavioral Science&quot;}}],&quot;citationID&quot;:&quot;hfhryfnu&quot;} RNDydhoqwgrqv"/>&lt;Do Zotero Refresh: [@huang_autonomy_2013; @matusov_mapping_2016]&gt;<text:reference-mark-end text:name="ZOTERO_ITEM CSL_CITATION {&quot;schema&quot;:&quot;https://github.com/citation-style-language/schema/raw/master/csl-citation.json&quot;,&quot;properties&quot;:{&quot;formattedCitation&quot;:&quot;[@huang_autonomy_2013; @matusov_mapping_2016]&quot;,&quot;noteIndex&quot;:0},&quot;citationItems&quot;:[{&quot;uris&quot;:[&quot;http://zotero.org/users/1913249/items/PSMR8LFN&quot;],&quot;id&quot;:8822,&quot;uri&quot;:[&quot;http://zotero.org/users/1913249/items/PSMR8LFN&quot;],&quot;prefix&quot;:&quot;&quot;,&quot;suffix&quot;:&quot;&quot;,&quot;itemData&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volume&quot;:&quot;36&quot;,&quot;DOI&quot;:&quot;10.1515/cjal-2013-0002&quot;,&quot;title&quot;:&quot;Autonomy, Agency and Identity in Foreign and Second Language Education&quot;,&quot;URL&quot;:&quot;https://www.degruyter.com/document/doi/10.1515/cjal-2013-0002/html&quot;,&quot;issue&quot;:&quot;1&quot;,&quot;source&quot;:&quot;DOI.org (Crossref)&quot;,&quot;ISSN&quot;:&quot;2192-9513, 2192-9505&quot;,&quot;container-title&quot;:&quot;Chinese Journal of Applied Linguistics&quot;,&quot;author&quot;:[{&quot;given&quot;:&quot;Jing (Peter)&quot;,&quot;family&quot;:&quot;Huang&quot;},{&quot;given&quot;:&quot;Phil&quot;,&quot;family&quot;:&quot;Benson&quot;}],&quot;language&quot;:&quot;en&quot;,&quot;type&quot;:&quot;article-journal&quot;,&quot;issued&quot;:{&quot;date-parts&quot;:[[&quot;2013&quot;,1,2]]},&quot;accessed&quot;:{&quot;date-parts&quot;:[[&quot;2023&quot;,6,19]]},&quot;citation-key&quot;:&quot;huang_autonomy_2013&quot;}},{&quot;uris&quot;:[&quot;http://zotero.org/users/1913249/items/ZU33LZ9E&quot;],&quot;id&quot;:8819,&quot;uri&quot;:[&quot;http://zotero.org/users/1913249/items/ZU33LZ9E&quot;],&quot;prefix&quot;:&quot;&quot;,&quot;suffix&quot;:&quot;&quot;,&quot;itemData&quot;:{&quot;page&quot;:&quot;420-446&quot;,&quot;DOI&quot;:&quot;10.1007/s12124-015-9336-0&quot;,&quot;title&quot;:&quot;Mapping Concepts of Agency in Educational Contexts&quot;,&quot;ISSN&quot;:&quot;1936-3567&quot;,&quot;container-title-short&quot;:&quot;Integr. psych. behav.&quot;,&quot;citation-key&quot;:&quot;matusov_mapping_2016&quot;,&quot;id&quot;:&quot;matusov_mapping_2016&quot;,&quot;accessed&quot;:{&quot;date-parts&quot;:[[&quot;2023&quot;,6,19]]},&quot;volume&quot;:&quot;50&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given&quot;:&quot;Eugene&quot;,&quot;family&quot;:&quot;Matusov&quot;},{&quot;given&quot;:&quot;Katherine&quot;,&quot;non-dropping-particle&quot;:&quot;von&quot;,&quot;family&quot;:&quot;Duyke&quot;},{&quot;given&quot;:&quot;Shakhnoza&quot;,&quot;family&quot;:&quot;Kayumova&quot;}],&quot;source&quot;:&quot;Springer Link&quot;,&quot;language&quot;:&quot;en&quot;,&quot;type&quot;:&quot;article-journal&quot;,&quot;issued&quot;:{&quot;date-parts&quot;:[[&quot;2016&quot;,9,1]]},&quot;issue&quot;:&quot;3&quot;,&quot;container-title&quot;:&quot;Integrative Psychological and Behavioral Science&quot;}}],&quot;citationID&quot;:&quot;hfhryfnu&quot;} RNDydhoqwgrqv"/>, in Chapter 3 I explore dimensions and terms related to agency more precisely within the wider framework of activity theory.</text:p>
      <text:p text:style-name="Text_20_body"><text:span text:style-name="T2">High level overview of why not constructionism?:</text:span> Given that Papert, etc why not constructionism as a theoretical framework? I contend that there are useful tools in socio-cultural CHAT approaches that can enrich studies in this area. Additionally, in Chapter x I explore important limitations in constructionism that activity theory approaches can address.</text:p>
      <text:p text:style-name="Text_20_body">In addition, due to value of and importance of participants home use of technologies and experiences of learning, it is useful to adopt a research process in which involves participants in the evolving learning design then are engaging with and in turn the overall direction of the research process. This study outlines ways in which working with participants has yielded important contributions of novel ideas. To achieve this, I have supplemented the use of activity theory with the use of design based research (DBR) techniques.</text:p>
      <text:h text:style-name="Heading_20_3" text:outline-level="3"><text:bookmark-start text:name="on-utility-and-design-based-research"/>On utility and Design-based research<text:bookmark-end text:name="on-utility-and-design-based-research"/></text:h>
      <text:p text:style-name="First_20_paragraph">Design based research is not a uniform practice with set methodology but there is a general consensus in guiding principles. For Sandoval <text:reference-mark-start text:name="ZOTERO_ITEM CSL_CITATION {&quot;schema&quot;:&quot;https://github.com/citation-style-language/schema/raw/master/csl-citation.json&quot;,&quot;properties&quot;:{&quot;formattedCitation&quot;:&quot;[-@sandoval_conjecture_2014]&quot;,&quot;noteIndex&quot;:0},&quot;citationItems&quot;:[{&quot;uris&quot;:[&quot;http://zotero.org/users/1913249/items/LFJJQN76&quot;],&quot;id&quot;:9476,&quot;suffix&quot;:&quot;&quot;,&quot;prefix&quot;:&quot;&quot;,&quot;uri&quot;:[&quot;http://zotero.org/users/1913249/items/LFJJQN76&quot;],&quot;suppress-author&quot;:true,&quot;itemData&quot;:{&quot;page&quot;:&quot;18–36&quot;,&quot;DOI&quot;:&quot;10.1080/10508406.2013.778204&quot;,&quot;title&quot;:&quot;Conjecture Mapping: An Approach to Systematic Educational Design Research&quot;,&quot;title-short&quot;:&quot;Conjecture Mapping&quot;,&quot;ISSN&quot;:&quot;1050-8406&quot;,&quot;author&quot;:[{&quot;given&quot;:&quot;William&quot;,&quot;family&quot;:&quot;Sandoval&quot;}],&quot;citation-key&quot;:&quot;sandoval_conjecture_2014&quot;,&quot;id&quot;:&quot;sandoval_conjecture_2014&quot;,&quot;accessed&quot;:{&quot;date-parts&quot;:[[&quot;2024&quot;,5,22]]},&quot;volume&quot;:&quot;23&quot;,&quot;URL&quot;:&quot;https://doi.org/10.1080/10508406.2013.77820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ue&quot;:&quot;1&quot;,&quot;source&quot;:&quot;Taylor and Francis+NEJM&quot;,&quot;type&quot;:&quot;article-journal&quot;,&quot;issued&quot;:{&quot;date-parts&quot;:[[&quot;2014&quot;,1,2]]},&quot;publisher&quot;:&quot;Routledge&quot;,&quot;container-title&quot;:&quot;Journal of the Learning Sciences&quot;}}],&quot;citationID&quot;:&quot;vuapqtuh&quot;} RNDbweejljqci"/>&lt;Do Zotero Refresh: [-@sandoval_conjecture_2014]&gt;<text:reference-mark-end text:name="ZOTERO_ITEM CSL_CITATION {&quot;schema&quot;:&quot;https://github.com/citation-style-language/schema/raw/master/csl-citation.json&quot;,&quot;properties&quot;:{&quot;formattedCitation&quot;:&quot;[-@sandoval_conjecture_2014]&quot;,&quot;noteIndex&quot;:0},&quot;citationItems&quot;:[{&quot;uris&quot;:[&quot;http://zotero.org/users/1913249/items/LFJJQN76&quot;],&quot;id&quot;:9476,&quot;suffix&quot;:&quot;&quot;,&quot;prefix&quot;:&quot;&quot;,&quot;uri&quot;:[&quot;http://zotero.org/users/1913249/items/LFJJQN76&quot;],&quot;suppress-author&quot;:true,&quot;itemData&quot;:{&quot;page&quot;:&quot;18–36&quot;,&quot;DOI&quot;:&quot;10.1080/10508406.2013.778204&quot;,&quot;title&quot;:&quot;Conjecture Mapping: An Approach to Systematic Educational Design Research&quot;,&quot;title-short&quot;:&quot;Conjecture Mapping&quot;,&quot;ISSN&quot;:&quot;1050-8406&quot;,&quot;author&quot;:[{&quot;given&quot;:&quot;William&quot;,&quot;family&quot;:&quot;Sandoval&quot;}],&quot;citation-key&quot;:&quot;sandoval_conjecture_2014&quot;,&quot;id&quot;:&quot;sandoval_conjecture_2014&quot;,&quot;accessed&quot;:{&quot;date-parts&quot;:[[&quot;2024&quot;,5,22]]},&quot;volume&quot;:&quot;23&quot;,&quot;URL&quot;:&quot;https://doi.org/10.1080/10508406.2013.77820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ue&quot;:&quot;1&quot;,&quot;source&quot;:&quot;Taylor and Francis+NEJM&quot;,&quot;type&quot;:&quot;article-journal&quot;,&quot;issued&quot;:{&quot;date-parts&quot;:[[&quot;2014&quot;,1,2]]},&quot;publisher&quot;:&quot;Routledge&quot;,&quot;container-title&quot;:&quot;Journal of the Learning Sciences&quot;}}],&quot;citationID&quot;:&quot;vuapqtuh&quot;} RNDbweejljqci"/>, these involve joint work on a project and theoretical refinement, iterative design process involving phases of planning delivery, evaluation working towards outcomes of interest. While DBR is explored in a more nuanced way in Chapter 3, it is worth noting at this stage that it provides practical tools which are complementary with CHAT, to undertake and to represent complex learning designs taking place in authentic learning environments. In particular, DBR provides means to fulfil a key motivation of this research, to guide and to represent the evolution of a useful game making pedagogy. As remarked earlier, the format of academic research papers, even those focused on practice, often eschews methodological detail in favour of analysis and results. Hoadley notes “the usual study presents a technology fully formed as if it had risen from the oceans like Venus herself” (<text:span text:style-name="T2">hoadley_creating_2002?</text:span>). To address this issue Chapter 4 of this thesis incorporates a design narrative, a process adopted from DBR, which I explain and justify in Chapters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 - Games for a Read-Write world.</dc:title>
    <dc:description/>
    <dc:subject/>
    <meta:keyword/>
    <meta:initial-creator/>
    <dc:creator/>
    <meta:creation-date>2025-05-02T11:18:33Z</meta:creation-date>
    <dc:date>2025-05-02T11:18:3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